
<file path=META-INF/manifest.xml><?xml version="1.0" encoding="utf-8"?>
<ns0:manifest xmlns:ns0="urn:oasis:names:tc:opendocument:xmlns:manifest:1.0" ns0:version="1.2">
  <ns0:file-entry ns0:full-path="/" ns0:media-type="application/vnd.oasis.opendocument.spreadsheet" ns0:version="1.2"/>
  <ns0:file-entry ns0:full-path="settings.xml" ns0:media-type="text/xml"/>
  <ns0:file-entry ns0:full-path="styles.xml" ns0:media-type="text/xml"/>
  <ns0:file-entry ns0:full-path="meta.xml" ns0:media-type="text/xml"/>
  <ns0:file-entry ns0:full-path="content.xml" ns0:media-type="text/xml"/>
  <ns0:file-entry ns0:full-path="Configurations2/accelerator/current.xml" ns0:media-type=""/>
  <ns0:file-entry ns0:full-path="Configurations2/" ns0:media-type="application/vnd.sun.xml.ui.configuration"/>
  <ns0:file-entry ns0:full-path="manifest.rdf" ns0:media-type="application/rdf+xml"/>
</ns0:manifest>
</file>

<file path=content.xml><?xml version="1.0" encoding="utf-8"?>
<office:document-content xmlns:calcext="urn:org:documentfoundation:names:experimental:calc:xmlns:calcext:1.0" xmlns:dc="http://purl.org/dc/elements/1.1/" xmlns:draw="urn:oasis:names:tc:opendocument:xmlns:drawing:1.0" xmlns:fo="urn:oasis:names:tc:opendocument:xmlns:xsl-fo-compatible:1.0" xmlns:loext="urn:org:documentfoundation:names:experimental:office:xmlns:loext:1.0" xmlns:number="urn:oasis:names:tc:opendocument:xmlns:datastyle:1.0" xmlns:office="urn:oasis:names:tc:opendocument:xmlns:office:1.0" xmlns:style="urn:oasis:names:tc:opendocument:xmlns:style:1.0" xmlns:svg="urn:oasis:names:tc:opendocument:xmlns:svg-compatible:1.0" xmlns:table="urn:oasis:names:tc:opendocument:xmlns:table:1.0" xmlns:text="urn:oasis:names:tc:opendocument:xmlns:text:1.0" office:version="1.2">
  <office:scripts/>
  <office:font-face-decls>
    <style:font-face style:name="Aral" svg:font-family="Aral"/>
    <style:font-face style:font-pitch="variable" style:name="Arial Unicode MS" svg:font-family="'Arial Unicode MS'"/>
    <style:font-face style:font-pitch="variable" style:name="HG Mincho Light J" svg:font-family="'HG Mincho Light J'"/>
    <style:font-face style:font-adornments="Standard" style:font-pitch="variable" style:name="SUSE Sans" svg:font-family="'SUSE Sans'"/>
    <style:font-face style:font-family-generic="swiss" style:font-pitch="variable" style:name="Arial" svg:font-family="Arial"/>
    <style:font-face style:font-family-generic="swiss" style:font-pitch="variable" style:name="Liberation Sans" svg:font-family="'Liberation Sans'"/>
    <style:font-face style:font-family-generic="system" style:font-pitch="variable" style:name="Arial1" svg:font-family="Arial"/>
    <style:font-face style:font-family-generic="system" style:font-pitch="variable" style:name="DejaVu Sans" svg:font-family="'DejaVu Sans'"/>
  </office:font-face-decls>
  <office:automatic-styles>
    <number:text-style style:name="N100">
      <number:text-content/>
    </number:text-style>
    <style:style style:family="table-column" style:name="co1">
      <style:table-column-properties style:column-width="4.73mm" fo:break-before="auto"/>
    </style:style>
    <style:style style:family="table-column" style:name="co2">
      <style:table-column-properties style:column-width="33.95mm" fo:break-before="auto"/>
    </style:style>
    <style:style style:family="table-column" style:name="co3">
      <style:table-column-properties style:column-width="11.04mm" fo:break-before="auto"/>
    </style:style>
    <style:style style:family="table-column" style:name="co4">
      <style:table-column-properties style:column-width="20mm" fo:break-before="auto"/>
    </style:style>
    <style:style style:family="table-column" style:name="co5">
      <style:table-column-properties style:column-width="59.23mm" fo:break-before="auto"/>
    </style:style>
    <style:style style:family="table-column" style:name="co6">
      <style:table-column-properties style:column-width="22.67mm" fo:break-before="auto"/>
    </style:style>
    <style:style style:family="table-column" style:name="co7">
      <style:table-column-properties style:column-width="5.79mm" fo:break-before="auto"/>
    </style:style>
    <style:style style:family="table-column" style:name="co8">
      <style:table-column-properties style:column-width="5.52mm" fo:break-before="auto"/>
    </style:style>
    <style:style style:family="table-column" style:name="co9">
      <style:table-column-properties style:column-width="3.16mm" fo:break-before="auto"/>
    </style:style>
    <style:style style:family="table-column" style:name="co10">
      <style:table-column-properties style:column-width="9.74mm" fo:break-before="auto"/>
    </style:style>
    <style:style style:family="table-column" style:name="co11">
      <style:table-column-properties style:column-width="25.26mm" fo:break-before="auto"/>
    </style:style>
    <style:style style:family="table-column" style:name="co12">
      <style:table-column-properties style:column-width="22.63mm" fo:break-before="auto"/>
    </style:style>
    <style:style style:family="table-column" style:name="co13">
      <style:table-column-properties style:column-width="24.99mm" fo:break-before="auto"/>
    </style:style>
    <style:style style:family="table-column" style:name="co14">
      <style:table-column-properties style:column-width="12.89mm" fo:break-before="auto"/>
    </style:style>
    <style:style style:family="table-column" style:name="co15">
      <style:table-column-properties style:column-width="7.88mm" fo:break-before="auto"/>
    </style:style>
    <style:style style:family="table-column" style:name="co16">
      <style:table-column-properties style:column-width="46.85mm" fo:break-before="auto"/>
    </style:style>
    <style:style style:family="table-column" style:name="co17">
      <style:table-column-properties style:column-width="47.64mm" fo:break-before="auto"/>
    </style:style>
    <style:style style:family="table-column" style:name="co18">
      <style:table-column-properties style:column-width="37.24mm" fo:break-before="auto"/>
    </style:style>
    <style:style style:family="table-column" style:name="co19">
      <style:table-column-properties style:column-width="22.67mm" fo:break-before="page"/>
    </style:style>
    <style:style style:family="table-row" style:name="ro1">
      <style:table-row-properties style:row-height="4.52mm" style:use-optimal-row-height="true" fo:break-before="auto"/>
    </style:style>
    <style:style style:family="table-row" style:name="ro2">
      <style:table-row-properties style:row-height="12.1mm" style:use-optimal-row-height="true" fo:break-before="auto"/>
    </style:style>
    <style:style style:family="table" style:master-page-name="Default" style:name="ta1">
      <style:table-properties style:writing-mode="lr-tb" table:display="true"/>
    </style:style>
    <style:style style:family="table-cell" style:name="ce1" style:parent-style-name="Default">
      <style:text-properties style:font-name="Arial"/>
    </style:style>
    <style:style style:data-style-name="N100" style:family="table-cell" style:name="ce2" style:parent-style-name="Default">
      <style:table-cell-properties fo:border="none"/>
      <style:text-properties style:font-name="Arial"/>
    </style:style>
    <style:style style:data-style-name="N100" style:family="table-cell" style:name="ce3" style:parent-style-name="Default">
      <style:table-cell-properties fo:border-bottom="none" fo:border-left="0.51pt solid #000000" fo:border-right="none" fo:border-top="0.51pt solid #000000"/>
      <style:text-properties style:font-name="Arial" fo:font-weight="bold"/>
    </style:style>
    <style:style style:data-style-name="N100" style:family="table-cell" style:name="ce4" style:parent-style-name="Default">
      <style:table-cell-properties fo:border-bottom="none" fo:border-left="0.51pt solid #000000" fo:border-right="none" fo:border-top="none"/>
      <style:text-properties style:font-name="Arial"/>
    </style:style>
    <style:style style:data-style-name="N100" style:family="table-cell" style:name="ce5" style:parent-style-name="Default">
      <style:table-cell-properties fo:border-bottom="0.51pt solid #000000" fo:border-left="0.51pt solid #000000" fo:border-right="none" fo:border-top="none"/>
      <style:text-properties style:font-name="Arial"/>
    </style:style>
    <style:style style:family="table-cell" style:name="ce6" style:parent-style-name="Default">
      <style:table-cell-properties style:repeat-content="false" style:text-align-source="fix"/>
      <style:paragraph-properties fo:margin-left="0mm" fo:text-align="end"/>
      <style:text-properties style:font-name="Arial" style:font-style-asian="italic" style:font-style-complex="italic" fo:font-style="italic"/>
    </style:style>
    <style:style style:family="table-cell" style:name="ce7" style:parent-style-name="Default">
      <style:table-cell-properties fo:border-bottom="none" fo:border-left="none" fo:border-right="none" fo:border-top="0.51pt solid #000000"/>
      <style:text-properties style:font-name="Arial" fo:font-weight="bold"/>
    </style:style>
    <style:style style:family="table-cell" style:name="ce8" style:parent-style-name="Default">
      <style:table-cell-properties fo:border-bottom="0.51pt solid #000000" fo:border-left="none" fo:border-right="none" fo:border-top="none"/>
      <style:text-properties style:font-name="Arial"/>
    </style:style>
    <style:style style:family="table-cell" style:name="ce9" style:parent-style-name="Default">
      <style:table-cell-properties fo:border="none"/>
      <style:text-properties style:font-name="Arial"/>
    </style:style>
    <style:style style:family="table-cell" style:name="ce101" style:parent-style-name="Default">
      <style:text-properties style:font-name="Arial" style:font-style-asian="italic" style:font-style-complex="italic" fo:font-style="italic"/>
    </style:style>
    <style:style style:family="table-cell" style:name="ce11" style:parent-style-name="Default">
      <style:table-cell-properties fo:border-bottom="none" fo:border-left="none" fo:border-right="none" fo:border-top="0.51pt solid #000000"/>
      <style:text-properties style:font-name="Arial"/>
    </style:style>
    <style:style style:family="table-cell" style:name="ce12" style:parent-style-name="Default">
      <style:table-cell-properties style:cell-protect="none" style:print-content="true" style:repeat-content="false" style:text-align-source="fix" fo:background-color="#ffff99"/>
      <style:paragraph-properties fo:margin-left="0mm" fo:text-align="center"/>
      <style:text-properties style:font-name="Arial" style:font-style-asian="italic" style:font-style-complex="italic" fo:font-style="italic"/>
    </style:style>
    <style:style style:family="table-cell" style:name="ce13" style:parent-style-name="Default">
      <style:table-cell-properties fo:border-bottom="0.51pt solid #000000" fo:border-left="none" fo:border-right="none" fo:border-top="none"/>
      <style:text-properties style:font-name="Arial" fo:font-weight="bold"/>
    </style:style>
    <style:style style:data-style-name="N108" style:family="table-cell" style:name="ce14" style:parent-style-name="Default">
      <style:table-cell-properties style:cell-protect="none" style:print-content="true" fo:background-color="#ffff99"/>
      <style:text-properties style:font-name="Arial"/>
    </style:style>
    <style:style style:family="table-cell" style:name="ce15" style:parent-style-name="Default">
      <style:table-cell-properties style:repeat-content="false" style:text-align-source="fix"/>
      <style:paragraph-properties fo:margin-left="0mm" fo:text-align="center"/>
      <style:text-properties style:font-name="Arial"/>
    </style:style>
    <style:style style:data-style-name="N140" style:family="table-cell" style:name="ce16" style:parent-style-name="Default">
      <style:table-cell-properties style:cell-protect="none" style:print-content="true" fo:background-color="#ffff99"/>
      <style:text-properties style:font-name="Arial"/>
    </style:style>
    <style:style style:data-style-name="N140" style:family="table-cell" style:name="ce17" style:parent-style-name="Default">
      <style:table-cell-properties fo:border="0.51pt solid #000000"/>
      <style:text-properties style:font-name="Arial"/>
    </style:style>
    <style:style style:data-style-name="N140" style:family="table-cell" style:name="ce18" style:parent-style-name="Default">
      <style:table-cell-properties fo:border-bottom="none" fo:border-left="none" fo:border-right="none" fo:border-top="0.51pt solid #000000"/>
      <style:text-properties style:font-name="Arial"/>
    </style:style>
    <style:style style:family="table-cell" style:name="ce19" style:parent-style-name="Default">
      <style:table-cell-properties fo:border-bottom="none" fo:border-left="none" fo:border-right="0.51pt solid #000000" fo:border-top="0.51pt solid #000000"/>
      <style:text-properties style:font-name="Arial"/>
    </style:style>
    <style:style style:data-style-name="N140" style:family="table-cell" style:name="ce20" style:parent-style-name="Default">
      <style:table-cell-properties fo:border-bottom="none" fo:border-left="none" fo:border-right="0.51pt solid #000000" fo:border-top="none"/>
      <style:text-properties style:font-name="Arial"/>
    </style:style>
    <style:style style:data-style-name="N140" style:family="table-cell" style:name="ce21" style:parent-style-name="Default">
      <style:table-cell-properties fo:border-bottom="none" fo:border-left="none" fo:border-right="0.51pt solid #000000" fo:border-top="0.51pt solid #000000"/>
      <style:text-properties style:font-name="Arial"/>
    </style:style>
    <style:style style:data-style-name="N140" style:family="table-cell" style:name="ce22" style:parent-style-name="Default">
      <style:table-cell-properties fo:border-bottom="0.51pt solid #000000" fo:border-left="none" fo:border-right="0.51pt solid #000000" fo:border-top="0.51pt solid #000000"/>
      <style:text-properties style:font-name="Arial"/>
    </style:style>
    <style:style style:family="table-cell" style:name="ce23" style:parent-style-name="Default">
      <style:table-cell-properties style:repeat-content="false" style:rotation-angle="90" style:text-align-source="fix"/>
      <style:paragraph-properties fo:margin-left="0mm" fo:text-align="center"/>
      <style:text-properties style:font-name="Arial" style:font-size-asian="8pt" style:font-size-complex="8pt" fo:font-size="8pt"/>
    </style:style>
    <style:style style:data-style-name="N100" style:family="table-cell" style:name="ce24" style:parent-style-name="Default">
      <style:table-cell-properties fo:background-color="#e6e6e6" fo:border-bottom="none" fo:border-left="0.51pt solid #000000" fo:border-right="none" fo:border-top="0.51pt solid #000000"/>
      <style:text-properties style:font-name="Arial" fo:font-weight="bold"/>
    </style:style>
    <style:style style:family="table-cell" style:name="ce25" style:parent-style-name="Default">
      <style:table-cell-properties fo:background-color="#e6e6e6" fo:border-bottom="none" fo:border-left="0.51pt solid #000000" fo:border-right="none" fo:border-top="none"/>
      <style:text-properties style:font-name="Arial"/>
    </style:style>
    <style:style style:family="table-cell" style:name="ce26" style:parent-style-name="Default">
      <style:table-cell-properties style:cell-protect="protected" style:print-content="true" fo:background-color="#f9e4bd" fo:border-bottom="none" fo:border-left="0.51pt solid #000000" fo:border-right="none" fo:border-top="0.51pt solid #000000"/>
      <style:text-properties style:font-name="Arial"/>
    </style:style>
    <style:style style:family="table-cell" style:name="ce27" style:parent-style-name="Default">
      <style:table-cell-properties style:cell-protect="protected" style:print-content="true" fo:background-color="#f9e4bd" fo:border-bottom="none" fo:border-left="0.51pt solid #000000" fo:border-right="none" fo:border-top="none"/>
      <style:text-properties style:font-name="Arial"/>
    </style:style>
    <style:style style:family="table-cell" style:name="ce28" style:parent-style-name="Default">
      <style:table-cell-properties style:cell-protect="protected" style:print-content="true" fo:background-color="#f9e4bd" fo:border-bottom="0.51pt solid #000000" fo:border-left="0.51pt solid #000000" fo:border-right="none" fo:border-top="none"/>
      <style:text-properties style:font-name="Arial"/>
    </style:style>
    <style:style style:family="table-cell" style:name="ce29" style:parent-style-name="Default">
      <style:table-cell-properties fo:border-bottom="none" fo:border-left="0.51pt solid #000000" fo:border-right="none" fo:border-top="none"/>
      <style:text-properties style:font-name="Arial" style:text-underline-color="font-color" style:text-underline-style="solid" style:text-underline-width="auto"/>
    </style:style>
    <style:style style:family="table-cell" style:name="ce30" style:parent-style-name="Default">
      <style:table-cell-properties style:repeat-content="false" style:text-align-source="fix" fo:border-bottom="none" fo:border-left="0.51pt solid #000000" fo:border-right="none" fo:border-top="none"/>
      <style:paragraph-properties fo:margin-left="0mm" fo:text-align="center"/>
      <style:text-properties style:font-name="Arial"/>
    </style:style>
    <style:style style:family="table-cell" style:name="ce31" style:parent-style-name="Default">
      <style:table-cell-properties style:repeat-content="false" style:text-align-source="fix"/>
      <style:paragraph-properties fo:margin-left="0mm" fo:text-align="center"/>
    </style:style>
    <style:style style:family="table-cell" style:name="ce32" style:parent-style-name="Default">
      <style:table-cell-properties fo:background-color="#e6e6e6" fo:border-bottom="none" fo:border-left="none" fo:border-right="none" fo:border-top="0.51pt solid #000000"/>
      <style:text-properties style:font-name="Arial" fo:font-weight="bold"/>
    </style:style>
    <style:style style:family="table-cell" style:name="ce33" style:parent-style-name="Default">
      <style:table-cell-properties fo:background-color="#e6e6e6" fo:border="none"/>
      <style:text-properties style:font-name="Arial"/>
    </style:style>
    <style:style style:family="table-cell" style:name="ce34" style:parent-style-name="Default">
      <style:table-cell-properties fo:background-color="#e6e6e6"/>
      <style:text-properties style:font-name="Arial"/>
    </style:style>
    <style:style style:family="table-cell" style:name="ce35" style:parent-style-name="Default">
      <style:table-cell-properties style:repeat-content="false" style:text-align-source="fix" fo:background-color="#e6e6e6" fo:border="none"/>
      <style:paragraph-properties fo:margin-left="3.53mm" fo:text-align="start"/>
      <style:text-properties style:font-name="Arial" fo:font-weight="bold"/>
    </style:style>
    <style:style style:family="table-cell" style:name="ce36" style:parent-style-name="Default">
      <style:table-cell-properties fo:background-color="#e6e6e6" fo:border="none"/>
      <style:text-properties style:font-name="Arial" fo:font-weight="bold"/>
    </style:style>
    <style:style style:data-style-name="N184" style:family="table-cell" style:name="ce37" style:parent-style-name="Default">
      <style:table-cell-properties style:cell-protect="none" style:print-content="true" fo:background-color="#ffff99" fo:border="none"/>
      <style:text-properties style:font-name="Arial" fo:font-weight="bold"/>
    </style:style>
    <style:style style:data-style-name="N191" style:family="table-cell" style:name="ce38" style:parent-style-name="Default">
      <style:table-cell-properties style:cell-protect="none" style:print-content="true" fo:background-color="#ffff99" fo:border="none"/>
      <style:text-properties style:font-name="Arial" fo:font-weight="bold"/>
    </style:style>
    <style:style style:data-style-name="N185" style:family="table-cell" style:name="ce39" style:parent-style-name="Default">
      <style:table-cell-properties fo:background-color="#e6e6e6" fo:border-bottom="0.51pt solid #000000" fo:border-left="none" fo:border-right="none" fo:border-top="none"/>
      <style:text-properties style:font-name="Arial" fo:font-style="normal" fo:font-weight="bold"/>
    </style:style>
    <style:style style:family="table-cell" style:name="ce40" style:parent-style-name="Default">
      <style:table-cell-properties style:cell-protect="protected" style:print-content="true" fo:background-color="#f9e4bd" fo:border-bottom="none" fo:border-left="none" fo:border-right="none" fo:border-top="0.51pt solid #000000"/>
      <style:text-properties style:font-name="Arial"/>
    </style:style>
    <style:style style:family="table-cell" style:name="ce41" style:parent-style-name="Default">
      <style:table-cell-properties style:cell-protect="protected" style:print-content="true" fo:background-color="#f9e4bd" fo:border="none"/>
      <style:text-properties style:font-name="Arial" fo:font-weight="bold"/>
    </style:style>
    <style:style style:family="table-cell" style:name="ce42" style:parent-style-name="Default">
      <style:table-cell-properties style:repeat-content="false" style:text-align-source="fix" fo:background-color="#f9e4bd" fo:border-bottom="none" fo:border-left="0.06pt solid #000000" fo:border-right="0.06pt solid #000000" fo:border-top="0.06pt solid #000000"/>
      <style:paragraph-properties fo:margin-left="0mm" fo:text-align="center"/>
      <style:text-properties style:font-weight-asian="bold" style:font-weight-complex="bold" fo:font-weight="bold"/>
    </style:style>
    <style:style style:family="table-cell" style:name="ce43" style:parent-style-name="Default">
      <style:table-cell-properties style:cell-protect="protected" style:print-content="true" style:repeat-content="false" style:text-align-source="fix" fo:background-color="#f9e4bd" fo:border-bottom="0.06pt solid #000000" fo:border-left="0.06pt solid #000000" fo:border-right="none" fo:border-top="none"/>
      <style:paragraph-properties fo:margin-left="3.53mm" fo:text-align="start"/>
      <style:text-properties style:font-name="Arial" fo:font-weight="bold"/>
    </style:style>
    <style:style style:data-style-name="N140" style:family="table-cell" style:name="ce44" style:parent-style-name="Default">
      <style:table-cell-properties style:cell-protect="none" style:print-content="true" fo:background-color="#ffff99" fo:border-bottom="0.06pt solid #000000" fo:border-left="0.06pt solid #000000" fo:border-right="none" fo:border-top="0.06pt solid #000000"/>
      <style:text-properties style:font-name="Arial" fo:font-weight="bold"/>
    </style:style>
    <style:style style:family="table-cell" style:name="ce45" style:parent-style-name="Default">
      <style:table-cell-properties style:cell-protect="protected" style:print-content="true" style:repeat-content="false" style:text-align-source="fix" fo:background-color="#f9e4bd" fo:border-bottom="0.51pt solid #000000" fo:border-left="none" fo:border-right="none" fo:border-top="none"/>
      <style:paragraph-properties fo:margin-left="3.53mm" fo:text-align="start"/>
      <style:text-properties style:font-name="Arial" fo:font-weight="bold"/>
    </style:style>
    <style:style style:family="table-cell" style:name="ce46" style:parent-style-name="Default">
      <style:text-properties style:country-asian="DE" style:country-complex="DE" style:font-name="Arial" style:font-name-asian="HG Mincho Light J" style:font-name-complex="Arial Unicode MS" style:font-relief="none" style:font-size-asian="10pt" style:font-size-complex="10pt" style:font-style-asian="normal" style:font-style-complex="normal" style:font-weight-asian="normal" style:font-weight-complex="normal" style:language-asian="de" style:language-complex="de" style:text-emphasize="none" style:text-line-through-mode="continuous" style:text-line-through-style="none" style:text-line-through-type="none" style:text-outline="false" style:text-overline-mode="continuous" style:text-underline-mode="continuous" style:text-underline-style="none" fo:country="DE" fo:font-size="10pt" fo:font-style="normal" fo:font-weight="normal" fo:language="de" fo:text-shadow="none"/>
    </style:style>
    <style:style style:data-style-name="N186" style:family="table-cell" style:name="ce47" style:parent-style-name="Default">
      <style:table-cell-properties style:cell-protect="none" style:print-content="true" fo:background-color="#ffff99" fo:border="none"/>
      <style:text-properties style:font-name="Arial" fo:font-weight="bold"/>
    </style:style>
    <style:style style:family="table-cell" style:name="ce48" style:parent-style-name="Default">
      <style:table-cell-properties fo:background-color="#f9e4bd" fo:border-bottom="none" fo:border-left="0.06pt solid #000000" fo:border-right="0.06pt solid #000000" fo:border-top="0.06pt solid #000000"/>
    </style:style>
    <style:style style:family="table-cell" style:name="ce49" style:parent-style-name="Default">
      <style:table-cell-properties fo:background-color="#f9e4bd" fo:border-bottom="0.06pt solid #000000" fo:border-left="none" fo:border-right="0.06pt solid #000000" fo:border-top="none"/>
    </style:style>
    <style:style style:data-style-name="N140" style:family="table-cell" style:name="ce50" style:parent-style-name="Default">
      <style:table-cell-properties style:cell-protect="protected" style:print-content="true" fo:background-color="#f9e4bd" fo:border-bottom="0.06pt solid #000000" fo:border-left="none" fo:border-right="0.06pt solid #000000" fo:border-top="0.06pt solid #000000"/>
      <style:text-properties style:font-name="Arial" fo:font-weight="bold"/>
    </style:style>
    <style:style style:family="table-cell" style:name="ce51" style:parent-style-name="Default">
      <style:table-cell-properties style:cell-protect="protected" style:print-content="true" fo:background-color="#f9e4bd" fo:border-bottom="0.51pt solid #000000" fo:border-left="none" fo:border-right="none" fo:border-top="none"/>
      <style:text-properties style:font-name="Arial" fo:font-weight="bold"/>
    </style:style>
    <style:style style:family="table-cell" style:name="ce52" style:parent-style-name="Default">
      <style:text-properties style:country-asian="DE" style:country-complex="DE" style:font-name="SUSE Sans" style:font-name-asian="HG Mincho Light J" style:font-name-complex="Arial Unicode MS" style:font-relief="none" style:font-size-asian="10pt" style:font-size-complex="10pt" style:font-style-asian="normal" style:font-style-complex="normal" style:font-weight-asian="normal" style:font-weight-complex="normal" style:language-asian="de" style:language-complex="de" style:text-emphasize="none" style:text-line-through-mode="continuous" style:text-line-through-style="none" style:text-line-through-type="none" style:text-outline="false" style:text-overline-mode="continuous" style:text-underline-mode="continuous" style:text-underline-style="none" fo:country="DE" fo:font-size="10pt" fo:font-style="normal" fo:font-weight="normal" fo:language="de" fo:text-shadow="none"/>
    </style:style>
    <style:style style:family="table-cell" style:name="ce53" style:parent-style-name="Default">
      <style:table-cell-properties fo:background-color="#e6e6e6" fo:border-bottom="none" fo:border-left="none" fo:border-right="none" fo:border-top="0.51pt solid #000000"/>
      <style:text-properties style:font-name="Arial"/>
    </style:style>
    <style:style style:family="table-cell" style:name="ce54" style:parent-style-name="Default">
      <style:table-cell-properties fo:background-color="#e6e6e6"/>
      <style:text-properties style:font-name="Arial" style:font-weight-asian="bold" style:font-weight-complex="bold" fo:font-weight="bold"/>
    </style:style>
    <style:style style:family="table-cell" style:name="ce55" style:parent-style-name="Default">
      <style:table-cell-properties fo:background-color="#e6e6e6" fo:border-bottom="0.51pt solid #000000" fo:border-left="none" fo:border-right="none" fo:border-top="none"/>
      <style:text-properties style:font-name="Arial" style:font-weight-asian="bold" style:font-weight-complex="bold" fo:font-weight="bold"/>
    </style:style>
    <style:style style:family="table-cell" style:name="ce56" style:parent-style-name="Default">
      <style:table-cell-properties style:repeat-content="false" style:text-align-source="fix" fo:background-color="#f9e4bd" fo:border-bottom="0.06pt solid #000000" fo:border-left="0.06pt solid #000000" fo:border-right="0.06pt solid #000000" fo:border-top="none"/>
      <style:paragraph-properties fo:margin-left="0mm" fo:text-align="center"/>
      <style:text-properties style:font-weight-asian="bold" style:font-weight-complex="bold" fo:font-weight="bold"/>
    </style:style>
    <style:style style:data-style-name="N140" style:family="table-cell" style:name="ce57" style:parent-style-name="Default">
      <style:table-cell-properties style:repeat-content="false" style:text-align-source="fix" fo:background-color="#f9e4bd" fo:border="0.06pt solid #000000"/>
      <style:paragraph-properties fo:margin-left="0mm" fo:text-align="center"/>
      <style:text-properties style:font-weight-asian="bold" style:font-weight-complex="bold" fo:font-weight="bold"/>
    </style:style>
    <style:style style:data-style-name="N140" style:family="table-cell" style:name="ce58" style:parent-style-name="Default">
      <style:table-cell-properties fo:background-color="#e6e6e6" fo:border="none"/>
      <style:text-properties style:font-name="Arial"/>
    </style:style>
    <style:style style:data-style-name="N140" style:family="table-cell" style:name="ce59" style:parent-style-name="Default">
      <style:table-cell-properties fo:background-color="#ccffff" fo:border="none"/>
      <style:text-properties style:font-name="Arial" fo:font-weight="bold"/>
    </style:style>
    <style:style style:data-style-name="N140" style:family="table-cell" style:name="ce60" style:parent-style-name="Default">
      <style:table-cell-properties fo:background-color="#ccffff" fo:border-bottom="0.51pt solid #000000" fo:border-left="none" fo:border-right="none" fo:border-top="none"/>
      <style:text-properties style:font-name="Arial" fo:font-weight="bold"/>
    </style:style>
    <style:style style:family="table-cell" style:name="ce61" style:parent-style-name="Default">
      <style:table-cell-properties style:repeat-content="false" style:text-align-source="fix" fo:background-color="#f9e4bd"/>
      <style:paragraph-properties fo:margin-left="0mm" fo:text-align="center"/>
    </style:style>
    <style:style style:family="table-cell" style:name="ce62" style:parent-style-name="Default">
      <style:table-cell-properties style:repeat-content="false" style:text-align-source="fix" fo:background-color="#f9e4bd"/>
      <style:paragraph-properties fo:margin-left="0mm" fo:text-align="center"/>
      <style:text-properties style:font-weight-asian="bold" style:font-weight-complex="bold" fo:font-weight="bold"/>
    </style:style>
    <style:style style:data-style-name="N140" style:family="table-cell" style:name="ce63" style:parent-style-name="Default">
      <style:table-cell-properties style:cell-protect="protected" style:print-content="true" fo:background-color="#ccffff" fo:border="none"/>
      <style:text-properties style:font-name="Arial" fo:font-weight="bold"/>
    </style:style>
    <style:style style:data-style-name="N140" style:family="table-cell" style:name="ce64" style:parent-style-name="Default">
      <style:table-cell-properties style:cell-protect="protected" style:print-content="true" fo:background-color="#ccffff" fo:border-bottom="0.51pt solid #000000" fo:border-left="none" fo:border-right="none" fo:border-top="none"/>
      <style:text-properties style:font-name="Arial" fo:font-weight="bold"/>
    </style:style>
    <style:style style:family="table-cell" style:name="ce65" style:parent-style-name="Default">
      <style:table-cell-properties fo:background-color="#e6e6e6" fo:border-bottom="none" fo:border-left="none" fo:border-right="0.51pt solid #000000" fo:border-top="0.51pt solid #000000"/>
      <style:text-properties style:font-name="Arial"/>
    </style:style>
    <style:style style:family="table-cell" style:name="ce66" style:parent-style-name="Default">
      <style:table-cell-properties fo:background-color="#e6e6e6" fo:border-bottom="none" fo:border-left="none" fo:border-right="0.51pt solid #000000" fo:border-top="none"/>
      <style:text-properties style:font-name="Arial"/>
    </style:style>
    <style:style style:family="table-cell" style:name="ce67" style:parent-style-name="Default">
      <style:table-cell-properties style:cell-protect="protected" style:print-content="true" fo:background-color="#f9e4bd" fo:border-bottom="none" fo:border-left="none" fo:border-right="0.51pt solid #000000" fo:border-top="0.51pt solid #000000"/>
      <style:text-properties style:font-name="Arial"/>
    </style:style>
    <style:style style:family="table-cell" style:name="ce159" style:parent-style-name="Default">
      <style:table-cell-properties style:cell-protect="protected" style:print-content="true" fo:background-color="#f9e4bd" fo:border-bottom="none" fo:border-left="none" fo:border-right="0.51pt solid #000000" fo:border-top="none"/>
      <style:text-properties style:font-name="Arial"/>
    </style:style>
    <style:style style:family="table-cell" style:name="ce69" style:parent-style-name="Default">
      <style:table-cell-properties style:cell-protect="protected" style:print-content="true" fo:background-color="#ccffff" fo:border-bottom="none" fo:border-left="none" fo:border-right="0.51pt solid #000000" fo:border-top="none"/>
      <style:text-properties style:font-name="Arial"/>
    </style:style>
    <style:style style:family="table-cell" style:name="ce70" style:parent-style-name="Default">
      <style:table-cell-properties style:cell-protect="protected" style:print-content="true" fo:background-color="#ccffff" fo:border-bottom="0.51pt solid #000000" fo:border-left="none" fo:border-right="0.51pt solid #000000" fo:border-top="none"/>
      <style:text-properties style:font-name="Arial"/>
    </style:style>
    <style:style style:family="table-cell" style:name="ce71" style:parent-style-name="Default">
      <style:text-properties style:font-name="Aral"/>
    </style:style>
    <style:style style:family="table-cell" style:name="ce72" style:parent-style-name="Default">
      <style:text-properties style:font-name="Aral" fo:font-weight="bold"/>
    </style:style>
    <style:style style:family="table-cell" style:name="ce73" style:parent-style-name="Default">
      <style:table-cell-properties fo:background-color="#e6e6ff" fo:border-bottom="none" fo:border-left="0.51pt solid #000000" fo:border-right="none" fo:border-top="0.51pt solid #000000"/>
      <style:text-properties style:font-name="Aral" fo:font-weight="bold"/>
    </style:style>
    <style:style style:family="table-cell" style:name="ce74" style:parent-style-name="Default">
      <style:table-cell-properties fo:background-color="#e6e6ff" fo:border-bottom="none" fo:border-left="0.51pt solid #000000" fo:border-right="none" fo:border-top="none"/>
      <style:text-properties style:font-name="Aral"/>
    </style:style>
    <style:style style:family="table-cell" style:name="ce75" style:parent-style-name="Default">
      <style:table-cell-properties fo:background-color="#e6e6ff" fo:border-bottom="none" fo:border-left="0.51pt solid #000000" fo:border-right="none" fo:border-top="none"/>
      <style:text-properties style:font-name="Aral" fo:font-weight="bold"/>
    </style:style>
    <style:style style:family="table-cell" style:name="ce76" style:parent-style-name="Default">
      <style:table-cell-properties fo:background-color="#e6e6ff" fo:border-bottom="0.51pt solid #000000" fo:border-left="0.51pt solid #000000" fo:border-right="none" fo:border-top="0.51pt solid #000000"/>
      <style:text-properties style:font-name="Aral" fo:font-weight="bold"/>
    </style:style>
    <style:style style:family="table-cell" style:name="ce77" style:parent-style-name="Default">
      <style:table-cell-properties fo:background-color="#e6e6ff" fo:border-bottom="none" fo:border-left="0.51pt solid #000000" fo:border-right="none" fo:border-top="0.51pt solid #000000"/>
      <style:text-properties style:font-name="Aral" style:font-weight-asian="bold" style:font-weight-complex="bold" fo:font-weight="bold"/>
    </style:style>
    <style:style style:family="table-cell" style:name="ce78" style:parent-style-name="Default">
      <style:table-cell-properties style:cell-protect="none" style:print-content="true" fo:background-color="#ffff99" fo:border-bottom="none" fo:border-left="0.51pt solid #000000" fo:border-right="none" fo:border-top="none"/>
      <style:text-properties style:font-name="Aral"/>
    </style:style>
    <style:style style:family="table-cell" style:name="ce79" style:parent-style-name="Default">
      <style:table-cell-properties fo:background-color="#e6e6ff" fo:border-bottom="0.51pt solid #000000" fo:border-left="0.51pt solid #000000" fo:border-right="none" fo:border-top="none"/>
      <style:text-properties style:font-name="Aral" style:font-weight-asian="bold" style:font-weight-complex="bold" fo:font-weight="bold"/>
    </style:style>
    <style:style style:family="table-cell" style:name="ce80" style:parent-style-name="Default">
      <style:table-cell-properties fo:background-color="#e6e6ff" fo:border-bottom="none" fo:border-left="none" fo:border-right="none" fo:border-top="0.51pt solid #000000"/>
      <style:text-properties style:font-name="Aral"/>
    </style:style>
    <style:style style:family="table-cell" style:name="ce81" style:parent-style-name="Default">
      <style:table-cell-properties fo:background-color="#e6e6ff"/>
      <style:text-properties style:font-name="Aral"/>
    </style:style>
    <style:style style:family="table-cell" style:name="ce82" style:parent-style-name="Default">
      <style:table-cell-properties style:cell-protect="none" style:print-content="true" fo:background-color="#ffff99"/>
      <style:text-properties style:font-name="Aral"/>
    </style:style>
    <style:style style:family="table-cell" style:name="ce83" style:parent-style-name="Default">
      <style:table-cell-properties fo:background-color="#e6e6ff" fo:border-bottom="0.51pt solid #000000" fo:border-left="none" fo:border-right="none" fo:border-top="0.51pt solid #000000"/>
      <style:text-properties style:font-name="Aral" fo:font-weight="bold"/>
    </style:style>
    <style:style style:family="table-cell" style:name="ce84" style:parent-style-name="Default">
      <style:table-cell-properties style:cell-protect="none" style:print-content="true" fo:background-color="#ffff99" fo:border="none"/>
      <style:text-properties style:font-name="Aral"/>
    </style:style>
    <style:style style:family="table-cell" style:name="ce85" style:parent-style-name="Default">
      <style:table-cell-properties fo:background-color="#e6e6ff" fo:border-bottom="0.51pt solid #000000" fo:border-left="none" fo:border-right="none" fo:border-top="none"/>
      <style:text-properties style:font-name="Aral"/>
    </style:style>
    <style:style style:family="table-cell" style:name="ce86" style:parent-style-name="Default">
      <style:table-cell-properties style:repeat-content="false" style:text-align-source="fix" fo:background-color="#e6e6ff"/>
      <style:paragraph-properties fo:margin-left="0mm" fo:text-align="end"/>
      <style:text-properties style:font-name="Aral"/>
    </style:style>
    <style:style style:family="table-cell" style:name="ce87" style:parent-style-name="Default">
      <style:table-cell-properties fo:background-color="#e6e6ff" fo:border-bottom="0.51pt solid #000000" fo:border-left="none" fo:border-right="none" fo:border-top="0.51pt solid #000000"/>
      <style:text-properties style:font-name="Aral"/>
    </style:style>
    <style:style style:family="table-cell" style:name="ce88" style:parent-style-name="Default">
      <style:table-cell-properties style:repeat-content="false" style:text-align-source="fix" fo:background-color="#e6e6ff" fo:border-bottom="none" fo:border-left="none" fo:border-right="0.51pt solid #000000" fo:border-top="0.51pt solid #000000"/>
      <style:paragraph-properties fo:margin-left="0mm" fo:text-align="center"/>
      <style:text-properties style:font-name="Aral"/>
    </style:style>
    <style:style style:data-style-name="N140" style:family="table-cell" style:name="ce89" style:parent-style-name="Default">
      <style:table-cell-properties style:cell-protect="none" style:print-content="true" fo:background-color="#ffff99" fo:border-bottom="none" fo:border-left="none" fo:border-right="0.51pt solid #000000" fo:border-top="none"/>
      <style:text-properties style:font-name="Aral"/>
    </style:style>
    <style:style style:data-style-name="N140" style:family="table-cell" style:name="ce90" style:parent-style-name="Default">
      <style:table-cell-properties fo:background-color="#e6e6ff" fo:border-bottom="0.51pt solid #000000" fo:border-left="none" fo:border-right="0.51pt solid #000000" fo:border-top="0.51pt solid #000000"/>
      <style:text-properties style:font-name="Aral"/>
    </style:style>
    <style:style style:data-style-name="N140" style:family="table-cell" style:name="ce91" style:parent-style-name="Default">
      <style:table-cell-properties fo:background-color="#e6e6ff" fo:border-bottom="none" fo:border-left="none" fo:border-right="0.51pt solid #000000" fo:border-top="none"/>
      <style:text-properties style:font-name="Aral"/>
    </style:style>
    <style:style style:data-style-name="N140" style:family="table-cell" style:name="ce92" style:parent-style-name="Default">
      <style:table-cell-properties fo:background-color="#e6e6ff" fo:border-bottom="0.51pt solid #000000" fo:border-left="none" fo:border-right="0.51pt solid #000000" fo:border-top="0.51pt solid #000000"/>
      <style:text-properties style:font-name="Aral" style:font-weight-asian="normal" style:font-weight-complex="normal" fo:font-weight="normal"/>
    </style:style>
    <style:style style:family="table-cell" style:name="ce93" style:parent-style-name="Default">
      <style:table-cell-properties style:border-line-width-bottom="0.02mm 0.88mm 0.02mm" fo:background-color="#e6e6ff" fo:border-bottom="2.61pt double #000000" fo:border-left="none" fo:border-right="0.51pt solid #000000" fo:border-top="0.51pt solid #000000"/>
      <style:text-properties style:font-name="Aral" style:font-weight-asian="normal" style:font-weight-complex="normal" fo:font-weight="normal"/>
    </style:style>
    <style:style style:family="graphic" style:name="gr1">
      <style:graphic-properties draw:auto-grow-height="true" draw:auto-grow-width="false" draw:caption-escape-direction="auto" draw:fill="solid" draw:fill-color="#ffffc0" draw:marker-start="Linienende_20_1" draw:marker-start-center="false" draw:marker-start-width="2mm" draw:shadow="hidden" draw:shadow-offset-x="1mm" draw:shadow-offset-y="1mm" fo:min-height="12.34mm" fo:padding-bottom="1mm" fo:padding-left="1mm" fo:padding-right="1mm" fo:padding-top="1mm"/>
    </style:style>
    <style:style style:family="paragraph" style:name="P1">
      <style:paragraph-properties style:line-break="normal" style:text-autospace="none" style:writing-mode="page"/>
      <style:text-properties style:country-asian="DE" style:country-complex="DE" style:font-name="SUSE Sans" style:font-name-asian="HG Mincho Light J" style:font-name-complex="Arial Unicode MS" style:font-relief="none" style:font-size-asian="10pt" style:font-size-complex="10pt" style:font-style-asian="normal" style:font-style-complex="normal" style:font-weight-asian="normal" style:font-weight-complex="normal" style:language-asian="de" style:language-complex="de" style:text-emphasize="none" style:text-line-through-mode="continuous" style:text-line-through-style="none" style:text-line-through-type="none" style:text-outline="false" style:text-overline-color="font-color" style:text-overline-mode="continuous" style:text-overline-style="none" style:text-underline-mode="continuous" style:text-underline-style="none" fo:country="DE" fo:font-size="10pt" fo:font-style="normal" fo:font-weight="normal" fo:hyphenate="false" fo:language="de" fo:text-shadow="none"/>
    </style:style>
    <style:style style:family="paragraph" style:name="P2">
      <loext:graphic-properties draw:fill="solid" draw:fill-color="#ffffc0"/>
      <style:paragraph-properties style:line-break="normal" style:text-autospace="none" style:writing-mode="page"/>
      <style:text-properties style:country-asian="DE" style:country-complex="DE" style:font-name="SUSE Sans" style:font-name-asian="HG Mincho Light J" style:font-name-complex="Arial Unicode MS" style:font-relief="none" style:font-size-asian="10pt" style:font-size-complex="10pt" style:font-style-asian="normal" style:font-style-complex="normal" style:font-weight-asian="normal" style:font-weight-complex="normal" style:language-asian="de" style:language-complex="de" style:text-emphasize="none" style:text-line-through-mode="continuous" style:text-line-through-style="none" style:text-line-through-type="none" style:text-outline="false" style:text-overline-color="font-color" style:text-overline-mode="continuous" style:text-overline-style="none" style:text-underline-mode="continuous" style:text-underline-style="none" fo:country="DE" fo:font-size="10pt" fo:font-style="normal" fo:font-weight="normal" fo:hyphenate="false" fo:language="de" fo:text-shadow="none"/>
    </style:style>
    <style:style style:family="text" style:name="T1">
      <style:text-properties style:country-asian="DE" style:country-complex="DE" style:font-name="SUSE Sans" style:font-name-asian="HG Mincho Light J" style:font-name-complex="Arial Unicode MS" style:font-relief="none" style:font-size-asian="10pt" style:font-size-complex="10pt" style:font-style-asian="normal" style:font-style-complex="normal" style:font-weight-asian="normal" style:font-weight-complex="normal" style:language-asian="de" style:language-complex="de" style:text-emphasize="none" style:text-line-through-mode="continuous" style:text-line-through-style="none" style:text-line-through-type="none" style:text-outline="false" style:text-overline-color="font-color" style:text-overline-mode="continuous" style:text-overline-style="none" style:text-underline-mode="continuous" style:text-underline-style="none" fo:country="DE" fo:font-size="10pt" fo:font-style="normal" fo:font-weight="normal" fo:language="de" fo:text-shadow="none"/>
    </style:style>
  </office:automatic-styles>
  <office:body>
    <office:spreadsheet>
      <table:table table:name="Calc" table:print-ranges="Calc.A4:Calc.G45" table:style-name="ta1">
        <table:table-column table:default-cell-style-name="ce1" table:style-name="co1"/>
        <table:table-column table:default-cell-style-name="ce1" table:style-name="co2"/>
        <table:table-column table:default-cell-style-name="ce1" table:style-name="co3"/>
        <table:table-column table:default-cell-style-name="ce1" table:style-name="co4"/>
        <table:table-column table:default-cell-style-name="ce1" table:style-name="co5"/>
        <table:table-column table:default-cell-style-name="ce1" table:number-columns-repeated="2" table:style-name="co6"/>
        <table:table-column table:default-cell-style-name="ce1" table:style-name="co7"/>
        <table:table-column table:default-cell-style-name="ce1" table:style-name="co8"/>
        <table:table-column table:default-cell-style-name="ce1" table:style-name="co9"/>
        <table:table-column table:default-cell-style-name="ce1" table:style-name="co10"/>
        <table:table-column table:default-cell-style-name="ce1" table:style-name="co11"/>
        <table:table-column table:default-cell-style-name="ce1" table:style-name="co7"/>
        <table:table-column table:default-cell-style-name="ce1" table:style-name="co12"/>
        <table:table-column table:default-cell-style-name="ce1" table:style-name="co13"/>
        <table:table-column table:default-cell-style-name="ce1" table:style-name="co14"/>
        <table:table-column table:default-cell-style-name="ce1" table:number-columns-repeated="1008" table:style-name="co6"/>
        <table:table-row table:style-name="ro1">
          <table:table-cell table:number-columns-repeated="1024"/>
        </table:table-row>
        <table:table-row table:style-name="ro2">
          <table:table-cell table:style-name="ce2"/>
          <table:table-cell office:value-type="string" table:number-columns-spanned="2" table:number-rows-spanned="1" table:style-name="ce6" calcext:value-type="string">
            <text:p>Achtung: Die </text:p>
          </table:table-cell>
          <table:covered-table-cell table:style-name="ce101"/>
          <table:table-cell office:value-type="string" table:style-name="ce12" calcext:value-type="string">
            <text:p>gelben</text:p>
          </table:table-cell>
          <table:table-cell office:value-type="string" table:style-name="ce101" calcext:value-type="string">
            <text:p>Felder können überschrieben werden!</text:p>
          </table:table-cell>
          <table:table-cell table:style-name="ce101"/>
          <table:table-cell table:number-columns-repeated="2"/>
          <table:table-cell office:value-type="string" table:style-name="ce23" calcext:value-type="string">
            <text:p>Hinweise</text:p>
          </table:table-cell>
          <table:table-cell table:number-columns-repeated="1015"/>
        </table:table-row>
        <table:table-row table:style-name="ro1">
          <table:table-cell table:style-name="ce2"/>
          <table:table-cell table:number-columns-repeated="4"/>
          <table:table-cell office:value-type="string" table:style-name="ce15" calcext:value-type="string">
            <text:p>mtl.</text:p>
          </table:table-cell>
          <table:table-cell office:value-type="string" table:style-name="ce15" calcext:value-type="string">
            <text:p>p.a.</text:p>
          </table:table-cell>
          <table:table-cell table:number-columns-repeated="1017"/>
        </table:table-row>
        <table:table-row table:style-name="ro1">
          <table:table-cell office:value-type="string" table:style-name="ce3" calcext:value-type="string">
            <text:p>1.</text:p>
          </table:table-cell>
          <table:table-cell office:value-type="string" table:style-name="ce7" calcext:value-type="string">
            <text:p>Eigene Kosten (=Privatkosten)</text:p>
          </table:table-cell>
          <table:table-cell table:number-columns-repeated="4" table:style-name="ce11"/>
          <table:table-cell table:style-name="ce19"/>
          <table:table-cell table:number-columns-repeated="3"/>
          <table:table-cell office:value-type="string" table:style-name="ce24" calcext:value-type="string">
            <text:p>4.</text:p>
          </table:table-cell>
          <table:table-cell office:value-type="string" table:style-name="ce32" calcext:value-type="string">
            <text:p>Stundensatzberechnung</text:p>
          </table:table-cell>
          <table:table-cell table:style-name="ce32"/>
          <table:table-cell table:number-columns-repeated="2" table:style-name="ce53"/>
          <table:table-cell table:style-name="ce65"/>
          <table:table-cell table:number-columns-repeated="1008"/>
        </table:table-row>
        <table:table-row table:style-name="ro1">
          <table:table-cell table:style-name="ce4"/>
          <table:table-cell/>
          <table:table-cell table:style-name="Default"/>
          <table:table-cell office:value-type="string" calcext:value-type="string">
            <text:p>Lebensvers. / Rente / Berufsunfähigkeit</text:p>
          </table:table-cell>
          <table:table-cell/>
          <table:table-cell office:currency="EUR" office:value="200" office:value-type="currency" table:style-name="ce16" calcext:value-type="currency">
            <text:p>200 €</text:p>
          </table:table-cell>
          <table:table-cell office:currency="EUR" office:value="2400" office:value-type="currency" table:formula="of:=[.F5]*12" table:style-name="ce20" calcext:value-type="currency">
            <text:p>2.400 €</text:p>
          </table:table-cell>
          <table:table-cell table:style-name="Default"/>
          <table:table-cell office:value-type="string" calcext:value-type="string">
            <text:p>~</text:p>
          </table:table-cell>
          <table:table-cell/>
          <table:table-cell table:style-name="ce25"/>
          <table:table-cell table:number-columns-repeated="4" table:style-name="ce33"/>
          <table:table-cell table:style-name="ce66"/>
          <table:table-cell table:number-columns-repeated="1008"/>
        </table:table-row>
        <table:table-row table:style-name="ro1">
          <table:table-cell table:style-name="ce4"/>
          <table:table-cell/>
          <table:table-cell table:style-name="Default"/>
          <table:table-cell office:value-type="string" calcext:value-type="string">
            <text:p>Unfallversicherung</text:p>
          </table:table-cell>
          <table:table-cell/>
          <table:table-cell table:style-name="ce16"/>
          <table:table-cell office:currency="EUR" office:value="0" office:value-type="currency" table:formula="of:=[.F6]*12" table:style-name="ce20" calcext:value-type="currency">
            <text:p>0 €</text:p>
          </table:table-cell>
          <table:table-cell table:style-name="Default"/>
          <table:table-cell office:value-type="string" calcext:value-type="string">
            <text:p>~</text:p>
          </table:table-cell>
          <table:table-cell/>
          <table:table-cell table:style-name="ce25"/>
          <table:table-cell office:string-value="Eigene Kosten (=Privatkosten)" office:value-type="string" table:formula="of:=[.B4]" table:style-name="ce34" calcext:value-type="string">
            <text:p>Eigene Kosten (=Privatkosten)</text:p>
          </table:table-cell>
          <table:table-cell table:style-name="ce34"/>
          <table:table-cell table:style-name="ce33"/>
          <table:table-cell office:currency="EUR" office:value="2400" office:value-type="currency" table:formula="of:=[.G14]" table:style-name="ce58" calcext:value-type="currency">
            <text:p>2.400 €</text:p>
          </table:table-cell>
          <table:table-cell table:style-name="ce66"/>
          <table:table-cell table:number-columns-repeated="1008"/>
        </table:table-row>
        <table:table-row table:style-name="ro1">
          <table:table-cell table:style-name="ce4"/>
          <table:table-cell/>
          <table:table-cell table:style-name="Default"/>
          <table:table-cell office:value-type="string" calcext:value-type="string">
            <text:p>Krankenversicherung</text:p>
          </table:table-cell>
          <table:table-cell/>
          <table:table-cell table:style-name="ce16"/>
          <table:table-cell office:currency="EUR" office:value="0" office:value-type="currency" table:formula="of:=[.F7]*12" table:style-name="ce20" calcext:value-type="currency">
            <text:p>0 €</text:p>
          </table:table-cell>
          <table:table-cell table:style-name="Default"/>
          <table:table-cell office:value-type="string" calcext:value-type="string">
            <text:p>~</text:p>
          </table:table-cell>
          <table:table-cell/>
          <table:table-cell table:style-name="ce25"/>
          <table:table-cell office:string-value="Geschäftskosten (=Betriebskosten)" office:value-type="string" table:formula="of:=[.B15]" table:style-name="ce34" calcext:value-type="string">
            <text:p>Geschäftskosten (=Betriebskosten)</text:p>
          </table:table-cell>
          <table:table-cell table:style-name="ce34"/>
          <table:table-cell table:style-name="ce33"/>
          <table:table-cell office:currency="EUR" office:value="0" office:value-type="currency" table:formula="of:=[.G40]" table:style-name="ce58" calcext:value-type="currency">
            <text:p>0 €</text:p>
          </table:table-cell>
          <table:table-cell table:style-name="ce66"/>
          <table:table-cell table:number-columns-repeated="1008"/>
        </table:table-row>
        <table:table-row table:style-name="ro1">
          <table:table-cell table:style-name="ce4"/>
          <table:table-cell table:number-columns-repeated="2"/>
          <table:table-cell office:value-type="string" calcext:value-type="string">
            <text:p>Lebenshaltungskosten</text:p>
          </table:table-cell>
          <table:table-cell/>
          <table:table-cell table:style-name="ce16"/>
          <table:table-cell office:currency="EUR" office:value="0" office:value-type="currency" table:formula="of:=[.F8]*12" table:style-name="ce20" calcext:value-type="currency">
            <text:p>0 €</text:p>
          </table:table-cell>
          <table:table-cell table:number-columns-repeated="3"/>
          <table:table-cell table:style-name="ce25"/>
          <table:table-cell office:string-value="Zukunftssicherung" office:value-type="string" table:formula="of:=[.B41]" table:style-name="ce33" calcext:value-type="string">
            <text:p>Zukunftssicherung</text:p>
          </table:table-cell>
          <table:table-cell table:number-columns-repeated="2" table:style-name="ce33"/>
          <table:table-cell office:currency="EUR" office:value="0" office:value-type="currency" table:formula="of:=[.G45]" table:style-name="ce58" calcext:value-type="currency">
            <text:p>0 €</text:p>
          </table:table-cell>
          <table:table-cell table:style-name="ce66"/>
          <table:table-cell table:number-columns-repeated="1008"/>
        </table:table-row>
        <table:table-row table:style-name="ro1">
          <table:table-cell table:style-name="ce4"/>
          <table:table-cell table:number-columns-repeated="2"/>
          <table:table-cell office:value-type="string" calcext:value-type="string">
            <text:p>Miete / Nebenkosten</text:p>
          </table:table-cell>
          <table:table-cell/>
          <table:table-cell table:style-name="ce16"/>
          <table:table-cell office:currency="EUR" office:value="0" office:value-type="currency" table:formula="of:=[.F9]*12" table:style-name="ce20" calcext:value-type="currency">
            <text:p>0 €</text:p>
          </table:table-cell>
          <table:table-cell table:number-columns-repeated="3"/>
          <table:table-cell table:style-name="ce25"/>
          <table:table-cell table:number-columns-repeated="3" table:style-name="ce33"/>
          <table:table-cell table:style-name="ce58"/>
          <table:table-cell table:style-name="ce66"/>
          <table:table-cell table:number-columns-repeated="1008"/>
        </table:table-row>
        <table:table-row table:style-name="ro1">
          <table:table-cell table:style-name="ce4"/>
          <table:table-cell table:number-columns-repeated="2"/>
          <table:table-cell office:value-type="string" calcext:value-type="string">
            <text:p>Energie / Gas / Wasser / Telefon</text:p>
          </table:table-cell>
          <table:table-cell/>
          <table:table-cell table:style-name="ce16"/>
          <table:table-cell office:currency="EUR" office:value="0" office:value-type="currency" table:formula="of:=[.F10]*12" table:style-name="ce20" calcext:value-type="currency">
            <text:p>0 €</text:p>
          </table:table-cell>
          <table:table-cell table:number-columns-repeated="3"/>
          <table:table-cell table:style-name="ce25"/>
          <table:table-cell office:value-type="string" table:style-name="ce35" calcext:value-type="string">
            <text:p>Jahresbedarf:</text:p>
          </table:table-cell>
          <table:table-cell table:number-columns-repeated="2" table:style-name="ce36"/>
          <table:table-cell office:currency="EUR" office:value="2400" office:value-type="currency" table:formula="of:=[.O6]+[.O7]+[.O8]" table:style-name="ce59" calcext:value-type="currency">
            <text:p>2.400 €</text:p>
          </table:table-cell>
          <table:table-cell table:style-name="ce66"/>
          <table:table-cell table:number-columns-repeated="1008"/>
        </table:table-row>
        <table:table-row table:style-name="ro1">
          <table:table-cell table:style-name="ce4"/>
          <table:table-cell table:number-columns-repeated="2"/>
          <table:table-cell office:value-type="string" calcext:value-type="string">
            <text:p>Einkommenssteuern u.a.</text:p>
          </table:table-cell>
          <table:table-cell/>
          <table:table-cell table:style-name="ce16"/>
          <table:table-cell office:currency="EUR" office:value="0" office:value-type="currency" table:formula="of:=[.F11]*12" table:style-name="ce20" calcext:value-type="currency">
            <text:p>0 €</text:p>
          </table:table-cell>
          <table:table-cell/>
          <table:table-cell office:value-type="string" calcext:value-type="string">
            <text:p>a</text:p>
          </table:table-cell>
          <table:table-cell/>
          <table:table-cell table:style-name="ce25"/>
          <table:table-cell office:value-type="string" table:style-name="ce35" calcext:value-type="string">
            <text:p>Monatsbedarf:</text:p>
          </table:table-cell>
          <table:table-cell table:number-columns-repeated="2" table:style-name="ce36"/>
          <table:table-cell office:currency="EUR" office:value="200" office:value-type="currency" table:formula="of:=[.O10]/12" table:style-name="ce59" calcext:value-type="currency">
            <text:p>200 €</text:p>
          </table:table-cell>
          <table:table-cell table:style-name="ce66"/>
          <table:table-cell table:number-columns-repeated="1008"/>
        </table:table-row>
        <table:table-row table:style-name="ro1">
          <table:table-cell table:style-name="ce4"/>
          <table:table-cell table:number-columns-repeated="2"/>
          <table:table-cell office:value-type="string" calcext:value-type="string">
            <text:p>Urlaub, private Rücklagen usw.</text:p>
          </table:table-cell>
          <table:table-cell/>
          <table:table-cell table:style-name="ce16"/>
          <table:table-cell office:currency="EUR" office:value="0" office:value-type="currency" table:formula="of:=[.F12]*12" table:style-name="ce20" calcext:value-type="currency">
            <text:p>0 €</text:p>
          </table:table-cell>
          <table:table-cell table:number-columns-repeated="3"/>
          <table:table-cell table:style-name="ce25"/>
          <table:table-cell table:number-columns-repeated="4" table:style-name="ce33"/>
          <table:table-cell table:style-name="ce66"/>
          <table:table-cell table:number-columns-repeated="1008"/>
        </table:table-row>
        <table:table-row table:style-name="ro1">
          <table:table-cell table:style-name="ce4"/>
          <table:table-cell table:number-columns-repeated="2"/>
          <table:table-cell office:value-type="string" calcext:value-type="string">
            <text:p>Sicherheitszuschlag</text:p>
          </table:table-cell>
          <table:table-cell/>
          <table:table-cell table:style-name="ce16"/>
          <table:table-cell office:currency="EUR" office:value="0" office:value-type="currency" table:formula="of:=[.F13]*12" table:style-name="ce20" calcext:value-type="currency">
            <text:p>0 €</text:p>
          </table:table-cell>
          <table:table-cell table:number-columns-repeated="3"/>
          <table:table-cell table:style-name="ce25"/>
          <table:table-cell office:value-type="string" table:style-name="ce36" calcext:value-type="string">
            <text:p>Notwendiger Tagessatz bei:</text:p>
          </table:table-cell>
          <table:table-cell table:style-name="ce36"/>
          <table:table-cell table:style-name="ce33"/>
          <table:table-cell office:value-type="string" table:style-name="ce33" calcext:value-type="string">
            <text:p>(= Bedarf)</text:p>
          </table:table-cell>
          <table:table-cell table:style-name="ce66"/>
          <table:table-cell table:number-columns-repeated="1008"/>
        </table:table-row>
        <table:table-row table:style-name="ro1">
          <table:table-cell table:style-name="ce5"/>
          <table:table-cell table:number-columns-repeated="2" table:style-name="ce8"/>
          <table:table-cell office:value-type="string" table:style-name="ce13" calcext:value-type="string">
            <text:p>eigener „Unternehmerlohn“</text:p>
          </table:table-cell>
          <table:table-cell table:style-name="ce8"/>
          <table:table-cell office:currency="EUR" office:value="200" office:value-type="currency" table:formula="of:=SUM([.F5:.F13])" table:style-name="ce17" calcext:value-type="currency">
            <text:p>200 €</text:p>
          </table:table-cell>
          <table:table-cell office:currency="EUR" office:value="2400" office:value-type="currency" table:formula="of:=SUM([.G5:.G13])" table:style-name="ce17" calcext:value-type="currency">
            <text:p>2.400 €</text:p>
          </table:table-cell>
          <table:table-cell table:number-columns-repeated="3"/>
          <table:table-cell table:style-name="ce25"/>
          <table:table-cell office:value="180" office:value-type="float" table:style-name="ce37" calcext:value-type="float">
            <text:p>180 AT</text:p>
          </table:table-cell>
          <table:table-cell table:style-name="ce37"/>
          <table:table-cell office:value-type="string" table:style-name="ce34" calcext:value-type="string">
            <text:p>pro Jahr</text:p>
          </table:table-cell>
          <table:table-cell office:value-type="string" table:style-name="ce33" calcext:value-type="string">
            <text:p>(AT = Arbeitstag)</text:p>
          </table:table-cell>
          <table:table-cell table:style-name="ce66"/>
          <table:table-cell table:number-columns-repeated="1008"/>
        </table:table-row>
        <table:table-row table:style-name="ro1">
          <table:table-cell office:value-type="string" table:style-name="ce3" calcext:value-type="string">
            <text:p>2.</text:p>
          </table:table-cell>
          <table:table-cell office:value-type="string" table:style-name="ce7" calcext:value-type="string">
            <text:p>Geschäftskosten (=Betriebskosten)</text:p>
          </table:table-cell>
          <table:table-cell table:number-columns-repeated="3" table:style-name="ce11"/>
          <table:table-cell table:style-name="ce18"/>
          <table:table-cell table:style-name="ce21"/>
          <table:table-cell table:number-columns-repeated="3"/>
          <table:table-cell table:style-name="ce25"/>
          <table:table-cell table:number-columns-repeated="2" table:style-name="ce33"/>
          <table:table-cell table:style-name="ce34"/>
          <table:table-cell office:currency="EUR" office:value="13" office:value-type="currency" table:formula="of:=ROUND([.O10]/[.L14];0)" table:style-name="ce59" calcext:value-type="currency">
            <text:p>13 €</text:p>
          </table:table-cell>
          <table:table-cell table:style-name="ce66"/>
          <table:table-cell table:number-columns-repeated="1008"/>
        </table:table-row>
        <table:table-row table:style-name="ro1">
          <table:table-cell table:style-name="ce4"/>
          <table:table-cell table:number-columns-repeated="2"/>
          <table:table-cell office:value-type="string" calcext:value-type="string">
            <text:p>Personalkosten inkl. AG-Anteile zur SV</text:p>
          </table:table-cell>
          <table:table-cell/>
          <table:table-cell office:currency="EUR" office:value="0" office:value-type="currency" table:style-name="ce16" calcext:value-type="currency">
            <text:p>0 €</text:p>
          </table:table-cell>
          <table:table-cell office:currency="EUR" office:value="0" office:value-type="currency" table:formula="of:=[.F16]*12" table:style-name="ce20" calcext:value-type="currency">
            <text:p>0 €</text:p>
          </table:table-cell>
          <table:table-cell table:number-columns-repeated="3"/>
          <table:table-cell table:style-name="ce25"/>
          <table:table-cell table:number-columns-repeated="4" table:style-name="ce33"/>
          <table:table-cell table:style-name="ce66"/>
          <table:table-cell table:number-columns-repeated="1008"/>
        </table:table-row>
        <table:table-row table:style-name="ro1">
          <table:table-cell table:style-name="ce4"/>
          <table:table-cell/>
          <table:table-cell table:style-name="Default"/>
          <table:table-cell office:value-type="string" calcext:value-type="string">
            <text:p>Honorare / Provisionen / Fremdleistungen</text:p>
          </table:table-cell>
          <table:table-cell/>
          <table:table-cell table:style-name="ce16"/>
          <table:table-cell office:currency="EUR" office:value="0" office:value-type="currency" table:formula="of:=[.F17]*12" table:style-name="ce20" calcext:value-type="currency">
            <text:p>0 €</text:p>
          </table:table-cell>
          <table:table-cell/>
          <table:table-cell office:value-type="string" calcext:value-type="string">
            <text:p>*</text:p>
          </table:table-cell>
          <table:table-cell/>
          <table:table-cell table:style-name="ce25"/>
          <table:table-cell office:value-type="string" table:style-name="ce36" calcext:value-type="string">
            <text:p>Notwendiger Stundensatz bei:</text:p>
          </table:table-cell>
          <table:table-cell table:style-name="ce36"/>
          <table:table-cell table:style-name="ce33"/>
          <table:table-cell office:value-type="string" table:style-name="ce33" calcext:value-type="string">
            <text:p>(= Bedarf)</text:p>
          </table:table-cell>
          <table:table-cell table:style-name="ce66"/>
          <table:table-cell table:number-columns-repeated="1008"/>
        </table:table-row>
        <table:table-row table:style-name="ro1">
          <table:table-cell table:style-name="ce4"/>
          <table:table-cell/>
          <table:table-cell table:style-name="Default"/>
          <table:table-cell office:value-type="string" calcext:value-type="string">
            <text:p>Verbrauchsmittel </text:p>
          </table:table-cell>
          <table:table-cell/>
          <table:table-cell table:style-name="ce16"/>
          <table:table-cell office:currency="EUR" office:value="0" office:value-type="currency" table:formula="of:=[.F18]*12" table:style-name="ce20" calcext:value-type="currency">
            <text:p>0 €</text:p>
          </table:table-cell>
          <table:table-cell table:number-columns-repeated="3"/>
          <table:table-cell table:style-name="ce25"/>
          <table:table-cell office:value="7" office:value-type="float" table:style-name="ce38" calcext:value-type="float">
            <office:annotation draw:caption-point-x="-2.69mm" draw:caption-point-y="15.4mm" draw:style-name="gr1" draw:text-style-name="P2" svg:height="14.34mm" svg:width="28.99mm" svg:x="226.33mm" svg:y="69.04mm">
              <dc:creator>RU</dc:creator>
              <dc:date>2006-07-25T00:00:00</dc:date>
              <text:p text:style-name="P1"><text:span text:style-name="T1">nur die Zahl eingeben; nicht h !</text:span></text:p>
            </office:annotation>
            <text:p>7 h/Tag</text:p>
          </table:table-cell>
          <table:table-cell table:style-name="ce47"/>
          <table:table-cell office:value-type="string" table:style-name="ce54" calcext:value-type="string">
            <text:p><text:s/></text:p>
          </table:table-cell>
          <table:table-cell office:value-type="string" table:style-name="ce33" calcext:value-type="string">
            <text:p>(=Std. pro Tag)</text:p>
          </table:table-cell>
          <table:table-cell table:style-name="ce66"/>
          <table:table-cell table:number-columns-repeated="1008"/>
        </table:table-row>
        <table:table-row table:style-name="ro1">
          <table:table-cell table:style-name="ce4"/>
          <table:table-cell/>
          <table:table-cell table:style-name="Default"/>
          <table:table-cell office:value-type="string" calcext:value-type="string">
            <text:p>Raummiete / Nebenkosten</text:p>
          </table:table-cell>
          <table:table-cell/>
          <table:table-cell table:style-name="ce16"/>
          <table:table-cell office:currency="EUR" office:value="0" office:value-type="currency" table:formula="of:=[.F19]*12" table:style-name="ce20" calcext:value-type="currency">
            <text:p>0 €</text:p>
          </table:table-cell>
          <table:table-cell table:number-columns-repeated="3"/>
          <table:table-cell table:style-name="ce25"/>
          <table:table-cell office:value="1260" office:value-type="float" table:formula="of:=[.L14]*[.L18]" table:style-name="ce39" calcext:value-type="float">
            <text:p>1.260 h</text:p>
          </table:table-cell>
          <table:table-cell table:style-name="ce39"/>
          <table:table-cell office:value-type="string" table:style-name="ce55" calcext:value-type="string">
            <text:p>p.a.</text:p>
          </table:table-cell>
          <table:table-cell office:currency="EUR" office:value="2" office:value-type="currency" table:formula="of:=ROUND([.O10]/[.L19];0)" table:style-name="ce60" calcext:value-type="currency">
            <text:p>2 €</text:p>
          </table:table-cell>
          <table:table-cell table:style-name="ce66"/>
          <table:table-cell table:number-columns-repeated="1008"/>
        </table:table-row>
        <table:table-row table:style-name="ro1">
          <table:table-cell table:style-name="ce4"/>
          <table:table-cell table:style-name="ce9"/>
          <table:table-cell table:style-name="Default"/>
          <table:table-cell office:value-type="string" calcext:value-type="string">
            <text:p>Energie / Gas / Wasser </text:p>
          </table:table-cell>
          <table:table-cell table:style-name="ce9"/>
          <table:table-cell table:style-name="ce16"/>
          <table:table-cell office:currency="EUR" office:value="0" office:value-type="currency" table:formula="of:=[.F20]*12" table:style-name="ce20" calcext:value-type="currency">
            <text:p>0 €</text:p>
          </table:table-cell>
          <table:table-cell table:number-columns-repeated="3"/>
          <table:table-cell table:style-name="ce26"/>
          <table:table-cell table:number-columns-repeated="4" table:style-name="ce40"/>
          <table:table-cell table:style-name="ce67"/>
          <table:table-cell table:number-columns-repeated="1008"/>
        </table:table-row>
        <table:table-row table:style-name="ro1">
          <table:table-cell table:style-name="ce4"/>
          <table:table-cell table:style-name="ce9"/>
          <table:table-cell table:style-name="Default"/>
          <table:table-cell office:value-type="string" table:style-name="ce9" calcext:value-type="string">
            <text:p>Porto</text:p>
          </table:table-cell>
          <table:table-cell table:style-name="ce9"/>
          <table:table-cell table:style-name="ce16"/>
          <table:table-cell office:currency="EUR" office:value="0" office:value-type="currency" table:formula="of:=[.F21]*12" table:style-name="ce20" calcext:value-type="currency">
            <text:p>0 €</text:p>
          </table:table-cell>
          <table:table-cell table:number-columns-repeated="3"/>
          <table:table-cell table:style-name="ce27"/>
          <table:table-cell office:value-type="string" table:style-name="ce41" calcext:value-type="string">
            <text:p>Falls ein anderer Tages-/Stundensatz realisiert wird,</text:p>
          </table:table-cell>
          <table:table-cell table:number-columns-repeated="3" table:style-name="ce41"/>
          <table:table-cell table:style-name="ce159"/>
          <table:table-cell table:number-columns-repeated="1008"/>
        </table:table-row>
        <table:table-row table:style-name="ro1">
          <table:table-cell table:style-name="ce4"/>
          <table:table-cell table:style-name="ce9"/>
          <table:table-cell table:style-name="Default"/>
          <table:table-cell office:value-type="string" table:style-name="ce9" calcext:value-type="string">
            <text:p>Internet</text:p>
          </table:table-cell>
          <table:table-cell table:style-name="ce9"/>
          <table:table-cell table:style-name="ce16"/>
          <table:table-cell office:currency="EUR" office:value="0" office:value-type="currency" table:formula="of:=[.F22]*12" table:style-name="ce20" calcext:value-type="currency">
            <text:p>0 €</text:p>
          </table:table-cell>
          <table:table-cell/>
          <table:table-cell table:style-name="ce9"/>
          <table:table-cell/>
          <table:table-cell table:style-name="ce27"/>
          <table:table-cell office:value-type="string" table:style-name="ce41" calcext:value-type="string">
            <text:p>ergibt sich folgende Über-/Unterdeckung:</text:p>
          </table:table-cell>
          <table:table-cell table:number-columns-repeated="3" table:style-name="ce41"/>
          <table:table-cell table:style-name="ce159"/>
          <table:table-cell table:number-columns-repeated="1008"/>
        </table:table-row>
        <table:table-row table:style-name="ro1">
          <table:table-cell table:style-name="ce4"/>
          <table:table-cell table:style-name="ce9"/>
          <table:table-cell table:style-name="Default"/>
          <table:table-cell office:value-type="string" calcext:value-type="string">
            <text:p>Telefon</text:p>
          </table:table-cell>
          <table:table-cell table:style-name="ce9"/>
          <table:table-cell table:style-name="ce16"/>
          <table:table-cell office:currency="EUR" office:value="0" office:value-type="currency" table:formula="of:=[.F23]*12" table:style-name="ce20" calcext:value-type="currency">
            <text:p>0 €</text:p>
          </table:table-cell>
          <table:table-cell/>
          <table:table-cell table:style-name="ce9"/>
          <table:table-cell/>
          <table:table-cell table:style-name="ce27"/>
          <table:table-cell office:value-type="string" table:number-columns-spanned="3" table:number-rows-spanned="1" table:style-name="ce42" calcext:value-type="string">
            <text:p>geänderter <text:s/></text:p>
          </table:table-cell>
          <table:covered-table-cell table:number-columns-repeated="2" table:style-name="ce48"/>
          <table:table-cell office:value-type="string" table:style-name="ce61" calcext:value-type="string">
            <text:p><text:s/></text:p>
          </table:table-cell>
          <table:table-cell table:style-name="ce159"/>
          <table:table-cell table:number-columns-repeated="1008"/>
        </table:table-row>
        <table:table-row table:style-name="ro1">
          <table:table-cell table:style-name="ce4"/>
          <table:table-cell table:style-name="ce9"/>
          <table:table-cell table:style-name="Default"/>
          <table:table-cell office:value-type="string" table:style-name="ce9" calcext:value-type="string">
            <text:p>Kfz-Betriebskosten inkl. Vers. u. Steuern</text:p>
          </table:table-cell>
          <table:table-cell table:style-name="ce9"/>
          <table:table-cell table:style-name="ce16"/>
          <table:table-cell office:currency="EUR" office:value="0" office:value-type="currency" table:formula="of:=[.F24]*12" table:style-name="ce20" calcext:value-type="currency">
            <text:p>0 €</text:p>
          </table:table-cell>
          <table:table-cell/>
          <table:table-cell table:style-name="ce9"/>
          <table:table-cell/>
          <table:table-cell table:style-name="ce27"/>
          <table:table-cell office:value-type="string" table:style-name="ce43" calcext:value-type="string">
            <text:p>Stundensatz:</text:p>
          </table:table-cell>
          <table:table-cell table:style-name="ce49"/>
          <table:table-cell office:value-type="string" table:style-name="ce56" calcext:value-type="string">
            <text:p>Tagessatz:</text:p>
          </table:table-cell>
          <table:table-cell office:value-type="string" table:number-columns-spanned="2" table:number-rows-spanned="1" table:style-name="ce62" calcext:value-type="string">
            <text:p>Über-/Unterdeckung:</text:p>
          </table:table-cell>
          <table:covered-table-cell table:style-name="ce159"/>
          <table:table-cell table:number-columns-repeated="1008"/>
        </table:table-row>
        <table:table-row table:style-name="ro1">
          <table:table-cell table:style-name="ce4"/>
          <table:table-cell table:style-name="ce9"/>
          <table:table-cell table:style-name="Default"/>
          <table:table-cell office:value-type="string" table:style-name="ce9" calcext:value-type="string">
            <text:p>Werbekosten / Akquise /Repräsentationskosten</text:p>
          </table:table-cell>
          <table:table-cell table:style-name="ce9"/>
          <table:table-cell table:style-name="ce16"/>
          <table:table-cell office:currency="EUR" office:value="0" office:value-type="currency" table:formula="of:=[.F25]*12" table:style-name="ce20" calcext:value-type="currency">
            <text:p>0 €</text:p>
          </table:table-cell>
          <table:table-cell/>
          <table:table-cell table:style-name="ce9"/>
          <table:table-cell/>
          <table:table-cell table:style-name="ce27"/>
          <table:table-cell table:style-name="ce44"/>
          <table:table-cell table:style-name="ce50"/>
          <table:table-cell office:currency="EUR" office:value="0" office:value-type="currency" table:formula="of:=[.L25]*[.L18]" table:style-name="ce57" calcext:value-type="currency">
            <text:p>0 €</text:p>
          </table:table-cell>
          <table:table-cell office:currency="EUR" office:value="-2400" office:value-type="currency" table:formula="of:=([.L25]*[.L19])-[.O10]" table:style-name="ce63" calcext:value-type="currency">
            <text:p>-2.400 €</text:p>
          </table:table-cell>
          <table:table-cell office:value-type="string" table:style-name="ce69" calcext:value-type="string">
            <text:p>p.a.</text:p>
          </table:table-cell>
          <table:table-cell table:number-columns-repeated="1008"/>
        </table:table-row>
        <table:table-row table:style-name="ro1">
          <table:table-cell table:style-name="ce4"/>
          <table:table-cell table:style-name="ce9"/>
          <table:table-cell table:style-name="Default"/>
          <table:table-cell office:value-type="string" table:style-name="ce9" calcext:value-type="string">
            <text:p>Bewirtungskosten</text:p>
          </table:table-cell>
          <table:table-cell table:style-name="ce9"/>
          <table:table-cell table:style-name="ce16"/>
          <table:table-cell office:currency="EUR" office:value="0" office:value-type="currency" table:formula="of:=[.F26]*12" table:style-name="ce20" calcext:value-type="currency">
            <text:p>0 €</text:p>
          </table:table-cell>
          <table:table-cell/>
          <table:table-cell table:style-name="ce9"/>
          <table:table-cell/>
          <table:table-cell table:style-name="ce28"/>
          <table:table-cell office:value-type="string" table:style-name="ce45" calcext:value-type="string">
            <text:p><text:s text:c="2"/></text:p>
          </table:table-cell>
          <table:table-cell table:style-name="ce51"/>
          <table:table-cell office:value-type="string" table:style-name="ce51" calcext:value-type="string">
            <text:p><text:s/></text:p>
          </table:table-cell>
          <table:table-cell office:currency="EUR" office:value="-200" office:value-type="currency" table:formula="of:=[.O25]/12" table:style-name="ce64" calcext:value-type="currency">
            <text:p>-200 €</text:p>
          </table:table-cell>
          <table:table-cell office:value-type="string" table:style-name="ce70" calcext:value-type="string">
            <text:p>mtl.</text:p>
          </table:table-cell>
          <table:table-cell table:number-columns-repeated="1008"/>
        </table:table-row>
        <table:table-row table:style-name="ro1">
          <table:table-cell table:style-name="ce4"/>
          <table:table-cell table:style-name="ce9"/>
          <table:table-cell table:style-name="Default"/>
          <table:table-cell office:value-type="string" table:style-name="ce9" calcext:value-type="string">
            <text:p>Bürobewirtung</text:p>
          </table:table-cell>
          <table:table-cell table:style-name="ce9"/>
          <table:table-cell table:style-name="ce16"/>
          <table:table-cell office:currency="EUR" office:value="0" office:value-type="currency" table:formula="of:=[.F27]*12" table:style-name="ce20" calcext:value-type="currency">
            <text:p>0 €</text:p>
          </table:table-cell>
          <table:table-cell table:number-columns-repeated="3"/>
          <table:table-cell table:number-columns-repeated="2" table:style-name="Default"/>
          <table:table-cell table:number-columns-repeated="2" table:style-name="ce9"/>
          <table:table-cell table:number-columns-repeated="1010"/>
        </table:table-row>
        <table:table-row table:style-name="ro1">
          <table:table-cell table:style-name="ce4"/>
          <table:table-cell table:style-name="ce9"/>
          <table:table-cell table:style-name="Default"/>
          <table:table-cell office:value-type="string" calcext:value-type="string">
            <text:p>Fachliteratur / Seminare / Qualifizierung</text:p>
          </table:table-cell>
          <table:table-cell table:style-name="ce9"/>
          <table:table-cell table:style-name="ce16"/>
          <table:table-cell office:currency="EUR" office:value="0" office:value-type="currency" table:formula="of:=[.F28]*12" table:style-name="ce20" calcext:value-type="currency">
            <text:p>0 €</text:p>
          </table:table-cell>
          <table:table-cell/>
          <table:table-cell table:number-columns-repeated="2" table:style-name="ce9"/>
          <table:table-cell office:value-type="string" table:style-name="ce29" calcext:value-type="string">
            <text:p>Bemerkungen:</text:p>
          </table:table-cell>
          <table:table-cell table:number-columns-repeated="5" table:style-name="ce9"/>
          <table:table-cell table:number-columns-repeated="1008"/>
        </table:table-row>
        <table:table-row table:style-name="ro1">
          <table:table-cell table:style-name="ce4"/>
          <table:table-cell table:style-name="ce9"/>
          <table:table-cell table:style-name="Default"/>
          <table:table-cell office:value-type="string" table:style-name="ce9" calcext:value-type="string">
            <text:p>Beiträge (berufsbezogen)</text:p>
          </table:table-cell>
          <table:table-cell table:style-name="ce9"/>
          <table:table-cell table:style-name="ce16"/>
          <table:table-cell office:currency="EUR" office:value="0" office:value-type="currency" table:formula="of:=[.F29]*12" table:style-name="ce20" calcext:value-type="currency">
            <text:p>0 €</text:p>
          </table:table-cell>
          <table:table-cell/>
          <table:table-cell office:value-type="string" table:style-name="ce9" calcext:value-type="string">
            <text:p>b</text:p>
          </table:table-cell>
          <table:table-cell/>
          <table:table-cell office:value-type="string" table:style-name="ce30" calcext:value-type="string">
            <text:p>~</text:p>
          </table:table-cell>
          <table:table-cell office:value-type="string" table:style-name="ce9" calcext:value-type="string">
            <text:p>Eine hohe Absicherung auch einer möglichen</text:p>
          </table:table-cell>
          <table:table-cell table:number-columns-repeated="4" table:style-name="ce9"/>
          <table:table-cell table:number-columns-repeated="1008"/>
        </table:table-row>
        <table:table-row table:style-name="ro1">
          <table:table-cell table:style-name="ce4"/>
          <table:table-cell table:style-name="ce9"/>
          <table:table-cell table:style-name="Default"/>
          <table:table-cell office:value-type="string" table:style-name="ce9" calcext:value-type="string">
            <text:p>Steuer-/Rechtsberatungskosten</text:p>
          </table:table-cell>
          <table:table-cell table:style-name="ce9"/>
          <table:table-cell table:style-name="ce16"/>
          <table:table-cell office:currency="EUR" office:value="0" office:value-type="currency" table:formula="of:=[.F30]*12" table:style-name="ce20" calcext:value-type="currency">
            <text:p>0 €</text:p>
          </table:table-cell>
          <table:table-cell/>
          <table:table-cell table:style-name="ce9"/>
          <table:table-cell/>
          <table:table-cell table:style-name="ce30"/>
          <table:table-cell office:value-type="string" table:style-name="ce9" calcext:value-type="string">
            <text:p>Berufsunfähigkeit ist erforderlich.</text:p>
          </table:table-cell>
          <table:table-cell table:number-columns-repeated="4" table:style-name="ce9"/>
          <table:table-cell table:number-columns-repeated="1008"/>
        </table:table-row>
        <table:table-row table:style-name="ro1">
          <table:table-cell table:style-name="ce4"/>
          <table:table-cell table:number-columns-repeated="2" table:style-name="Default"/>
          <table:table-cell office:value-type="string" table:style-name="ce9" calcext:value-type="string">
            <text:p>Buchhaltungskosten</text:p>
          </table:table-cell>
          <table:table-cell table:style-name="ce9"/>
          <table:table-cell table:style-name="ce16"/>
          <table:table-cell office:currency="EUR" office:value="0" office:value-type="currency" table:formula="of:=[.F31]*12" table:style-name="ce20" calcext:value-type="currency">
            <text:p>0 €</text:p>
          </table:table-cell>
          <table:table-cell/>
          <table:table-cell table:style-name="ce9"/>
          <table:table-cell/>
          <table:table-cell office:value-type="string" table:style-name="ce30" calcext:value-type="string">
            <text:p>*</text:p>
          </table:table-cell>
          <table:table-cell office:value-type="string" table:style-name="ce9" calcext:value-type="string">
            <text:p>Diese Kostenarten lassen sich aus der Kalkulation</text:p>
          </table:table-cell>
          <table:table-cell table:number-columns-repeated="4" table:style-name="ce9"/>
          <table:table-cell table:number-columns-repeated="1008"/>
        </table:table-row>
        <table:table-row table:style-name="ro1">
          <table:table-cell table:style-name="ce4"/>
          <table:table-cell table:style-name="ce9"/>
          <table:table-cell table:style-name="Default"/>
          <table:table-cell office:value-type="string" table:style-name="ce9" calcext:value-type="string">
            <text:p>Versicherungen (geschäftsbezogen)</text:p>
          </table:table-cell>
          <table:table-cell table:style-name="ce9"/>
          <table:table-cell table:style-name="ce16"/>
          <table:table-cell office:currency="EUR" office:value="0" office:value-type="currency" table:formula="of:=[.F32]*12" table:style-name="ce20" calcext:value-type="currency">
            <text:p>0 €</text:p>
          </table:table-cell>
          <table:table-cell/>
          <table:table-cell office:value-type="string" table:style-name="ce9" calcext:value-type="string">
            <text:p>c</text:p>
          </table:table-cell>
          <table:table-cell/>
          <table:table-cell table:style-name="ce30"/>
          <table:table-cell office:value-type="string" table:style-name="ce9" calcext:value-type="string">
            <text:p>heraus rechnen, wenn sie extra erstattet werden.</text:p>
          </table:table-cell>
          <table:table-cell table:number-columns-repeated="4" table:style-name="ce9"/>
          <table:table-cell table:number-columns-repeated="1008"/>
        </table:table-row>
        <table:table-row table:style-name="ro1">
          <table:table-cell table:style-name="ce4"/>
          <table:table-cell table:style-name="ce9"/>
          <table:table-cell table:style-name="Default"/>
          <table:table-cell office:value-type="string" calcext:value-type="string">
            <text:p>Kosten des Geldverkehrs</text:p>
          </table:table-cell>
          <table:table-cell table:style-name="ce9"/>
          <table:table-cell table:style-name="ce16"/>
          <table:table-cell office:currency="EUR" office:value="0" office:value-type="currency" table:formula="of:=[.F33]*12" table:style-name="ce20" calcext:value-type="currency">
            <text:p>0 €</text:p>
          </table:table-cell>
          <table:table-cell/>
          <table:table-cell office:value-type="string" table:style-name="ce9" calcext:value-type="string">
            <text:p>d</text:p>
          </table:table-cell>
          <table:table-cell/>
          <table:table-cell table:style-name="ce30"/>
          <table:table-cell office:value-type="string" table:style-name="ce9" calcext:value-type="string">
            <text:p>Da ist also Spielraum.</text:p>
          </table:table-cell>
          <table:table-cell table:number-columns-repeated="4" table:style-name="ce9"/>
          <table:table-cell table:number-columns-repeated="1008"/>
        </table:table-row>
        <table:table-row table:style-name="ro1">
          <table:table-cell table:style-name="ce4"/>
          <table:table-cell table:style-name="ce9"/>
          <table:table-cell table:style-name="Default"/>
          <table:table-cell office:value-type="string" table:style-name="ce9" calcext:value-type="string">
            <text:p>Leasing: Technik, Kfz</text:p>
          </table:table-cell>
          <table:table-cell table:style-name="ce9"/>
          <table:table-cell table:style-name="ce16"/>
          <table:table-cell office:currency="EUR" office:value="0" office:value-type="currency" table:formula="of:=[.F34]*12" table:style-name="ce20" calcext:value-type="currency">
            <text:p>0 €</text:p>
          </table:table-cell>
          <table:table-cell/>
          <table:table-cell table:style-name="ce9"/>
          <table:table-cell/>
          <table:table-cell table:style-name="ce30"/>
          <table:table-cell office:value-type="string" table:style-name="ce9" calcext:value-type="string">
            <text:p>Fremdleistungen können auch extra abgerechnet</text:p>
          </table:table-cell>
          <table:table-cell/>
          <table:table-cell table:number-columns-repeated="3" table:style-name="ce9"/>
          <table:table-cell table:number-columns-repeated="1008"/>
        </table:table-row>
        <table:table-row table:style-name="ro1">
          <table:table-cell table:style-name="ce4"/>
          <table:table-cell table:style-name="ce9"/>
          <table:table-cell table:style-name="Default"/>
          <table:table-cell office:value-type="string" calcext:value-type="string">
            <text:p>Reisekosten (Bahn, Taxi, Hotel etc.)</text:p>
          </table:table-cell>
          <table:table-cell table:style-name="ce9"/>
          <table:table-cell table:style-name="ce16"/>
          <table:table-cell office:currency="EUR" office:value="0" office:value-type="currency" table:formula="of:=[.F35]*12" table:style-name="ce20" calcext:value-type="currency">
            <text:p>0 €</text:p>
          </table:table-cell>
          <table:table-cell/>
          <table:table-cell office:value-type="string" table:style-name="ce9" calcext:value-type="string">
            <text:p>*</text:p>
          </table:table-cell>
          <table:table-cell/>
          <table:table-cell table:style-name="ce30"/>
          <table:table-cell office:value-type="string" table:style-name="ce9" calcext:value-type="string">
            <text:p>werden.</text:p>
          </table:table-cell>
          <table:table-cell/>
          <table:table-cell table:number-columns-repeated="3" table:style-name="ce9"/>
          <table:table-cell table:number-columns-repeated="1008"/>
        </table:table-row>
        <table:table-row table:style-name="ro1">
          <table:table-cell table:style-name="ce4"/>
          <table:table-cell table:style-name="ce9"/>
          <table:table-cell table:style-name="Default"/>
          <table:table-cell office:value-type="string" calcext:value-type="string">
            <text:p>Verpflegungskostenmehraufwand</text:p>
          </table:table-cell>
          <table:table-cell table:style-name="ce9"/>
          <table:table-cell table:style-name="ce16"/>
          <table:table-cell office:currency="EUR" office:value="0" office:value-type="currency" table:formula="of:=[.F36]*12" table:style-name="ce20" calcext:value-type="currency">
            <text:p>0 €</text:p>
          </table:table-cell>
          <table:table-cell/>
          <table:table-cell office:value-type="string" table:style-name="ce9" calcext:value-type="string">
            <text:p>* /e</text:p>
          </table:table-cell>
          <table:table-cell/>
          <table:table-cell office:value-type="string" table:style-name="ce30" calcext:value-type="string">
            <text:p>#</text:p>
          </table:table-cell>
          <table:table-cell office:value-type="string" calcext:value-type="string">
            <text:p>Aus diesen Kostenarten müssen Rücklagen</text:p>
          </table:table-cell>
          <table:table-cell/>
          <table:table-cell table:number-columns-repeated="3" table:style-name="ce9"/>
          <table:table-cell table:number-columns-repeated="1008"/>
        </table:table-row>
        <table:table-row table:style-name="ro1">
          <table:table-cell table:style-name="ce4"/>
          <table:table-cell table:style-name="ce9"/>
          <table:table-cell table:style-name="Default"/>
          <table:table-cell office:value-type="string" table:style-name="ce9" calcext:value-type="string">
            <text:p>Abschreibungen lt. Tabelle AFA</text:p>
          </table:table-cell>
          <table:table-cell table:style-name="ce9"/>
          <table:table-cell table:style-name="ce16"/>
          <table:table-cell office:currency="EUR" office:value="0" office:value-type="currency" table:formula="of:=[.F37]*12" table:style-name="ce20" calcext:value-type="currency">
            <text:p>0 €</text:p>
          </table:table-cell>
          <table:table-cell/>
          <table:table-cell table:style-name="ce9"/>
          <table:table-cell/>
          <table:table-cell table:style-name="ce30"/>
          <table:table-cell office:value-type="string" calcext:value-type="string">
            <text:p>gebildet werden.</text:p>
          </table:table-cell>
          <table:table-cell/>
          <table:table-cell table:number-columns-repeated="3" table:style-name="ce9"/>
          <table:table-cell table:number-columns-repeated="1008"/>
        </table:table-row>
        <table:table-row table:style-name="ro1">
          <table:table-cell table:style-name="ce4"/>
          <table:table-cell table:style-name="ce9"/>
          <table:table-cell table:style-name="Default"/>
          <table:table-cell office:value-type="string" table:style-name="ce14" calcext:value-type="string">
            <text:p>andere nicht genannte Jahreskosten</text:p>
          </table:table-cell>
          <table:table-cell table:style-name="ce14"/>
          <table:table-cell table:style-name="ce9"/>
          <table:table-cell table:style-name="ce16"/>
          <table:table-cell/>
          <table:table-cell office:value-type="string" table:style-name="ce9" calcext:value-type="string">
            <text:p>#</text:p>
          </table:table-cell>
          <table:table-cell/>
          <table:table-cell table:style-name="ce30"/>
          <table:table-cell/>
          <table:table-cell table:number-columns-repeated="4" table:style-name="ce9"/>
          <table:table-cell table:number-columns-repeated="1008"/>
        </table:table-row>
        <table:table-row table:style-name="ro1">
          <table:table-cell table:style-name="ce4"/>
          <table:table-cell table:number-columns-repeated="2" table:style-name="ce9"/>
          <table:table-cell office:value-type="string" table:style-name="ce14" calcext:value-type="string">
            <text:p>Sonstige Kosten</text:p>
          </table:table-cell>
          <table:table-cell table:style-name="ce14"/>
          <table:table-cell table:style-name="ce16"/>
          <table:table-cell office:currency="EUR" office:value="0" office:value-type="currency" table:formula="of:=[.F39]*12" table:style-name="ce20" calcext:value-type="currency">
            <text:p>0 €</text:p>
          </table:table-cell>
          <table:table-cell table:number-columns-repeated="3"/>
          <table:table-cell table:style-name="ce30"/>
          <table:table-cell/>
          <table:table-cell table:number-columns-repeated="4" table:style-name="ce9"/>
          <table:table-cell table:number-columns-repeated="1008"/>
        </table:table-row>
        <table:table-row table:style-name="ro1">
          <table:table-cell table:style-name="ce5"/>
          <table:table-cell table:number-columns-repeated="2" table:style-name="ce8"/>
          <table:table-cell office:value-type="string" table:style-name="ce13" calcext:value-type="string">
            <text:p>Betriebsausgaben</text:p>
          </table:table-cell>
          <table:table-cell table:style-name="ce8"/>
          <table:table-cell office:currency="EUR" office:value="0" office:value-type="currency" table:formula="of:=SUM([.F16:.F39])" table:style-name="ce17" calcext:value-type="currency">
            <text:p>0 €</text:p>
          </table:table-cell>
          <table:table-cell office:currency="EUR" office:value="0" office:value-type="currency" table:formula="of:=SUM([.G16:.G39])" table:style-name="ce22" calcext:value-type="currency">
            <text:p>0 €</text:p>
          </table:table-cell>
          <table:table-cell table:number-columns-repeated="3"/>
          <table:table-cell table:style-name="ce30"/>
          <table:table-cell office:value-type="string" table:style-name="ce9" calcext:value-type="string">
            <text:p>Natürlich kann auch eine Festvergütung</text:p>
          </table:table-cell>
          <table:table-cell table:number-columns-repeated="4" table:style-name="ce9"/>
          <table:table-cell table:number-columns-repeated="1008"/>
        </table:table-row>
        <table:table-row table:style-name="ro1">
          <table:table-cell office:value-type="string" table:style-name="ce3" calcext:value-type="string">
            <text:p>3.</text:p>
          </table:table-cell>
          <table:table-cell office:value-type="string" table:style-name="ce7" calcext:value-type="string">
            <text:p>Zukunftssicherung</text:p>
          </table:table-cell>
          <table:table-cell table:number-columns-repeated="3" table:style-name="ce11"/>
          <table:table-cell table:style-name="ce18"/>
          <table:table-cell table:style-name="ce21"/>
          <table:table-cell table:number-columns-repeated="3"/>
          <table:table-cell table:style-name="ce30"/>
          <table:table-cell office:value-type="string" table:style-name="ce9" calcext:value-type="string">
            <text:p>vereinbart werden. Diese muss sich aber </text:p>
          </table:table-cell>
          <table:table-cell table:number-columns-repeated="4" table:style-name="ce9"/>
          <table:table-cell table:number-columns-repeated="1008"/>
        </table:table-row>
        <table:table-row table:style-name="ro1">
          <table:table-cell table:style-name="ce4"/>
          <table:table-cell table:style-name="ce9"/>
          <table:table-cell table:style-name="Default"/>
          <table:table-cell office:value-type="string" table:style-name="ce9" calcext:value-type="string">
            <text:p>Investitionen (zukünftige)</text:p>
          </table:table-cell>
          <table:table-cell table:style-name="ce9"/>
          <table:table-cell table:style-name="ce16"/>
          <table:table-cell office:currency="EUR" office:value="0" office:value-type="currency" table:formula="of:=[.F42]*12" table:style-name="ce20" calcext:value-type="currency">
            <text:p>0 €</text:p>
          </table:table-cell>
          <table:table-cell/>
          <table:table-cell office:value-type="string" table:style-name="ce9" calcext:value-type="string">
            <text:p>#</text:p>
          </table:table-cell>
          <table:table-cell/>
          <table:table-cell table:style-name="ce30"/>
          <table:table-cell office:value-type="string" table:style-name="ce9" calcext:value-type="string">
            <text:p>am tatsächlichen Aufwand orientieren,</text:p>
          </table:table-cell>
          <table:table-cell table:style-name="ce9"/>
          <table:table-cell/>
          <table:table-cell table:number-columns-repeated="2" table:style-name="ce9"/>
          <table:table-cell table:number-columns-repeated="1008"/>
        </table:table-row>
        <table:table-row table:style-name="ro1">
          <table:table-cell table:style-name="ce4"/>
          <table:table-cell table:number-columns-repeated="2" table:style-name="ce9"/>
          <table:table-cell office:value-type="string" table:style-name="ce9" calcext:value-type="string">
            <text:p>Sicherung Liquidität</text:p>
          </table:table-cell>
          <table:table-cell table:style-name="ce9"/>
          <table:table-cell table:style-name="ce16"/>
          <table:table-cell office:currency="EUR" office:value="0" office:value-type="currency" table:formula="of:=[.F43]*12" table:style-name="ce20" calcext:value-type="currency">
            <text:p>0 €</text:p>
          </table:table-cell>
          <table:table-cell table:number-columns-repeated="3"/>
          <table:table-cell table:style-name="ce30"/>
          <table:table-cell office:value-type="string" table:style-name="ce9" calcext:value-type="string">
            <text:p>also an diesen Sätzen oder/und am Wert</text:p>
          </table:table-cell>
          <table:table-cell table:style-name="ce52"/>
          <table:table-cell/>
          <table:table-cell table:number-columns-repeated="2" table:style-name="ce9"/>
          <table:table-cell table:number-columns-repeated="1008"/>
        </table:table-row>
        <table:table-row table:style-name="ro1">
          <table:table-cell table:style-name="ce4"/>
          <table:table-cell table:number-columns-repeated="2" table:style-name="ce9"/>
          <table:table-cell office:value-type="string" table:style-name="ce14" calcext:value-type="string">
            <text:p>Sonstige Kosten</text:p>
          </table:table-cell>
          <table:table-cell table:style-name="ce14"/>
          <table:table-cell table:style-name="ce16"/>
          <table:table-cell office:currency="EUR" office:value="0" office:value-type="currency" table:formula="of:=[.F44]*12" table:style-name="ce20" calcext:value-type="currency">
            <text:p>0 €</text:p>
          </table:table-cell>
          <table:table-cell table:number-columns-repeated="3"/>
          <table:table-cell table:style-name="ce30"/>
          <table:table-cell office:value-type="string" table:style-name="ce9" calcext:value-type="string">
            <text:p>der Sache (Nutzungsvergütung), die entsteht.</text:p>
          </table:table-cell>
          <table:table-cell table:style-name="ce52"/>
          <table:table-cell/>
          <table:table-cell table:number-columns-repeated="2" table:style-name="ce9"/>
          <table:table-cell table:number-columns-repeated="1008"/>
        </table:table-row>
        <table:table-row table:style-name="ro1">
          <table:table-cell table:style-name="ce5"/>
          <table:table-cell table:number-columns-repeated="4" table:style-name="ce8"/>
          <table:table-cell office:currency="EUR" office:value="0" office:value-type="currency" table:formula="of:=SUM([.F42:.F44])" table:style-name="ce17" calcext:value-type="currency">
            <text:p>0 €</text:p>
          </table:table-cell>
          <table:table-cell office:currency="EUR" office:value="0" office:value-type="currency" table:formula="of:=SUM([.G42:.G44])" table:style-name="ce17" calcext:value-type="currency">
            <text:p>0 €</text:p>
          </table:table-cell>
          <table:table-cell table:number-columns-repeated="3"/>
          <table:table-cell office:value-type="string" table:style-name="ce30" calcext:value-type="string">
            <text:p>a</text:p>
          </table:table-cell>
          <table:table-cell office:value-type="string" table:style-name="ce46" calcext:value-type="string">
            <text:p>Dieser Wert ist natürlich im Voraus nur vage zu bestimmen !</text:p>
          </table:table-cell>
          <table:table-cell table:style-name="ce46"/>
          <table:table-cell/>
          <table:table-cell table:number-columns-repeated="2" table:style-name="ce9"/>
          <table:table-cell table:number-columns-repeated="1008"/>
        </table:table-row>
        <table:table-row table:style-name="ro1">
          <table:table-cell table:style-name="ce2"/>
          <table:table-cell table:number-columns-repeated="6" table:style-name="ce9"/>
          <table:table-cell table:number-columns-repeated="3"/>
          <table:table-cell office:value-type="string" table:style-name="ce30" calcext:value-type="string">
            <text:p>b </text:p>
          </table:table-cell>
          <table:table-cell office:value-type="string" table:style-name="ce46" calcext:value-type="string">
            <text:p><text:s/>IHK (Pflicht in Deutschland)</text:p>
          </table:table-cell>
          <table:table-cell table:style-name="ce46"/>
          <table:table-cell table:number-columns-repeated="1011"/>
        </table:table-row>
        <table:table-row table:style-name="ro1">
          <table:table-cell table:number-columns-repeated="10"/>
          <table:table-cell table:style-name="ce30"/>
          <table:table-cell office:value-type="string" table:style-name="ce46" calcext:value-type="string">
            <text:p>- Berufsverband</text:p>
          </table:table-cell>
          <table:table-cell table:style-name="ce46"/>
          <table:table-cell table:number-columns-repeated="1011"/>
        </table:table-row>
        <table:table-row table:style-name="ro1">
          <table:table-cell table:number-columns-repeated="10"/>
          <table:table-cell table:style-name="ce30"/>
          <table:table-cell office:value-type="string" table:style-name="ce46" calcext:value-type="string">
            <text:p>- GEZ</text:p>
          </table:table-cell>
          <table:table-cell table:style-name="ce46"/>
          <table:table-cell table:number-columns-repeated="1011"/>
        </table:table-row>
        <table:table-row table:style-name="ro1">
          <table:table-cell table:number-columns-repeated="10"/>
          <table:table-cell office:value-type="string" table:style-name="ce30" calcext:value-type="string">
            <text:p>c</text:p>
          </table:table-cell>
          <table:table-cell office:value-type="string" table:style-name="ce46" calcext:value-type="string">
            <text:p>- Sachversicherung (Feuer, Leitungswasser, Sturm, Elementarschäden, Einbruch-Diebstahl)</text:p>
          </table:table-cell>
          <table:table-cell table:style-name="ce46"/>
          <table:table-cell table:number-columns-repeated="1011"/>
        </table:table-row>
        <table:table-row table:style-name="ro1">
          <table:table-cell table:number-columns-repeated="10"/>
          <table:table-cell table:style-name="ce30"/>
          <table:table-cell office:value-type="string" table:style-name="ce46" calcext:value-type="string">
            <text:p>- Betriebshaftpflichtversicherung</text:p>
          </table:table-cell>
          <table:table-cell table:style-name="ce46"/>
          <table:table-cell table:number-columns-repeated="1011"/>
        </table:table-row>
        <table:table-row table:style-name="ro1">
          <table:table-cell table:number-columns-repeated="10"/>
          <table:table-cell table:style-name="ce30"/>
          <table:table-cell office:value-type="string" table:style-name="ce46" calcext:value-type="string">
            <text:p>- Rechtsschutzversicherung</text:p>
          </table:table-cell>
          <table:table-cell table:style-name="ce46"/>
          <table:table-cell table:number-columns-repeated="1011"/>
        </table:table-row>
        <table:table-row table:style-name="ro1">
          <table:table-cell table:number-columns-repeated="10"/>
          <table:table-cell table:style-name="ce30"/>
          <table:table-cell office:value-type="string" table:style-name="ce46" calcext:value-type="string">
            <text:p>- Elektronikversicherung</text:p>
          </table:table-cell>
          <table:table-cell table:style-name="ce46"/>
          <table:table-cell table:number-columns-repeated="1011"/>
        </table:table-row>
        <table:table-row table:style-name="ro1">
          <table:table-cell table:number-columns-repeated="10"/>
          <table:table-cell office:value-type="string" table:style-name="ce30" calcext:value-type="string">
            <text:p>d</text:p>
          </table:table-cell>
          <table:table-cell office:value-type="string" table:style-name="ce46" calcext:value-type="string">
            <text:p>- Kontogebühren</text:p>
          </table:table-cell>
          <table:table-cell table:number-columns-repeated="1012"/>
        </table:table-row>
        <table:table-row table:style-name="ro1">
          <table:table-cell table:number-columns-repeated="10"/>
          <table:table-cell table:style-name="ce30"/>
          <table:table-cell office:value-type="string" table:style-name="ce46" calcext:value-type="string">
            <text:p>- Zinsen</text:p>
          </table:table-cell>
          <table:table-cell table:number-columns-repeated="1012"/>
        </table:table-row>
        <table:table-row table:style-name="ro1">
          <table:table-cell table:number-columns-repeated="10"/>
          <table:table-cell office:value-type="string" table:style-name="ce31" calcext:value-type="string">
            <text:p>e</text:p>
          </table:table-cell>
          <table:table-cell office:value-type="string" table:style-name="Default" calcext:value-type="string">
            <text:p>Verpflegungskostenmehraufwand, wenn ich z. B. an einem anderen Ort</text:p>
          </table:table-cell>
          <table:table-cell table:number-columns-repeated="2" table:style-name="Default"/>
          <table:table-cell table:number-columns-repeated="1010"/>
        </table:table-row>
        <table:table-row table:style-name="ro1">
          <table:table-cell table:number-columns-repeated="11"/>
          <table:table-cell office:value-type="string" calcext:value-type="string">
            <text:p>zusätzliche Verpflegungskosten habe</text:p>
          </table:table-cell>
          <table:table-cell table:number-columns-repeated="1012"/>
        </table:table-row>
        <table:table-row table:number-rows-repeated="65479" table:style-name="ro1">
          <table:table-cell table:number-columns-repeated="1024"/>
        </table:table-row>
        <table:table-row table:style-name="ro1">
          <table:table-cell table:number-columns-repeated="1024"/>
        </table:table-row>
      </table:table>
      <table:table table:name="Gewinn_Verlust_R" table:print="false" table:protected="true" table:protection-key="X7g8qQBFF+7ixJD+wUpCn9Y7yew=" table:protection-key-digest-algorithm="http://www.w3.org/2000/09/xmldsig#sha1" table:style-name="ta1">
        <loext:table-protection loext:select-protected-cells="true" loext:select-unprotected-cells="true"/>
        <table:table-column table:default-cell-style-name="ce71" table:style-name="co15"/>
        <table:table-column table:default-cell-style-name="ce71" table:style-name="co6"/>
        <table:table-column table:default-cell-style-name="ce71" table:style-name="co16"/>
        <table:table-column table:default-cell-style-name="ce71" table:style-name="co17"/>
        <table:table-column table:default-cell-style-name="ce71" table:style-name="co18"/>
        <table:table-column table:default-cell-style-name="ce71" table:number-columns-repeated="1019" table:style-name="co6"/>
        <table:table-row table:style-name="ro1">
          <table:table-cell/>
          <table:table-cell office:value-type="string" table:style-name="ce72" calcext:value-type="string">
            <text:p>Gewinn – und Verlustrechnung (GuV)</text:p>
          </table:table-cell>
          <table:table-cell table:number-columns-repeated="1022"/>
        </table:table-row>
        <table:table-row table:number-rows-repeated="2" table:style-name="ro1">
          <table:table-cell table:number-columns-repeated="1024"/>
        </table:table-row>
        <table:table-row table:style-name="ro1">
          <table:table-cell/>
          <table:table-cell office:value-type="string" table:style-name="ce73" calcext:value-type="string">
            <text:p>Einnahmen</text:p>
          </table:table-cell>
          <table:table-cell table:number-columns-repeated="2" table:style-name="ce80"/>
          <table:table-cell office:value-type="string" table:style-name="ce88" calcext:value-type="string">
            <text:p>p.a.</text:p>
          </table:table-cell>
          <table:table-cell table:number-columns-repeated="1019"/>
        </table:table-row>
        <table:table-row table:style-name="ro1">
          <table:table-cell/>
          <table:table-cell table:style-name="ce74"/>
          <table:table-cell office:value-type="string" table:style-name="ce81" calcext:value-type="string">
            <text:p>Provisionen</text:p>
          </table:table-cell>
          <table:table-cell table:style-name="ce81"/>
          <table:table-cell office:currency="EUR" office:value="20000" office:value-type="currency" table:style-name="ce89" calcext:value-type="currency">
            <text:p>20.000 €</text:p>
          </table:table-cell>
          <table:table-cell table:number-columns-repeated="1019"/>
        </table:table-row>
        <table:table-row table:style-name="ro1">
          <table:table-cell/>
          <table:table-cell table:style-name="ce74"/>
          <table:table-cell office:value-type="string" table:style-name="ce81" calcext:value-type="string">
            <text:p>Honorare</text:p>
          </table:table-cell>
          <table:table-cell table:style-name="ce81"/>
          <table:table-cell office:currency="EUR" office:value="20000" office:value-type="currency" table:style-name="ce89" calcext:value-type="currency">
            <text:p>20.000 €</text:p>
          </table:table-cell>
          <table:table-cell table:number-columns-repeated="1019"/>
        </table:table-row>
        <table:table-row table:style-name="ro1">
          <table:table-cell/>
          <table:table-cell table:style-name="ce74"/>
          <table:table-cell office:value-type="string" table:style-name="ce81" calcext:value-type="string">
            <text:p>Reisekosten</text:p>
          </table:table-cell>
          <table:table-cell table:style-name="ce81"/>
          <table:table-cell office:currency="EUR" office:value="2000" office:value-type="currency" table:style-name="ce89" calcext:value-type="currency">
            <text:p>2.000 €</text:p>
          </table:table-cell>
          <table:table-cell table:number-columns-repeated="1019"/>
        </table:table-row>
        <table:table-row table:style-name="ro1">
          <table:table-cell/>
          <table:table-cell table:style-name="ce74"/>
          <table:table-cell office:value-type="string" table:style-name="ce81" calcext:value-type="string">
            <text:p>Stipendien</text:p>
          </table:table-cell>
          <table:table-cell table:style-name="ce81"/>
          <table:table-cell office:currency="EUR" office:value="0" office:value-type="currency" table:style-name="ce89" calcext:value-type="currency">
            <text:p>0 €</text:p>
          </table:table-cell>
          <table:table-cell table:number-columns-repeated="1019"/>
        </table:table-row>
        <table:table-row table:style-name="ro1">
          <table:table-cell/>
          <table:table-cell table:style-name="ce74"/>
          <table:table-cell office:value-type="string" table:style-name="ce81" calcext:value-type="string">
            <text:p>Sonstige Einnahmen</text:p>
          </table:table-cell>
          <table:table-cell table:style-name="ce81"/>
          <table:table-cell office:currency="EUR" office:value="1500" office:value-type="currency" table:style-name="ce89" calcext:value-type="currency">
            <text:p>1.500 €</text:p>
          </table:table-cell>
          <table:table-cell table:number-columns-repeated="1019"/>
        </table:table-row>
        <table:table-row table:style-name="ro1">
          <table:table-cell/>
          <table:table-cell table:style-name="ce74"/>
          <table:table-cell office:value-type="string" table:style-name="ce82" calcext:value-type="string">
            <text:p><text:s/></text:p>
          </table:table-cell>
          <table:table-cell table:style-name="ce82"/>
          <table:table-cell office:currency="EUR" office:value="0" office:value-type="currency" table:style-name="ce89" calcext:value-type="currency">
            <text:p>0 €</text:p>
          </table:table-cell>
          <table:table-cell table:number-columns-repeated="1019"/>
        </table:table-row>
        <table:table-row table:style-name="ro1">
          <table:table-cell/>
          <table:table-cell table:style-name="ce74"/>
          <table:table-cell table:number-columns-repeated="2" table:style-name="ce82"/>
          <table:table-cell office:currency="EUR" office:value="0" office:value-type="currency" table:style-name="ce89" calcext:value-type="currency">
            <text:p>0 €</text:p>
          </table:table-cell>
          <table:table-cell table:number-columns-repeated="1019"/>
        </table:table-row>
        <table:table-row table:style-name="ro1">
          <table:table-cell/>
          <table:table-cell table:style-name="ce74"/>
          <table:table-cell table:style-name="ce81"/>
          <table:table-cell office:value-type="string" table:style-name="ce86" calcext:value-type="string">
            <text:p>ZS</text:p>
          </table:table-cell>
          <table:table-cell office:currency="EUR" office:value="43500" office:value-type="currency" table:formula="of:=SUM([.E5:.E11])" table:style-name="ce90" calcext:value-type="currency">
            <text:p>43.500 €</text:p>
          </table:table-cell>
          <table:table-cell table:number-columns-repeated="1019"/>
        </table:table-row>
        <table:table-row table:style-name="ro1">
          <table:table-cell/>
          <table:table-cell office:value-type="string" table:style-name="ce75" calcext:value-type="string">
            <text:p>Ausgaben</text:p>
          </table:table-cell>
          <table:table-cell table:number-columns-repeated="2" table:style-name="ce81"/>
          <table:table-cell table:style-name="ce91"/>
          <table:table-cell table:number-columns-repeated="1019"/>
        </table:table-row>
        <table:table-row table:style-name="ro1">
          <table:table-cell/>
          <table:table-cell table:style-name="ce74"/>
          <table:table-cell table:number-columns-repeated="2" table:style-name="ce81"/>
          <table:table-cell table:style-name="ce91"/>
          <table:table-cell table:number-columns-repeated="1019"/>
        </table:table-row>
        <table:table-row table:style-name="ro1">
          <table:table-cell/>
          <table:table-cell table:style-name="ce74"/>
          <table:table-cell office:value-type="string" table:style-name="ce81" calcext:value-type="string">
            <text:p>Betriebsausgaben (inkl. Abschreibungen)</text:p>
          </table:table-cell>
          <table:table-cell table:style-name="ce81"/>
          <table:table-cell office:currency="EUR" office:value="10000" office:value-type="currency" table:style-name="ce89" calcext:value-type="currency">
            <text:p>10.000 €</text:p>
          </table:table-cell>
          <table:table-cell table:number-columns-repeated="1019"/>
        </table:table-row>
        <table:table-row table:style-name="ro1">
          <table:table-cell/>
          <table:table-cell table:style-name="ce74"/>
          <table:table-cell office:value-type="string" table:style-name="ce81" calcext:value-type="string">
            <text:p>geschäftliche Rücklagen (zukünftige Investitionen)</text:p>
          </table:table-cell>
          <table:table-cell table:style-name="ce81"/>
          <table:table-cell office:currency="EUR" office:value="4000" office:value-type="currency" table:style-name="ce89" calcext:value-type="currency">
            <text:p>4.000 €</text:p>
          </table:table-cell>
          <table:table-cell table:number-columns-repeated="1019"/>
        </table:table-row>
        <table:table-row table:style-name="ro1">
          <table:table-cell/>
          <table:table-cell table:style-name="ce74"/>
          <table:table-cell table:style-name="ce81"/>
          <table:table-cell office:value-type="string" table:style-name="ce86" calcext:value-type="string">
            <text:p>ZS</text:p>
          </table:table-cell>
          <table:table-cell office:currency="EUR" office:value="14000" office:value-type="currency" table:formula="of:=SUM([.E15:.E16])" table:style-name="ce90" calcext:value-type="currency">
            <text:p>14.000 €</text:p>
          </table:table-cell>
          <table:table-cell table:number-columns-repeated="1019"/>
        </table:table-row>
        <table:table-row table:style-name="ro1">
          <table:table-cell/>
          <table:table-cell office:value-type="string" table:style-name="ce76" calcext:value-type="string">
            <text:p>Gewinn vor Steuern</text:p>
          </table:table-cell>
          <table:table-cell table:number-columns-repeated="2" table:style-name="ce83"/>
          <table:table-cell office:currency="EUR" office:value="29500" office:value-type="currency" table:formula="of:=[.E12]-[.E17]" table:style-name="ce92" calcext:value-type="currency">
            <text:p>29.500 €</text:p>
          </table:table-cell>
          <table:table-cell table:number-columns-repeated="1019"/>
        </table:table-row>
        <table:table-row table:number-rows-repeated="2" table:style-name="ro1">
          <table:table-cell table:number-columns-repeated="1024"/>
        </table:table-row>
        <table:table-row table:style-name="ro1">
          <table:table-cell/>
          <table:table-cell office:value-type="string" table:style-name="ce77" calcext:value-type="string">
            <text:p>von diesen Einnahmen </text:p>
          </table:table-cell>
          <table:table-cell table:style-name="ce80"/>
          <table:table-cell office:value="29500" office:value-type="float" table:formula="of:=[.E18]" table:style-name="ce87" calcext:value-type="float">
            <text:p>29500</text:p>
          </table:table-cell>
          <table:table-cell office:value-type="string" table:style-name="ce88" calcext:value-type="string">
            <text:p>p.a.</text:p>
          </table:table-cell>
          <table:table-cell table:number-columns-repeated="1019"/>
        </table:table-row>
        <table:table-row table:style-name="ro1">
          <table:table-cell/>
          <table:table-cell office:value-type="string" table:style-name="ce74" calcext:value-type="string">
            <text:p>sind private Kosten zu bestreiten:</text:p>
          </table:table-cell>
          <table:table-cell table:number-columns-repeated="3" table:style-name="ce81"/>
          <table:table-cell table:number-columns-repeated="1019"/>
        </table:table-row>
        <table:table-row table:style-name="ro1">
          <table:table-cell/>
          <table:table-cell office:value-type="string" table:style-name="ce74" calcext:value-type="string">
            <text:p>Private Kosten</text:p>
          </table:table-cell>
          <table:table-cell table:number-columns-repeated="2" table:style-name="ce81"/>
          <table:table-cell office:currency="EUR" office:value="18000" office:value-type="currency" table:style-name="ce89" calcext:value-type="currency">
            <text:p>18.000 €</text:p>
          </table:table-cell>
          <table:table-cell table:number-columns-repeated="1019"/>
        </table:table-row>
        <table:table-row table:style-name="ro1">
          <table:table-cell/>
          <table:table-cell office:value-type="string" table:style-name="ce74" calcext:value-type="string">
            <text:p>Einkommenssteuern</text:p>
          </table:table-cell>
          <table:table-cell table:number-columns-repeated="2" table:style-name="ce81"/>
          <table:table-cell office:currency="EUR" office:value="6000" office:value-type="currency" table:style-name="ce89" calcext:value-type="currency">
            <text:p>6.000 €</text:p>
          </table:table-cell>
          <table:table-cell table:number-columns-repeated="1019"/>
        </table:table-row>
        <table:table-row table:style-name="ro1">
          <table:table-cell/>
          <table:table-cell office:value-type="string" table:style-name="ce74" calcext:value-type="string">
            <text:p>Vorsorge (Rente, Kranken, BU, Unfall)</text:p>
          </table:table-cell>
          <table:table-cell table:number-columns-repeated="2" table:style-name="ce81"/>
          <table:table-cell office:currency="EUR" office:value="6000" office:value-type="currency" table:style-name="ce89" calcext:value-type="currency">
            <text:p>6.000 €</text:p>
          </table:table-cell>
          <table:table-cell table:number-columns-repeated="1019"/>
        </table:table-row>
        <table:table-row table:style-name="ro1">
          <table:table-cell/>
          <table:table-cell office:value-type="string" table:style-name="ce74" calcext:value-type="string">
            <text:p>private Rücklagen (Sparen)</text:p>
          </table:table-cell>
          <table:table-cell table:number-columns-repeated="2" table:style-name="ce81"/>
          <table:table-cell office:currency="EUR" office:value="5000" office:value-type="currency" table:style-name="ce89" calcext:value-type="currency">
            <text:p>5.000 €</text:p>
          </table:table-cell>
          <table:table-cell table:number-columns-repeated="1019"/>
        </table:table-row>
        <table:table-row table:style-name="ro1">
          <table:table-cell/>
          <table:table-cell office:value-type="string" table:style-name="ce78" calcext:value-type="string">
            <text:p><text:s/></text:p>
          </table:table-cell>
          <table:table-cell table:number-columns-repeated="2" table:style-name="ce84"/>
          <table:table-cell office:currency="EUR" office:value="0" office:value-type="currency" table:style-name="ce89" calcext:value-type="currency">
            <text:p>0 €</text:p>
          </table:table-cell>
          <table:table-cell table:number-columns-repeated="1019"/>
        </table:table-row>
        <table:table-row table:style-name="ro1">
          <table:table-cell/>
          <table:table-cell office:value-type="string" table:style-name="ce78" calcext:value-type="string">
            <text:p><text:s/></text:p>
          </table:table-cell>
          <table:table-cell table:number-columns-repeated="2" table:style-name="ce84"/>
          <table:table-cell office:currency="EUR" office:value="0" office:value-type="currency" table:style-name="ce89" calcext:value-type="currency">
            <text:p>0 €</text:p>
          </table:table-cell>
          <table:table-cell table:number-columns-repeated="1019"/>
        </table:table-row>
        <table:table-row table:style-name="ro1">
          <table:table-cell/>
          <table:table-cell office:value-type="string" table:style-name="ce78" calcext:value-type="string">
            <text:p><text:s/></text:p>
          </table:table-cell>
          <table:table-cell table:number-columns-repeated="2" table:style-name="ce84"/>
          <table:table-cell office:currency="EUR" office:value="0" office:value-type="currency" table:style-name="ce89" calcext:value-type="currency">
            <text:p>0 €</text:p>
          </table:table-cell>
          <table:table-cell table:number-columns-repeated="1019"/>
        </table:table-row>
        <table:table-row table:style-name="ro1">
          <table:table-cell/>
          <table:table-cell office:value-type="string" table:style-name="ce79" calcext:value-type="string">
            <text:p>Über- / Unterdeckung</text:p>
          </table:table-cell>
          <table:table-cell table:number-columns-repeated="2" table:style-name="ce85"/>
          <table:table-cell office:value="-5500" office:value-type="float" table:formula="of:=[.E18]-[.E23]-[.E24]-[.E25]-[.E26]-[.E27]-[.E28]-[.E29]" table:style-name="ce93" calcext:value-type="float">
            <text:p>-5500</text:p>
          </table:table-cell>
          <table:table-cell table:number-columns-repeated="1019"/>
        </table:table-row>
        <table:table-row table:number-rows-repeated="2" table:style-name="ro1">
          <table:table-cell table:number-columns-repeated="1024"/>
        </table:table-row>
        <table:table-row table:style-name="ro1">
          <table:table-cell/>
          <table:table-cell office:value-type="string" calcext:value-type="string">
            <text:p>Falls Mehrwertsteuer anfällt, ist diese extra abzuführen.</text:p>
          </table:table-cell>
          <table:table-cell table:number-columns-repeated="1022"/>
        </table:table-row>
        <table:table-row table:number-rows-repeated="65502" table:style-name="ro1">
          <table:table-cell table:number-columns-repeated="1024"/>
        </table:table-row>
        <table:table-row table:style-name="ro1">
          <table:table-cell table:number-columns-repeated="1024"/>
        </table:table-row>
      </table:table>
      <table:table table:name="Text" table:print="false" table:style-name="ta1">
        <table:table-column table:default-cell-style-name="ce1" table:number-columns-repeated="21" table:style-name="co6"/>
        <table:table-column table:default-cell-style-name="ce1" table:style-name="co19"/>
        <table:table-column table:default-cell-style-name="ce1" table:number-columns-repeated="1002" table:style-name="co6"/>
        <table:table-row table:style-name="ro1">
          <table:table-cell office:value-type="string" calcext:value-type="string">
            <text:p>Vergütung von Designleistungen</text:p>
          </table:table-cell>
          <table:table-cell table:number-columns-repeated="4"/>
          <table:table-cell office:value-type="string" calcext:value-type="string">
            <text:p>http://www.designcenter-muenchen.de/wirtschaft/verguetung/index.html</text:p>
          </table:table-cell>
          <table:table-cell table:number-columns-repeated="1018"/>
        </table:table-row>
        <table:table-row table:style-name="ro1">
          <table:table-cell office:value-type="string" calcext:value-type="string">
            <text:p>Eine Kalkulationshilfe für Auftraggeber und Designer</text:p>
          </table:table-cell>
          <table:table-cell table:number-columns-repeated="1023"/>
        </table:table-row>
        <table:table-row table:style-name="ro1">
          <table:table-cell office:value-type="string" calcext:value-type="string">
            <text:p>Von Wolfgang Beinert { beinert@&lt;spamschutz&gt;designcenter-muenchen.de }</text:p>
          </table:table-cell>
          <table:table-cell table:number-columns-repeated="1023"/>
        </table:table-row>
        <table:table-row table:style-name="ro1">
          <table:table-cell table:number-columns-repeated="1024"/>
        </table:table-row>
        <table:table-row table:style-name="ro1">
          <table:table-cell office:value-type="string" calcext:value-type="string">
            <text:p>Der gegenwärtige Strukturwandel, die hypertrophe Vielfalt an Designleistungen sowie fehlende Standards in der Design- und Werbebranche erschweren die Kalkulation und Kostentransparenz von Leistungen im Bereich Grafik-, Industrie- und Fotodesign. Generelle Regelungen, wie wir sie in Form von Tarifverträgen kennen, sind für Selbständige nach dem Kartellgesetz verboten. Erschwerend kommt hinzu, dass die individuellen Parameter zwischen den einzelnen »Designern« bezüglich Fachrichtung, Spezialisierungsgrad, Qualifikation, Leistungsbereitschaft und Kreativität extrem divergent sind.</text:p>
          </table:table-cell>
          <table:table-cell table:number-columns-repeated="1023"/>
        </table:table-row>
        <table:table-row table:style-name="ro1">
          <table:table-cell table:number-columns-repeated="1024"/>
        </table:table-row>
        <table:table-row table:style-name="ro1">
          <table:table-cell office:value-type="string" calcext:value-type="string">
            <text:p>Folgerichtig kann es natürlich auch keine einheitlichen Vergütungen und Stundensätze für Designleistungen jeglicher Art geben. Die Spanne reicht deshalb vom Amateur, der gelegentlich für 20,- bis 35,- Euro die Stunde als para-professioneller »Freelancer« scheinselbständig für eine Werbeagentur arbeitet und ansonsten vom Wohlwollen seiner Eltern lebt, bis hin zum international renommierten Top-Designer oder Fotografen, der seine Bemühungen mit 80.000,- Euro [1] und mehr am Tag quittiert. Natürlich exklusive Assistent – versteht sich.</text:p>
          </table:table-cell>
          <table:table-cell table:number-columns-repeated="1023"/>
        </table:table-row>
        <table:table-row table:style-name="ro1">
          <table:table-cell table:number-columns-repeated="1024"/>
        </table:table-row>
        <table:table-row table:style-name="ro1">
          <table:table-cell office:value-type="string" calcext:value-type="string">
            <text:p>Wie in anderen Branchen auch, bestimmen also Angebot, Nachfrage, Qualifikation und Marktwert die Vergütung von Designleistungen. Da es allerdings wie bereits erwähnt keine allgemein gültigen Qualitätsstandards und Vergleichswerte in der Designbranche geben kann, gilt insbesondere hier die alte hanseatische Kaufmannsweisheit: »Die günstigste Offerte ist meist die teuerste«. Selbstverständlich gehört es zu den unternehmerischen Qualitäten eines Auftraggebers, seine Investition im Segment »Design« strategisch zu hinterfragen und durch eine kluge Entscheidung mittel- und langfristig zu sichern.</text:p>
          </table:table-cell>
          <table:table-cell table:number-columns-repeated="1023"/>
        </table:table-row>
        <table:table-row table:style-name="ro1">
          <table:table-cell table:number-columns-repeated="1024"/>
        </table:table-row>
        <table:table-row table:style-name="ro1">
          <table:table-cell office:value-type="string" calcext:value-type="string">
            <text:p>GRUNDSÄTZLICHES</text:p>
          </table:table-cell>
          <table:table-cell table:number-columns-repeated="1023"/>
        </table:table-row>
        <table:table-row table:style-name="ro1">
          <table:table-cell office:value-type="string" calcext:value-type="string">
            <text:p>Seit Inkraftsetzung des neuen * Urheberrechts (UrhG) 2002/2003 [2] betrachtet der Gesetzgeber nun die Schaffung von gestalterischen Werken nicht nur als eine Dienstleistung im Sinne des Bürgerlichen Gesetzbuchs (BGB), sondern sie ist im Sinne des UrhG auch eine persönliche, geistige Schöpfung. Was u.a. bedeutet, dass sich die Gesamtvergütung für eine Designleistung praktisch in eine nachvollziehbare Entwurfs- und Nutzungsvergütung gliedert.</text:p>
          </table:table-cell>
          <table:table-cell table:number-columns-repeated="1023"/>
        </table:table-row>
        <table:table-row table:style-name="ro1">
          <table:table-cell table:number-columns-repeated="1024"/>
        </table:table-row>
        <table:table-row table:style-name="ro1">
          <table:table-cell office:value-type="string" calcext:value-type="string">
            <text:p>VERGÜTUNGS- UND KOSTENARTEN</text:p>
          </table:table-cell>
          <table:table-cell table:number-columns-repeated="1023"/>
        </table:table-row>
        <table:table-row table:style-name="ro1">
          <table:table-cell office:value-type="string" calcext:value-type="string">
            <text:p>Wie in jeder anderen Branche existieren unterschiedliche betriebswirtschaftliche Modelle, um Stundensätze, Mann-Tage, Pauschalen oder Lizenzen zu berechnen. Egal für welche Methode man sich entscheidet, Grundlage sollte immer eine kaufmännisch fundierte Finanzplanung sein, die mit dem UrhG korrespondiert. Die Gesamtvergütung für eine Designleistung sollte deshalb grundsätzlich differenziert dargestellt werden, was insbesondere Auftraggebern Rechtssicherheit bietet. Eine Faktura kann beispielsweise aus folgenden Vergütungs- und Kostenarten bestehen:</text:p>
          </table:table-cell>
          <table:table-cell table:number-columns-repeated="1023"/>
        </table:table-row>
        <table:table-row table:style-name="ro1">
          <table:table-cell table:number-columns-repeated="1024"/>
        </table:table-row>
        <table:table-row table:style-name="ro1">
          <table:table-cell office:value-type="string" calcext:value-type="string">
            <text:p>1. Entwurfsvergütung</text:p>
          </table:table-cell>
          <table:table-cell table:number-columns-repeated="1023"/>
        </table:table-row>
        <table:table-row table:style-name="ro1">
          <table:table-cell office:value-type="string" calcext:value-type="string">
            <text:p>2. Nutzungsvergütung</text:p>
          </table:table-cell>
          <table:table-cell table:number-columns-repeated="1023"/>
        </table:table-row>
        <table:table-row table:style-name="ro1">
          <table:table-cell office:value-type="string" calcext:value-type="string">
            <text:p>3. Vergütungen für sonstige Leistungen</text:p>
          </table:table-cell>
          <table:table-cell table:number-columns-repeated="1023"/>
        </table:table-row>
        <table:table-row table:style-name="ro1">
          <table:table-cell office:value-type="string" calcext:value-type="string">
            <text:p>4. Material und Organisationskosten</text:p>
          </table:table-cell>
          <table:table-cell table:number-columns-repeated="1023"/>
        </table:table-row>
        <table:table-row table:style-name="ro1">
          <table:table-cell office:value-type="string" calcext:value-type="string">
            <text:p>5. Fremdkosten</text:p>
          </table:table-cell>
          <table:table-cell table:number-columns-repeated="1023"/>
        </table:table-row>
        <table:table-row table:style-name="ro1">
          <table:table-cell table:number-columns-repeated="1024"/>
        </table:table-row>
        <table:table-row table:style-name="ro1">
          <table:table-cell office:value-type="string" calcext:value-type="string">
            <text:p>Ziel einer jeden Auftragskalkulation ist natürlich einerseits die Erwirtschaftung einer positiven Umsatzrendite für den »Designer« – man lebt schließlich nicht vom Umsatz, sondern vom Gewinn nach Steuer [3] – anderseits muss die Kalkulation eine lohnende Investition für einen Auftraggeber [4] darstellen. Ein ausgewogene Relation der Interessen ist für beide Vertragsparteien hier nur vorteilhaft; sie garantiert ein konstruktives Miteinander.</text:p>
          </table:table-cell>
          <table:table-cell table:number-columns-repeated="1023"/>
        </table:table-row>
        <table:table-row table:style-name="ro1">
          <table:table-cell table:number-columns-repeated="1024"/>
        </table:table-row>
        <table:table-row table:style-name="ro1">
          <table:table-cell office:value-type="string" calcext:value-type="string">
            <text:p>A. Die Entwurfsvergütung</text:p>
          </table:table-cell>
          <table:table-cell table:number-columns-repeated="1023"/>
        </table:table-row>
        <table:table-row table:style-name="ro1">
          <table:table-cell office:value-type="string" calcext:value-type="string">
            <text:p>Weit verbreitet ist in Deutschland die Abrechnung für die Vergütung von Entwurfsarbeiten nach Zeitaufwand bzw. nach einer Pauschale für eine einzelne (z.B. ein Signet) oder mehrere Leistungen (z.B. ein * Corporate Design inklusive Signet und Applikationen).</text:p>
          </table:table-cell>
          <table:table-cell table:number-columns-repeated="1023"/>
        </table:table-row>
        <table:table-row table:style-name="ro1">
          <table:table-cell table:number-columns-repeated="1024"/>
        </table:table-row>
        <table:table-row table:style-name="ro1">
          <table:table-cell office:value-type="string" calcext:value-type="string">
            <text:p>Der Basisstundensatz für einen freiberuflich tätigen, also selbständigen Designer ohne nennenswerte Qualifikationen, beginnt in Deutschland, beispielsweise auf Empfehlung der Allianz deutscher Designer (Vergütungstarifvertrag Design, SDSt/AGD), bei netto 70,-</text:p>
          </table:table-cell>
          <table:table-cell table:number-columns-repeated="1023"/>
        </table:table-row>
        <table:table-row table:style-name="ro1">
          <table:table-cell office:value-type="string" calcext:value-type="string">
            <text:p>Euro ohne Nutzung. Legt man allerdings allgemeingültige betriebswirtschaftliche Bemessungen zugrunde, deckt dieser im Februar 2002 empfohlene Basisstunden(um)satz in Städten mit hohem Lebenskostenindex, beispielsweise München, Hamburg, Frankfurt oder Düsseldorf [5] – heute keinesfalls mehr den Kostendeckungsbeitrag eines Freiberuflers mit eigenem Design-Studio bzw. professionellem Equipment [5].</text:p>
          </table:table-cell>
          <table:table-cell table:number-columns-repeated="1023"/>
        </table:table-row>
        <table:table-row table:style-name="ro1">
          <table:table-cell table:number-columns-repeated="1024"/>
        </table:table-row>
        <table:table-row table:style-name="ro1">
          <table:table-cell office:value-type="string" calcext:value-type="string">
            <text:p>Für einen durchschnittlich qualifizierten, selbständigen Designer oder Fotografen mit mindestens 10 Jahren Berufserfahrung, eigenem Studio bzw. professionellem Equipment sind in Deutschland Basisstundensätze ohne Nutzung von 120,- bis 260,- Euro üblich. Für überregional renommierte freiberufliche Graphic Designer oder Fotografen werden Mann-Tagessätze von 2.500,- bis 7.500,- Euro berechnet. International renommierte Top-Designer, insbesondere im Segment Mode-, Produkt- und Architekturdesign, sowie einige Top-Fotografen erreichen vereinzelt Spitzenhonorare von bis zu 80.000 Euro [1] und mehr pro Tag.</text:p>
          </table:table-cell>
          <table:table-cell table:number-columns-repeated="1023"/>
        </table:table-row>
        <table:table-row table:style-name="ro1">
          <table:table-cell table:number-columns-repeated="1024"/>
        </table:table-row>
        <table:table-row table:style-name="ro1">
          <table:table-cell office:value-type="string" calcext:value-type="string">
            <text:p>Grundsätzlich gilt, dass strategische Designleistungen (Einzel-, Spezial- und Neuanfertigungen, kreative Individuallösungen) deutlich besser vergütet werden, als Reinabwicklungen und Projektmanagement, die einen niedrigeren philologischen und/oder künstlerischen Spezialisierungsgrad erfordern. Beispiel: Der Entwurf eines Signets, einer Geschäftspapierausstattung, einer Website oder eines Geschäftsberichts wird natürlich deutlich besser vergütet, als die Umsetzung eines bereits vorhandenen Signets bzw. eines bereits fixierten Corporate Designs.</text:p>
          </table:table-cell>
          <table:table-cell table:number-columns-repeated="1023"/>
        </table:table-row>
        <table:table-row table:style-name="ro1">
          <table:table-cell table:number-columns-repeated="1024"/>
        </table:table-row>
        <table:table-row table:style-name="ro1">
          <table:table-cell office:value-type="string" calcext:value-type="string">
            <text:p>B. Nutzungsvergütung</text:p>
          </table:table-cell>
          <table:table-cell table:number-columns-repeated="1023"/>
        </table:table-row>
        <table:table-row table:style-name="ro1">
          <table:table-cell office:value-type="string" calcext:value-type="string">
            <text:p>Die Vergütung von eingeräumten * Nutzungsrechten, also Lizenzen, wird im Segment Graphic Design und in der Auftragsfotografie (also kein Stockmaterial) prozentual oder pauschal je nach Nutzungsart, Nutzungsgebiet, Nutzungsdauer und Nutzungsumfang zur Entwurfsvergütung hinzugerechnet. Im Segment Produkt-, Industrie- und Modedesign sind auch Umsatzbeteiligungen bzw. Nutzungsvergütungen nach verkaufter Stückzahl üblich. Im Zeitungs- und Verlagswesen werden für durchschnittliches Bildmaterial mehrheitlich temporäre und auflagenorientierte Lizenzabrechnungssysteme verwendet.</text:p>
          </table:table-cell>
          <table:table-cell table:number-columns-repeated="1023"/>
        </table:table-row>
        <table:table-row table:style-name="ro1">
          <table:table-cell table:number-columns-repeated="1024"/>
        </table:table-row>
        <table:table-row table:style-name="ro1">
          <table:table-cell office:value-type="string" calcext:value-type="string">
            <text:p>Diese rechnerische Abgrenzung der »Nutzung eines Entwurfs« ist nicht nur seit 2002/2003 rechtskonform, sondern sie bietet auch ein breites Spektrum in der Preisgestaltung. Hat beispielsweise ein Auftraggeber für eine bestimmte Designleistung nur ein bestimmte Investitionskapital zur Verfügung, besteht dadurch die Möglichkeit, die Nutzung (hinsichtlich Nutzungsart, Nutzungsgebiet, Nutzungsdauer, Nutzungsumfang) zu minimieren.</text:p>
          </table:table-cell>
          <table:table-cell table:number-columns-repeated="1023"/>
        </table:table-row>
        <table:table-row table:style-name="ro1">
          <table:table-cell table:number-columns-repeated="1024"/>
        </table:table-row>
        <table:table-row table:style-name="ro1">
          <table:table-cell office:value-type="string" calcext:value-type="string">
            <text:p>Beispiel: Um einen Invest realisieren zu können, werden anstatt zehn Jahren Nutzung nur drei Jahre Nutzung vereinbart. Nach Ablauf der drei Jahre kann eine weitere Nutzung vereinbart werden, deren Konditionen natürlich a priori fixiert werden können, die aber gegebenenfalls erst in drei Jahren wirksam werden.</text:p>
          </table:table-cell>
          <table:table-cell table:number-columns-repeated="1023"/>
        </table:table-row>
        <table:table-row table:style-name="ro1">
          <table:table-cell table:number-columns-repeated="1024"/>
        </table:table-row>
        <table:table-row table:style-name="ro1">
          <table:table-cell office:value-type="string" calcext:value-type="string">
            <text:p>C. Vergütungen für sonstige Leistungen</text:p>
          </table:table-cell>
          <table:table-cell table:number-columns-repeated="1023"/>
        </table:table-row>
        <table:table-row table:style-name="ro1">
          <table:table-cell office:value-type="string" calcext:value-type="string">
            <text:p>Hier sind Dienstleistungen gemeint, die im Sinne des UrhG keine persönliche, geistige Schöpfungen sind und nur als pure Dienstleistung ohne Nutzungsrecht abgerechnet werden. Also beispielsweise Reinabwicklung, Recherche, Kontakt, Reinzeichnungen, Schriftsatzarbeiten im Sinne von simpler Textverarbeitung, Bildbearbeitung, Programmierung, Texterfassung, Datenübernahme, Autorenänderungen, Modellbau etc. Viele Studios bieten hier Stundensätze an, die vom Basisstundensatz für Entwurfsarbeiten abweichen. Oftmals werden auch unterschiedliche Stundensätze je nach Kostenart (z.B. Fahrt oder Präsentation) und Qualifikation (z.B. Praktikant oder Inhaber) angesetzt.</text:p>
          </table:table-cell>
          <table:table-cell table:number-columns-repeated="1023"/>
        </table:table-row>
        <table:table-row table:style-name="ro1">
          <table:table-cell table:number-columns-repeated="1024"/>
        </table:table-row>
        <table:table-row table:style-name="ro1">
          <table:table-cell office:value-type="string" calcext:value-type="string">
            <text:p>Tipp: Klären Sie bereits im Vorfeld ab, welche Leistungen unter das UrhG fallen und welche nicht. Beispielsweise ist Entwicklung eines * Corporate Designs unbestritten eine schöpferische Tätigkeit (Entwurfsvergütung plus Lizenz); die fortlaufende Implementierung eines bereits vorhandenen Corporate Designs dagegen in der Regel nicht (sonstige Leistung). Gleiches gilt z.B. für die Bildbearbeitung. Entsteht eine eigenständige Collage, fallen Entwurfsvergütung plus Lizenz an. Werden Bilder nur für die Druckvorstufe (Farbkorrekturen, Schärfe, Schmutzentfernung usw.) bearbeitet, ist dies eine reine Dienstleistung ohne Nutzungsrechte.</text:p>
          </table:table-cell>
          <table:table-cell table:number-columns-repeated="1023"/>
        </table:table-row>
        <table:table-row table:style-name="ro1">
          <table:table-cell table:number-columns-repeated="1024"/>
        </table:table-row>
        <table:table-row table:style-name="ro1">
          <table:table-cell office:value-type="string" calcext:value-type="string">
            <text:p>D. Material- und Organisationskosten</text:p>
          </table:table-cell>
          <table:table-cell table:number-columns-repeated="1023"/>
        </table:table-row>
        <table:table-row table:style-name="ro1">
          <table:table-cell office:value-type="string" calcext:value-type="string">
            <text:p>Hier werden verauslagte Kosten beispielsweise für Material, Fahrten, Kuriere, Taxi, Reisekosten, Telekommunikation, Porto, Kopien, Proofs, Andrucke, Papiere, Scans, Foto- und Filmmaterial, Chemikalien etc. abgerechnet. Die meisten Agenturen, Designbüros und Fotografen addieren eine sogenannte »Service-Fee« in Höhe von 10% bis 20% bzw. sie rechnen auf im Großhandel eingekauftes Material eine übliche Einzelhandelsspanne hinzu. Oft werden auch Pauschalen oder Obergrenzen für Fremd- und Organisationskosten vereinbart, was in der Regel ratsam ist.</text:p>
          </table:table-cell>
          <table:table-cell table:number-columns-repeated="1023"/>
        </table:table-row>
        <table:table-row table:style-name="ro1">
          <table:table-cell table:number-columns-repeated="1024"/>
        </table:table-row>
        <table:table-row table:style-name="ro1">
          <table:table-cell office:value-type="string" calcext:value-type="string">
            <text:p>E. Fremdkosten</text:p>
          </table:table-cell>
          <table:table-cell table:number-columns-repeated="1023"/>
        </table:table-row>
        <table:table-row table:style-name="ro1">
          <table:table-cell office:value-type="string" calcext:value-type="string">
            <text:p>Fremdkosten, z.B. Offsetdruckkosten etc., werden von Designstudios und Werbeagenturen nur nach separater schriftlicher Vereinbarung nebst Service Fee und meist nur gegen Vorkasse verauslagt. In der Regel wickelt der Auftraggeber diese Kosten auch bei Produktionsüberwachung durch das Designbüro über seine eigene Buchhaltung ab.</text:p>
          </table:table-cell>
          <table:table-cell table:number-columns-repeated="1023"/>
        </table:table-row>
        <table:table-row table:style-name="ro1">
          <table:table-cell table:number-columns-repeated="1024"/>
        </table:table-row>
        <table:table-row table:style-name="ro1">
          <table:table-cell office:value-type="string" calcext:value-type="string">
            <text:p>Tipp: Viele Werbeagenturen oder Designer »erhalten« von Lieferanten - oftmals auch unaufgefordert - eine Art »Vermittlungsprovision«, von der der Auftraggeber in der Regel nichts bemerkt, sie aber natürlich indirekt finanziert. In München beträgt diese Provision erfahrungsgemäß 5% bis 25% vom Nettoauftragswert. Dieses Provisionssystem ist insbesondere dann fragwürdig, wenn das Designstudio oder die Agentur zusätzlich dem Auftraggeber die Produktionsüberwachung (Druckabnahme, Reinabwicklung Druckerei etc.) in Rechnung stellt. Professioneller ist es sicherlich, hier im Vorfeld mit offenen Karten zu kalkulieren.</text:p>
          </table:table-cell>
          <table:table-cell table:number-columns-repeated="1023"/>
        </table:table-row>
        <table:table-row table:style-name="ro1">
          <table:table-cell table:number-columns-repeated="1024"/>
        </table:table-row>
        <table:table-row table:style-name="ro1">
          <table:table-cell office:value-type="string" calcext:value-type="string">
            <text:p>Tipp: Des weiteren muss in diesem Zusammenhang darauf hingewiesen werden, dass durch »Provisionsgeschäfte« ein selbständiger Designer bzw. Fotodesigner seine steuer- und sozialrechtlichen Privilegien als freiberuflicher »Schöpfer oder Autor« (kein Gewerbe, keine Gewerbesteuer, Möglichkeit der KSK etc.) verlieren und dadurch automatisch zum freiberuflichen »Gewerbetreibenden« werden könnte. Eine Rücksprache mit einem Fachmann (Wirtschaftsprüfer, Steuerberater, Jurist) wäre hier sicherlich ratsam.</text:p>
          </table:table-cell>
          <table:table-cell table:number-columns-repeated="1023"/>
        </table:table-row>
        <table:table-row table:number-rows-repeated="2" table:style-name="ro1">
          <table:table-cell table:number-columns-repeated="1024"/>
        </table:table-row>
        <table:table-row table:style-name="ro1">
          <table:table-cell office:value-type="string" calcext:value-type="string">
            <text:p>DAS KALKULATIONSMODELL NACH AGD</text:p>
          </table:table-cell>
          <table:table-cell table:number-columns-repeated="1023"/>
        </table:table-row>
        <table:table-row table:style-name="ro1">
          <table:table-cell office:value-type="string" calcext:value-type="string">
            <text:p>Der »Vergütungstarifvertrag Design SDSt/AGD« der »Allianz deutscher Designer« [7] ist in Deutschland für freiberufliche Designer, also explizit für professionelle Designer, das prominenteste und durchdachteste Kalkulationsmodell. Er berücksichtigt die Segmente Fotodesign, Illustration, Kommunikationsdesign, Messe- und Ausstellungsdesign, Modedesign, Produktdesign, Text und Textildesign. Er skizziert einzelne Design-, PR- und Werbemittel und relationiert sie in durchschnittliche Stundenaufkommen.</text:p>
          </table:table-cell>
          <table:table-cell table:number-columns-repeated="1023"/>
        </table:table-row>
        <table:table-row table:style-name="ro1">
          <table:table-cell table:number-columns-repeated="1024"/>
        </table:table-row>
        <table:table-row table:style-name="ro1">
          <table:table-cell office:value-type="string" calcext:value-type="string">
            <text:p>Dieses Kalkulationsmodell ist bereits auf das aktuelle UrhG abgestimmt und bietet eine sehr große Bandbreite der Preisgestaltung. Der »Vergütungstarifvertrag Design SDSt/AGD« wird erfahrungsgemäß auch sehr gerne von Juristen herangezogen, um die Ansprüche ihrer Klienten zu formulieren.</text:p>
          </table:table-cell>
          <table:table-cell table:number-columns-repeated="1023"/>
        </table:table-row>
        <table:table-row table:number-rows-repeated="2" table:style-name="ro1">
          <table:table-cell table:number-columns-repeated="1024"/>
        </table:table-row>
        <table:table-row table:style-name="ro1">
          <table:table-cell office:value-type="string" calcext:value-type="string">
            <text:p>Kalkulationsbeispiel</text:p>
          </table:table-cell>
          <table:table-cell table:number-columns-repeated="1023"/>
        </table:table-row>
        <table:table-row table:style-name="ro1">
          <table:table-cell office:value-type="string" calcext:value-type="string">
            <text:p>im Sinne des »Vergütungstarifvertrags Design SDSt/AGD«</text:p>
          </table:table-cell>
          <table:table-cell table:number-columns-repeated="1023"/>
        </table:table-row>
        <table:table-row table:style-name="ro1">
          <table:table-cell table:number-columns-repeated="1024"/>
        </table:table-row>
        <table:table-row table:style-name="ro1">
          <table:table-cell office:value-type="string" calcext:value-type="string">
            <text:p>Fiktives Briefing:</text:p>
          </table:table-cell>
          <table:table-cell table:number-columns-repeated="1023"/>
        </table:table-row>
        <table:table-row table:style-name="ro1">
          <table:table-cell office:value-type="string" calcext:value-type="string">
            <text:p>Der Designer ist in diesem Beispiel ein selbständiger »normaler Gebrauchsgrafiker« (Freiberufler) mit vier Jahren Berufserfahrung in einer mittelgroßen westdeutschen Stadt. Die Designleistung ist die Gestaltung eines Piktogramms für eine Software. Der Kunde ein mittelständisches Ingenieurbüro mit Kunden im gesamten Bundesgebiet. Das Piktogramm soll in Deutschland in allen Fach-Printmedien für vorerst 5 Jahre eingesetzt werden. Der Auftraggeber ist allein nutzungsberechtigt. Geschätzter Zeitaufwand für den Designer 8 Stunden Entwurf und 2 Stunden Reinzeichnung am Rechner. Des weiteren fallen noch 1 Stunde für die digitale Datenbereitstellung mittels DVD an, 1 Stunde Präsentation beim Kunden sowie 1 Stunde Hin- und Rückfahrt im eigenen PKW. Als Basisstundensatz werden 70,- Euro zur Kalkulation vereinbart. An Material fallen nur eine DVD nebst Hülle und Label, ein Kurier und graphisches Kleinmaterial an. Telefoniert wurde 5 x innerhalb der Stadt. Vier Korrekturabzüge wurden per PDF über eMail verschickt. Autorenkorrekturen fallen nicht an. Recherchen waren nicht nötig, da es sich um einen Stammklienten handelt und die Software im Studio bekannt ist. Fremdkosten fallen nicht an.</text:p>
          </table:table-cell>
          <table:table-cell table:number-columns-repeated="1023"/>
        </table:table-row>
        <table:table-row table:style-name="ro1">
          <table:table-cell table:number-columns-repeated="1024"/>
        </table:table-row>
        <table:table-row table:style-name="ro1">
          <table:table-cell office:value-type="string" calcext:value-type="string">
            <text:p>Kalkulation</text:p>
          </table:table-cell>
          <table:table-cell table:number-columns-repeated="1023"/>
        </table:table-row>
        <table:table-row table:style-name="ro1">
          <table:table-cell table:number-columns-repeated="1024"/>
        </table:table-row>
        <table:table-row table:style-name="ro1">
          <table:table-cell office:value-type="string" calcext:value-type="string">
            <text:p>A. Entwurfsvergütung</text:p>
          </table:table-cell>
          <table:table-cell table:number-columns-repeated="1023"/>
        </table:table-row>
        <table:table-row table:style-name="ro1">
          <table:table-cell office:value-type="string" calcext:value-type="string">
            <text:p>8 Stunden Gestaltung des Piktogramms à 70,- = 560,- Euro</text:p>
          </table:table-cell>
          <table:table-cell table:number-columns-repeated="1023"/>
        </table:table-row>
        <table:table-row table:style-name="ro1">
          <table:table-cell office:value-type="string" calcext:value-type="string">
            <text:p>Gesamt netto Entwurfsvergütung 560,- Euro</text:p>
          </table:table-cell>
          <table:table-cell table:number-columns-repeated="1023"/>
        </table:table-row>
        <table:table-row table:style-name="ro1">
          <table:table-cell table:number-columns-repeated="1024"/>
        </table:table-row>
        <table:table-row table:style-name="ro1">
          <table:table-cell office:value-type="string" calcext:value-type="string">
            <text:p>B. Nutzungsvergütung</text:p>
          </table:table-cell>
          <table:table-cell table:number-columns-repeated="1023"/>
        </table:table-row>
        <table:table-row table:style-name="ro1">
          <table:table-cell office:value-type="string" calcext:value-type="string">
            <text:p>Die Faktoren für Nutzungsart, Nutzungsgebiet, Nutzungsdauer und Nutzungsumfang ergeben sich in diesem Falle aus einer Tabelle im AGD-Vergütungstarifvertrag. Anstatt mit Faktoren könnte natürlich die Nutzungsvergütung auch prozentual berechnet werden. Für dieses Beispiel:</text:p>
          </table:table-cell>
          <table:table-cell table:number-columns-repeated="1023"/>
        </table:table-row>
        <table:table-row table:style-name="ro1">
          <table:table-cell office:value-type="string" calcext:value-type="string">
            <text:p>Nutzungsart ausschließlich, Faktor 1,0</text:p>
          </table:table-cell>
          <table:table-cell table:number-columns-repeated="1023"/>
        </table:table-row>
        <table:table-row table:style-name="ro1">
          <table:table-cell office:value-type="string" calcext:value-type="string">
            <text:p>Nutzungsgebiet national, Faktor 0,4</text:p>
          </table:table-cell>
          <table:table-cell table:number-columns-repeated="1023"/>
        </table:table-row>
        <table:table-row table:style-name="ro1">
          <table:table-cell office:value-type="string" calcext:value-type="string">
            <text:p>Nutzungsdauer 5 Jahre, Faktor 0,3</text:p>
          </table:table-cell>
          <table:table-cell table:number-columns-repeated="1023"/>
        </table:table-row>
        <table:table-row table:style-name="ro1">
          <table:table-cell office:value-type="string" calcext:value-type="string">
            <text:p>Nutzungsumfang mittel, Faktor 0,3</text:p>
          </table:table-cell>
          <table:table-cell table:number-columns-repeated="1023"/>
        </table:table-row>
        <table:table-row table:style-name="ro1">
          <table:table-cell office:value-type="string" calcext:value-type="string">
            <text:p>Gesamtnutzungsfaktor in diesem Falle ist 2,0</text:p>
          </table:table-cell>
          <table:table-cell table:number-columns-repeated="1023"/>
        </table:table-row>
        <table:table-row table:style-name="ro1">
          <table:table-cell office:value-type="string" calcext:value-type="string">
            <text:p>Gesamtnutzungsfaktor 2,0 x Entwurfsvergütung 560,- = 1.120,- Euro</text:p>
          </table:table-cell>
          <table:table-cell table:number-columns-repeated="1023"/>
        </table:table-row>
        <table:table-row table:style-name="ro1">
          <table:table-cell office:value-type="string" calcext:value-type="string">
            <text:p>Gesamt netto Nutzungsvergütung 1.120,- Euro</text:p>
          </table:table-cell>
          <table:table-cell table:number-columns-repeated="1023"/>
        </table:table-row>
        <table:table-row table:style-name="ro1">
          <table:table-cell table:number-columns-repeated="1024"/>
        </table:table-row>
        <table:table-row table:style-name="ro1">
          <table:table-cell office:value-type="string" calcext:value-type="string">
            <text:p>C. Vergütung für sonstige Leistungen</text:p>
          </table:table-cell>
          <table:table-cell table:number-columns-repeated="1023"/>
        </table:table-row>
        <table:table-row table:style-name="ro1">
          <table:table-cell office:value-type="string" calcext:value-type="string">
            <text:p>2 Stunden Reinzeichnung in Illustrator à 70,- = 140,- Euro</text:p>
          </table:table-cell>
          <table:table-cell table:number-columns-repeated="1023"/>
        </table:table-row>
        <table:table-row table:style-name="ro1">
          <table:table-cell office:value-type="string" calcext:value-type="string">
            <text:p>1 Stunde Reinabwicklung, Datenübernahme, Konvertierung in andere Datenformate und Brennen einer DVD à 70,- = 70,- Euro</text:p>
          </table:table-cell>
          <table:table-cell table:number-columns-repeated="1023"/>
        </table:table-row>
        <table:table-row table:style-name="ro1">
          <table:table-cell office:value-type="string" calcext:value-type="string">
            <text:p>1 Stunde Kontakt (Präsentation) à 70,- = 70,- Euro</text:p>
          </table:table-cell>
          <table:table-cell table:number-columns-repeated="1023"/>
        </table:table-row>
        <table:table-row table:style-name="ro1">
          <table:table-cell office:value-type="string" calcext:value-type="string">
            <text:p>1 Stunde Reinabwicklung (Fahrt) à 70,- = 70,- Euro</text:p>
          </table:table-cell>
          <table:table-cell table:number-columns-repeated="1023"/>
        </table:table-row>
        <table:table-row table:style-name="ro1">
          <table:table-cell office:value-type="string" calcext:value-type="string">
            <text:p>0,5 Stunden Reinabwicklung (Korrekturabzüge, Telefonate) à 70,- = 35,- Euro</text:p>
          </table:table-cell>
          <table:table-cell table:number-columns-repeated="1023"/>
        </table:table-row>
        <table:table-row table:style-name="ro1">
          <table:table-cell office:value-type="string" calcext:value-type="string">
            <text:p>Gesamt netto sonstige Leistungen 385,- Euro</text:p>
          </table:table-cell>
          <table:table-cell table:number-columns-repeated="1023"/>
        </table:table-row>
        <table:table-row table:style-name="ro1">
          <table:table-cell table:number-columns-repeated="1024"/>
        </table:table-row>
        <table:table-row table:style-name="ro1">
          <table:table-cell office:value-type="string" calcext:value-type="string">
            <text:p>D. Organisations- und Materialkosten</text:p>
          </table:table-cell>
          <table:table-cell table:number-columns-repeated="1023"/>
        </table:table-row>
        <table:table-row table:style-name="ro1">
          <table:table-cell office:value-type="string" calcext:value-type="string">
            <text:p>1 DVD 20,- Euro</text:p>
          </table:table-cell>
          <table:table-cell table:number-columns-repeated="1023"/>
        </table:table-row>
        <table:table-row table:style-name="ro1">
          <table:table-cell office:value-type="string" calcext:value-type="string">
            <text:p>1 Kurier 32,- Euro</text:p>
          </table:table-cell>
          <table:table-cell table:number-columns-repeated="1023"/>
        </table:table-row>
        <table:table-row table:style-name="ro1">
          <table:table-cell office:value-type="string" calcext:value-type="string">
            <text:p>1 Fahrtpauschale im eigenen PKW innerhalb der Stadt 25,- Euro</text:p>
          </table:table-cell>
          <table:table-cell table:number-columns-repeated="1023"/>
        </table:table-row>
        <table:table-row table:style-name="ro1">
          <table:table-cell office:value-type="string" calcext:value-type="string">
            <text:p>1 Materialpauschale (Graphisches Kleinmaterial, Telekommunikation, Rechungsporto, Briefpapier usw.) 55,- Euro</text:p>
          </table:table-cell>
          <table:table-cell table:number-columns-repeated="1023"/>
        </table:table-row>
        <table:table-row table:style-name="ro1">
          <table:table-cell office:value-type="string" calcext:value-type="string">
            <text:p>Gesamt netto Organisations- und Materialkosten 132,- Euro</text:p>
          </table:table-cell>
          <table:table-cell table:number-columns-repeated="1023"/>
        </table:table-row>
        <table:table-row table:style-name="ro1">
          <table:table-cell table:number-columns-repeated="1024"/>
        </table:table-row>
        <table:table-row table:style-name="ro1">
          <table:table-cell office:value-type="string" calcext:value-type="string">
            <text:p>Die Rechnungsstellung würde dann wie folgt aussehen:</text:p>
          </table:table-cell>
          <table:table-cell table:number-columns-repeated="1023"/>
        </table:table-row>
        <table:table-row table:style-name="ro1">
          <table:table-cell office:value-type="string" calcext:value-type="string">
            <text:p>+ A. Entwurfvergütung Piktogramm netto Euro 560,-</text:p>
          </table:table-cell>
          <table:table-cell table:number-columns-repeated="1023"/>
        </table:table-row>
        <table:table-row table:style-name="ro1">
          <table:table-cell office:value-type="string" calcext:value-type="string">
            <text:p>+ B. Nutzungsvergütung netto Euro 1.120,-</text:p>
          </table:table-cell>
          <table:table-cell table:number-columns-repeated="1023"/>
        </table:table-row>
        <table:table-row table:style-name="ro1">
          <table:table-cell office:value-type="string" calcext:value-type="string">
            <text:p>+ C. Sonstige Leistungen netto Euro 385,-</text:p>
          </table:table-cell>
          <table:table-cell table:number-columns-repeated="1023"/>
        </table:table-row>
        <table:table-row table:style-name="ro1">
          <table:table-cell office:value-type="string" calcext:value-type="string">
            <text:p>+ D. Material- und Organisationskosten netto Euro 132,-</text:p>
          </table:table-cell>
          <table:table-cell table:number-columns-repeated="1023"/>
        </table:table-row>
        <table:table-row table:style-name="ro1">
          <table:table-cell office:value-type="string" calcext:value-type="string">
            <text:p><text:s/>=Gesamtvergütung netto Euro 2.197,-</text:p>
          </table:table-cell>
          <table:table-cell table:number-columns-repeated="1023"/>
        </table:table-row>
        <table:table-row table:style-name="ro1">
          <table:table-cell office:value-type="string" calcext:value-type="string">
            <text:p>+ gesetzliche Mehrwertsteuer (7% MwSt. bei Designleistungen, die unter</text:p>
          </table:table-cell>
          <table:table-cell table:number-columns-repeated="1023"/>
        </table:table-row>
        <table:table-row table:style-name="ro1">
          <table:table-cell office:value-type="string" calcext:value-type="string">
            <text:p>das UrhG fallen bzw. die zur Implementierung eines Entwurfs nötig sind)</text:p>
          </table:table-cell>
          <table:table-cell table:number-columns-repeated="1023"/>
        </table:table-row>
        <table:table-row table:number-rows-repeated="2" table:style-name="ro1">
          <table:table-cell table:number-columns-repeated="1024"/>
        </table:table-row>
        <table:table-row table:style-name="ro1">
          <table:table-cell office:value-type="string" calcext:value-type="string">
            <text:p>LITERATUR, QUELLEN UND ANMERKUNGEN</text:p>
          </table:table-cell>
          <table:table-cell table:number-columns-repeated="1023"/>
        </table:table-row>
        <table:table-row table:style-name="ro1">
          <table:table-cell office:value-type="string" calcext:value-type="string">
            <text:p>[1] Tageshonorar für einen Fotografen, den Helmut Lang (PRADA-Holding) engagiert hat (manager magazin 7.2005, 35. Jahrg., S. 52, Ursula Schwarzer: »Schöner Schein«).</text:p>
          </table:table-cell>
          <table:table-cell table:number-columns-repeated="1023"/>
        </table:table-row>
        <table:table-row table:style-name="ro1">
          <table:table-cell table:number-columns-repeated="1024"/>
        </table:table-row>
        <table:table-row table:style-name="ro1">
          <table:table-cell office:value-type="string" calcext:value-type="string">
            <text:p>[2] Urheberrechtsgesetz, Verlagsgesetz, Recht der urheberrechtlichen Verwertungsgesellschaften, Internationales Urheberrecht. Textausgabe mit einer ausführlichen Einführung und einem Sachverzeichnis.</text:p>
          </table:table-cell>
          <table:table-cell table:number-columns-repeated="1023"/>
        </table:table-row>
        <table:table-row table:style-name="ro1">
          <table:table-cell office:value-type="string" calcext:value-type="string">
            <text:p>Verlag Beck im dtv, ISBN 3-406-51266-6 (ca. 11,- Euro)</text:p>
          </table:table-cell>
          <table:table-cell table:number-columns-repeated="1023"/>
        </table:table-row>
        <table:table-row table:style-name="ro1">
          <table:table-cell table:number-columns-repeated="1024"/>
        </table:table-row>
        <table:table-row table:style-name="ro1">
          <table:table-cell office:value-type="string" calcext:value-type="string">
            <text:p>[3] Vergleich Tarifgehalt ./. Stundensatz eines Selbständigen: Um beispielsweise in Deutschland ein vergleichbares Brutto-Jahres-Tarifgehalt (ohne Arbeitgeberanteil zur Kranken, Pflege-, Renten- und Arbeitslosenversicherung und ohne Berufsgenossenschaft) von 47.899,- Euro zu erzielen, musste ein freiberuflicher Systemanalytiker bereits 2001 einen Nettoumsatz von 87.700,- Euro in nur 216 Tagen erwirtschaften. Unternehmerrisiko, Arbeitslosenversicherung, Invalidität, Rücklagen, Akquisition, Buchhaltung, Weiterbildung etc. sowie Anlagevermögen (Rechner, Kameras, usw.) sind hierbei noch nicht berücksichtigt. Um also nicht weniger als ein Angestellter ohne Unternehmerrisiko zu verdienen, musste ein Freiberufler bereits 2001 mindestens 89,- Euro netto pro Stunde umsetzen. Quelle: DGB-Bildungswerk-NRW, besucht am 20.04.2005.</text:p>
          </table:table-cell>
          <table:table-cell table:number-columns-repeated="1023"/>
        </table:table-row>
        <table:table-row table:style-name="ro1">
          <table:table-cell table:number-columns-repeated="1024"/>
        </table:table-row>
        <table:table-row table:style-name="ro1">
          <table:table-cell office:value-type="string" calcext:value-type="string">
            <text:p>Ein Gehaltsvergleich für Designer mit hoher Qualifikation (z.B. CD´s): Österreichische Führungskräfte, in der Regel im Arbeitnehmerverhälnis, erhalten lt. Kienbaum Vergütungsstudie »Führungskräfte in Österreich 2005« durchschnittlich 217.600 Euro im Jahr. Führungskräfte der zweiten Ebene erhalten ein Jahresgesamtgehalt (Grundgehalt plus variable Bestandteile) von 112.300 Euro und Manager der dritten Ebene von 82.900 Euro im Schnitt. Boni, Vergünstigungen und Dienswagen natürlich exklusive. Bezugsquelle der Studie: Kienbaum Management Consultants Wien, Katharina Wild, Tuchlauben 8, 1010 Wien, Österreich, Preis der Studie: 750,- Euro zuzüglich österreichische USt.</text:p>
          </table:table-cell>
          <table:table-cell table:number-columns-repeated="1023"/>
        </table:table-row>
        <table:table-row table:style-name="ro1">
          <table:table-cell table:number-columns-repeated="1024"/>
        </table:table-row>
        <table:table-row table:style-name="ro1">
          <table:table-cell office:value-type="string" calcext:value-type="string">
            <text:p>[4] Bei ihren regelmäßigen Honoraruntersuchungen macht die Freiberufler-Börse gulp.de nun schon seit Jahren jedesmal dieselbe erstaunliche Feststellung: Unternehmen, die beispielsweise Freiberufler suchen, bieten ihnen höhere Stundensätze an, als die Freiberufler selbst verlangen. Quelle: gulp.de, besucht am 20.04.2005.</text:p>
          </table:table-cell>
          <table:table-cell table:number-columns-repeated="1023"/>
        </table:table-row>
        <table:table-row table:style-name="ro1">
          <table:table-cell table:number-columns-repeated="1024"/>
        </table:table-row>
        <table:table-row table:style-name="ro1">
          <table:table-cell office:value-type="string" calcext:value-type="string">
            <text:p>[5] Laut FAZ, SZ und Bild gehören München, Hamburg, Frankfurt oder Düsseldorf zu den 28 teuersten Städten der Welt. München ist die teuerste Stadt Deutschlands und nimmt im weltweiten Ranking Platz 15 (!) ein. Pressemeldungen jeweils vom 03.04.2005.</text:p>
          </table:table-cell>
          <table:table-cell table:number-columns-repeated="1023"/>
        </table:table-row>
        <table:table-row table:style-name="ro1">
          <table:table-cell table:number-columns-repeated="1024"/>
        </table:table-row>
        <table:table-row table:style-name="ro1">
          <table:table-cell office:value-type="string" calcext:value-type="string">
            <text:p>[6] Anmerkung zum Vergütungstarifvertrag des AGD: Erfahrungsgemäß steigt der reale durchschnittliche Stundensatz auch nach Hinzurechnung der Nutzungsvergütung nicht, da die Bemessungsgrundlagen der Stundenaufkommen viel zu niedrig angesetzt wurden. Beispielsweise wird der Entwurf eines Ausweises mit nur 3 bis 9 Stunden und der Entwurf eines Signets mit nur 24 bis 48 Stunden skizziert. Das sind Stundenaufkommen, die in einem professionellen Arbeitsprozess oft nicht einmal die Recherche abdecken. Ergo gilt auch hier: Differenziert betrachten und dementsprechend betriebswirtschaftlich das System auf die jeweiligen realen Bedürfnisse transponieren.</text:p>
          </table:table-cell>
          <table:table-cell table:number-columns-repeated="1023"/>
        </table:table-row>
        <table:table-row table:style-name="ro1">
          <table:table-cell table:number-columns-repeated="1024"/>
        </table:table-row>
        <table:table-row table:style-name="ro1">
          <table:table-cell office:value-type="string" calcext:value-type="string">
            <text:p>[7] Vergütungstarifvertrag Design SDSt/AGD</text:p>
          </table:table-cell>
          <table:table-cell table:number-columns-repeated="1023"/>
        </table:table-row>
        <table:table-row table:style-name="ro1">
          <table:table-cell office:value-type="string" calcext:value-type="string">
            <text:p>Allianz deutscher Designer« [AGD]</text:p>
          </table:table-cell>
          <table:table-cell table:number-columns-repeated="1023"/>
        </table:table-row>
        <table:table-row table:style-name="ro1">
          <table:table-cell office:value-type="string" calcext:value-type="string">
            <text:p>Steinstraße 3</text:p>
          </table:table-cell>
          <table:table-cell table:number-columns-repeated="1023"/>
        </table:table-row>
        <table:table-row table:style-name="ro1">
          <table:table-cell office:value-type="string" calcext:value-type="string">
            <text:p>38100 Braunschweig</text:p>
          </table:table-cell>
          <table:table-cell table:number-columns-repeated="1023"/>
        </table:table-row>
        <table:table-row table:style-name="ro1">
          <table:table-cell office:value-type="string" calcext:value-type="string">
            <text:p>Telefon 0531.16757</text:p>
          </table:table-cell>
          <table:table-cell table:number-columns-repeated="1023"/>
        </table:table-row>
        <table:table-row table:style-name="ro1">
          <table:table-cell office:value-type="string" calcext:value-type="string">
            <text:p>Fax 0531.16989</text:p>
          </table:table-cell>
          <table:table-cell table:number-columns-repeated="1023"/>
        </table:table-row>
        <table:table-row table:style-name="ro1">
          <table:table-cell office:value-type="string" calcext:value-type="string">
            <text:p>info@agd.de</text:p>
          </table:table-cell>
          <table:table-cell table:number-columns-repeated="1023"/>
        </table:table-row>
        <table:table-row table:style-name="ro1">
          <table:table-cell office:value-type="string" calcext:value-type="string">
            <text:p>www.agd.de</text:p>
          </table:table-cell>
          <table:table-cell table:number-columns-repeated="1023"/>
        </table:table-row>
        <table:table-row table:style-name="ro1">
          <table:table-cell office:value-type="string" calcext:value-type="string">
            <text:p>ISBN 3-925812-01-6 (ca. 33,- Euro)</text:p>
          </table:table-cell>
          <table:table-cell table:number-columns-repeated="1023"/>
        </table:table-row>
        <table:table-row table:style-name="ro1">
          <table:table-cell table:number-columns-repeated="1024"/>
        </table:table-row>
        <table:table-row table:style-name="ro1">
          <table:table-cell office:value-type="string" calcext:value-type="string">
            <text:p>Hackenberg, Heide: Graphik-Design, Akquisition und Kalkulation</text:p>
          </table:table-cell>
          <table:table-cell table:number-columns-repeated="1023"/>
        </table:table-row>
        <table:table-row table:style-name="ro1">
          <table:table-cell office:value-type="string" calcext:value-type="string">
            <text:p>Verlag Hermann Schmidt Mainz</text:p>
          </table:table-cell>
          <table:table-cell table:number-columns-repeated="1023"/>
        </table:table-row>
        <table:table-row table:style-name="ro1">
          <table:table-cell office:value-type="string" calcext:value-type="string">
            <text:p>ISBN 3-87439-616-9</text:p>
          </table:table-cell>
          <table:table-cell table:number-columns-repeated="1023"/>
        </table:table-row>
        <table:table-row table:style-name="ro1">
          <table:table-cell table:number-columns-repeated="1024"/>
        </table:table-row>
        <table:table-row table:style-name="ro1">
          <table:table-cell office:value-type="string" calcext:value-type="string">
            <text:p>Nutzungsbedingungen *</text:p>
          </table:table-cell>
          <table:table-cell table:number-columns-repeated="1023"/>
        </table:table-row>
        <table:table-row table:style-name="ro1">
          <table:table-cell office:value-type="string" calcext:value-type="string">
            <text:p>Stand: 21.04.2005</text:p>
          </table:table-cell>
          <table:table-cell table:number-columns-repeated="1023"/>
        </table:table-row>
        <table:table-row table:number-rows-repeated="65393" table:style-name="ro1">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draw="urn:oasis:names:tc:opendocument:xmlns:drawing:1.0" xmlns:fo="urn:oasis:names:tc:opendocument:xmlns:xsl-fo-compatible:1.0" xmlns:loext="urn:org:documentfoundation:names:experimental:office:xmlns:loext:1.0" xmlns:number="urn:oasis:names:tc:opendocument:xmlns:datastyle:1.0" xmlns:office="urn:oasis:names:tc:opendocument:xmlns:office:1.0" xmlns:style="urn:oasis:names:tc:opendocument:xmlns:style:1.0" xmlns:svg="urn:oasis:names:tc:opendocument:xmlns:svg-compatible:1.0" xmlns:text="urn:oasis:names:tc:opendocument:xmlns:text:1.0" office:version="1.2">
  <office:font-face-decls>
    <style:font-face style:name="Aral" svg:font-family="Aral"/>
    <style:font-face style:font-pitch="variable" style:name="Arial Unicode MS" svg:font-family="'Arial Unicode MS'"/>
    <style:font-face style:font-pitch="variable" style:name="HG Mincho Light J" svg:font-family="'HG Mincho Light J'"/>
    <style:font-face style:font-adornments="Standard" style:font-pitch="variable" style:name="SUSE Sans" svg:font-family="'SUSE Sans'"/>
    <style:font-face style:font-family-generic="swiss" style:font-pitch="variable" style:name="Arial" svg:font-family="Arial"/>
    <style:font-face style:font-family-generic="swiss" style:font-pitch="variable" style:name="Liberation Sans" svg:font-family="'Liberation Sans'"/>
    <style:font-face style:font-family-generic="system" style:font-pitch="variable" style:name="Arial1" svg:font-family="Arial"/>
    <style:font-face style:font-family-generic="system" style:font-pitch="variable" style:name="DejaVu Sans" svg:font-family="'DejaVu Sans'"/>
  </office:font-face-decls>
  <office:styles>
    <number:currency-style style:name="N108P0" style:volatile="true">
      <number:number number:decimal-places="2" number:grouping="true" number:min-integer-digits="1" loext:min-decimal-places="2"/>
      <number:text> </number:text>
      <number:currency-symbol number:country="DE" number:language="de">€</number:currency-symbol>
    </number:currency-style>
    <number:currency-style style:name="N108">
      <style:text-properties fo:color="#ff0000"/>
      <number:text>-</number:text>
      <number:number number:decimal-places="2" number:grouping="true" number:min-integer-digits="1" loext:min-decimal-places="2"/>
      <number:text> </number:text>
      <number:currency-symbol number:country="DE" number:language="de">€</number:currency-symbol>
      <style:map style:apply-style-name="N108P0" style:condition="value()&gt;=0"/>
    </number:currency-style>
    <number:currency-style style:name="N140P0" style:volatile="true">
      <number:number number:decimal-places="0" number:grouping="true" number:min-integer-digits="1" loext:min-decimal-places="0"/>
      <number:text> </number:text>
      <number:currency-symbol number:country="DE" number:language="de">€</number:currency-symbol>
    </number:currency-style>
    <number:currency-style style:name="N140">
      <style:text-properties fo:color="#ff0000"/>
      <number:text>-</number:text>
      <number:number number:decimal-places="0" number:grouping="true" number:min-integer-digits="1" loext:min-decimal-places="0"/>
      <number:text> </number:text>
      <number:currency-symbol number:country="DE" number:language="de">€</number:currency-symbol>
      <style:map style:apply-style-name="N140P0" style:condition="value()&gt;=0"/>
    </number:currency-style>
    <number:currency-style style:name="N152">
      <number:number number:decimal-places="0" number:grouping="true" number:min-integer-digits="1" loext:min-decimal-places="0"/>
      <number:text> </number:text>
      <number:currency-symbol number:country="EG" number:language="ar">€</number:currency-symbol>
    </number:currency-style>
    <number:currency-style style:name="N182P0" style:volatile="true">
      <number:number number:decimal-places="1" number:grouping="true" number:min-integer-digits="1" loext:min-decimal-places="1"/>
      <number:text> </number:text>
      <number:currency-symbol number:country="DE" number:language="de">€</number:currency-symbol>
    </number:currency-style>
    <number:currency-style style:name="N182">
      <style:text-properties fo:color="#ff0000"/>
      <number:text>-</number:text>
      <number:number number:decimal-places="1" number:grouping="true" number:min-integer-digits="1" loext:min-decimal-places="1"/>
      <number:text> </number:text>
      <number:currency-symbol number:country="DE" number:language="de">€</number:currency-symbol>
      <style:map style:apply-style-name="N182P0" style:condition="value()&gt;=0"/>
    </number:currency-style>
    <number:currency-style style:name="N188P0" style:volatile="true">
      <number:number number:decimal-places="2" number:grouping="true" number:min-integer-digits="1" loext:min-decimal-places="2"/>
      <number:text> </number:text>
      <number:currency-symbol>EUR</number:currency-symbol>
    </number:currency-style>
    <number:currency-style style:name="N188">
      <style:text-properties fo:color="#ff0000"/>
      <number:text>-</number:text>
      <number:number number:decimal-places="2" number:grouping="true" number:min-integer-digits="1" loext:min-decimal-places="2"/>
      <number:text> </number:text>
      <number:currency-symbol>EUR</number:currency-symbol>
      <style:map style:apply-style-name="N188P0" style:condition="value()&gt;=0"/>
    </number:currency-style>
    <number:currency-style style:name="N190P0" style:volatile="true">
      <number:number number:decimal-places="0" number:grouping="true" number:min-integer-digits="1" loext:min-decimal-places="0"/>
      <number:text> </number:text>
      <number:currency-symbol>EUR</number:currency-symbol>
    </number:currency-style>
    <number:currency-style style:name="N190">
      <style:text-properties fo:color="#ff0000"/>
      <number:text>-</number:text>
      <number:number number:decimal-places="0" number:grouping="true" number:min-integer-digits="1" loext:min-decimal-places="0"/>
      <number:text> </number:text>
      <number:currency-symbol>EUR</number:currency-symbol>
      <style:map style:apply-style-name="N190P0" style:condition="value()&gt;=0"/>
    </number:currency-style>
    <number:date-style style:name="N145">
      <number:text>© </number:text>
      <number:year number:style="long"/>
      <number:text>  LVM [Bernd Schumacher, Richard Uhlig]</number:text>
    </number:date-style>
    <number:date-style style:name="N160P0" style:volatile="true">
      <number:month number:textual="true"/>
    </number:date-style>
    <number:date-style style:name="N162P0" style:volatile="true">
      <number:month number:style="long" number:textual="true"/>
      <number:text> </number:text>
      <number:year/>
    </number:date-style>
    <number:date-style style:name="N163">
      <number:month number:textual="true"/>
      <number:text> </number:text>
      <number:year number:style="long"/>
    </number:date-style>
    <number:date-style style:name="N164">
      <number:year number:style="long"/>
    </number:date-style>
    <number:date-style number:country="DE" number:language="de" style:name="N10107">
      <number:day number:style="long"/>
      <number:text>. </number:text>
      <number:month number:textual="true"/>
      <number:text> </number:text>
      <number:year/>
    </number:date-style>
    <number:date-style number:country="DE" number:language="de" style:name="N10108">
      <number:day number:style="long"/>
      <number:text>. </number:text>
      <number:month number:textual="true"/>
    </number:date-style>
    <number:date-style number:country="DE" number:language="de" style:name="N10109">
      <number:month number:textual="true"/>
      <number:text> </number:text>
      <number:year/>
    </number:date-style>
    <number:date-style number:country="DE" number:language="de" style:name="N10112">
      <number:day number:style="long"/>
      <number:text>.</number:text>
      <number:month number:style="long"/>
      <number:text>.</number:text>
      <number:year number:style="long"/>
      <number:text> </number:text>
      <number:hours number:style="long"/>
      <number:text>:</number:text>
      <number:minutes number:style="long"/>
    </number:date-style>
    <number:number-style style:name="N0">
      <number:number number:min-integer-digits="1"/>
    </number:number-style>
    <number:number-style style:name="N109">
      <number:number number:decimal-places="0" number:grouping="true" number:min-integer-digits="1" loext:min-decimal-places="0"/>
      <number:text> €</number:text>
    </number:number-style>
    <number:number-style style:name="N110P0" style:volatile="true">
      <number:number number:decimal-places="0" number:grouping="true" number:min-integer-digits="1" loext:min-decimal-places="0"/>
      <number:text> €</number:text>
    </number:number-style>
    <number:number-style style:name="N110">
      <number:text>-</number:text>
      <number:number number:decimal-places="0" number:grouping="true" number:min-integer-digits="1" loext:min-decimal-places="0"/>
      <number:text> €</number:text>
      <style:map style:apply-style-name="N110P0" style:condition="value()&gt;=0"/>
    </number:number-style>
    <number:number-style style:name="N111P0" style:volatile="true">
      <number:number number:decimal-places="0" number:grouping="true" number:min-integer-digits="1" loext:min-decimal-places="0"/>
      <number:text> €</number:text>
    </number:number-style>
    <number:number-style style:name="N111">
      <style:text-properties fo:color="#ff0000"/>
      <number:text>-</number:text>
      <number:number number:decimal-places="0" number:grouping="true" number:min-integer-digits="1" loext:min-decimal-places="0"/>
      <number:text> €</number:text>
      <style:map style:apply-style-name="N111P0" style:condition="value()&gt;=0"/>
    </number:number-style>
    <number:number-style style:name="N113P0" style:volatile="true">
      <number:number number:decimal-places="2" number:grouping="true" number:min-integer-digits="1" loext:min-decimal-places="2"/>
      <number:text> €</number:text>
    </number:number-style>
    <number:number-style style:name="N113">
      <number:text>-</number:text>
      <number:number number:decimal-places="2" number:grouping="true" number:min-integer-digits="1" loext:min-decimal-places="2"/>
      <number:text> €</number:text>
      <style:map style:apply-style-name="N113P0" style:condition="value()&gt;=0"/>
    </number:number-style>
    <number:number-style style:name="N114P0" style:volatile="true">
      <number:number number:decimal-places="2" number:grouping="true" number:min-integer-digits="1" loext:min-decimal-places="2"/>
      <number:text> €</number:text>
    </number:number-style>
    <number:number-style style:name="N114">
      <style:text-properties fo:color="#ff0000"/>
      <number:text>-</number:text>
      <number:number number:decimal-places="2" number:grouping="true" number:min-integer-digits="1" loext:min-decimal-places="2"/>
      <number:text> €</number:text>
      <style:map style:apply-style-name="N114P0" style:condition="value()&gt;=0"/>
    </number:number-style>
    <number:number-style style:name="N118P0" style:volatile="true">
      <number:number number:decimal-places="0" number:grouping="true" number:min-integer-digits="1" loext:min-decimal-places="0"/>
      <number:text>    </number:text>
    </number:number-style>
    <number:number-style style:name="N118P1" style:volatile="true">
      <number:text>-</number:text>
      <number:number number:decimal-places="0" number:grouping="true" number:min-integer-digits="1" loext:min-decimal-places="0"/>
      <number:text>    </number:text>
    </number:number-style>
    <number:number-style style:name="N118P2" style:volatile="true">
      <number:text> -    </number:text>
    </number:number-style>
    <number:number-style style:name="N122P0" style:volatile="true">
      <number:number number:decimal-places="0" number:grouping="true" number:min-integer-digits="1" loext:min-decimal-places="0"/>
      <number:text> € </number:text>
    </number:number-style>
    <number:number-style style:name="N122P1" style:volatile="true">
      <number:text>-</number:text>
      <number:number number:decimal-places="0" number:grouping="true" number:min-integer-digits="1" loext:min-decimal-places="0"/>
      <number:text> € </number:text>
    </number:number-style>
    <number:number-style style:name="N122P2" style:volatile="true">
      <number:text> - € </number:text>
    </number:number-style>
    <number:number-style style:name="N126P0" style:volatile="true">
      <number:number number:decimal-places="2" number:grouping="true" number:min-integer-digits="1" loext:min-decimal-places="2"/>
      <number:text>    </number:text>
    </number:number-style>
    <number:number-style style:name="N126P1" style:volatile="true">
      <number:text>-</number:text>
      <number:number number:decimal-places="2" number:grouping="true" number:min-integer-digits="1" loext:min-decimal-places="2"/>
      <number:text>    </number:text>
    </number:number-style>
    <number:number-style style:name="N126P2" style:volatile="true">
      <number:text>-</number:text>
      <number:number number:decimal-places="0" number:min-integer-digits="0" loext:min-decimal-places="0"/>
      <number:text>    </number:text>
    </number:number-style>
    <number:number-style style:name="N130P0" style:volatile="true">
      <number:number number:decimal-places="2" number:grouping="true" number:min-integer-digits="1" loext:min-decimal-places="2"/>
      <number:text> € </number:text>
    </number:number-style>
    <number:number-style style:name="N130P1" style:volatile="true">
      <number:text>-</number:text>
      <number:number number:decimal-places="2" number:grouping="true" number:min-integer-digits="1" loext:min-decimal-places="2"/>
      <number:text> € </number:text>
    </number:number-style>
    <number:number-style style:name="N130P2" style:volatile="true">
      <number:text>-</number:text>
      <number:number number:decimal-places="0" number:min-integer-digits="0" loext:min-decimal-places="0"/>
      <number:text> € </number:text>
    </number:number-style>
    <number:number-style style:name="N134">
      <number:scientific-number number:decimal-places="1" number:min-exponent-digits="1" number:min-integer-digits="3" loext:exponent-interval="3" loext:forced-exponent-sign="true" loext:min-decimal-places="1"/>
    </number:number-style>
    <number:number-style style:name="N136P0" style:volatile="true">
      <number:number number:decimal-places="0" number:grouping="true" number:min-integer-digits="1" loext:min-decimal-places="0"/>
      <number:text> </number:text>
    </number:number-style>
    <number:number-style style:name="N136">
      <style:text-properties fo:color="#ff0000"/>
      <number:text>-</number:text>
      <number:number number:decimal-places="0" number:grouping="true" number:min-integer-digits="1" loext:min-decimal-places="0"/>
      <number:text> </number:text>
      <style:map style:apply-style-name="N136P0" style:condition="value()&gt;=0"/>
    </number:number-style>
    <number:number-style style:name="N137">
      <number:number number:decimal-places="0" number:min-integer-digits="1" loext:min-decimal-places="0"/>
      <number:text> St.</number:text>
    </number:number-style>
    <number:number-style style:name="N141P0" style:volatile="true">
      <number:number number:decimal-places="0" number:grouping="true" number:min-integer-digits="1" loext:min-decimal-places="0"/>
      <number:text> € </number:text>
    </number:number-style>
    <number:number-style style:name="N141P1" style:volatile="true">
      <number:text>-</number:text>
      <number:number number:decimal-places="0" number:grouping="true" number:min-integer-digits="1" loext:min-decimal-places="0"/>
      <number:text> € </number:text>
    </number:number-style>
    <number:number-style style:name="N141P2" style:volatile="true">
      <number:text>-</number:text>
      <number:number number:decimal-places="0" number:min-integer-digits="0" loext:min-decimal-places="0"/>
      <number:text> € </number:text>
    </number:number-style>
    <number:number-style style:name="N142">
      <number:number number:decimal-places="1" number:min-integer-digits="1" loext:min-decimal-places="1"/>
      <number:text>  MB</number:text>
    </number:number-style>
    <number:number-style style:name="N144">
      <style:text-properties fo:color="#ff0000"/>
      <number:text>-</number:text>
      <number:number number:decimal-places="2" number:min-integer-digits="1" loext:min-decimal-places="2"/>
      <number:text> %</number:text>
      <style:map style:apply-style-name="N144P0" style:condition="value()&gt;=0"/>
    </number:number-style>
    <number:number-style style:name="N146">
      <number:number number:decimal-places="2" number:min-integer-digits="1" loext:min-decimal-places="2"/>
      <number:text> Mio €  bis</number:text>
    </number:number-style>
    <number:number-style style:name="N147">
      <number:number number:decimal-places="2" number:min-integer-digits="1" loext:min-decimal-places="2"/>
      <number:text> Mio €</number:text>
    </number:number-style>
    <number:number-style style:name="N148">
      <number:text>über </number:text>
      <number:number number:decimal-places="2" number:min-integer-digits="1" loext:min-decimal-places="2"/>
      <number:text> Mio €</number:text>
    </number:number-style>
    <number:number-style style:name="N150P0" style:volatile="true">
      <number:number number:decimal-places="0" number:min-integer-digits="1" loext:min-decimal-places="0"/>
      <number:text> </number:text>
    </number:number-style>
    <number:number-style style:name="N150">
      <style:text-properties fo:color="#ff0000"/>
      <number:text>-</number:text>
      <number:number number:decimal-places="0" number:min-integer-digits="1" loext:min-decimal-places="0"/>
      <number:text> </number:text>
      <style:map style:apply-style-name="N150P0" style:condition="value()&gt;=0"/>
    </number:number-style>
    <number:number-style style:name="N151">
      <number:number number:decimal-places="0" number:grouping="true" number:min-integer-digits="2" loext:min-decimal-places="0"/>
      <number:text>  St.</number:text>
    </number:number-style>
    <number:number-style style:name="N153P0" style:volatile="true">
      <number:number number:decimal-places="0" number:grouping="true" number:min-integer-digits="1" loext:min-decimal-places="0"/>
      <number:text> </number:text>
    </number:number-style>
    <number:number-style style:name="N153">
      <number:text>-</number:text>
      <number:number number:decimal-places="0" number:grouping="true" number:min-integer-digits="1" loext:min-decimal-places="0"/>
      <number:text> </number:text>
      <style:map style:apply-style-name="N153P0" style:condition="value()&gt;=0"/>
    </number:number-style>
    <number:number-style style:name="N154">
      <number:number number:decimal-places="0" number:grouping="true" number:min-integer-digits="1" loext:min-decimal-places="0"/>
      <number:text>   </number:text>
    </number:number-style>
    <number:number-style style:name="N157P0" style:volatile="true">
      <number:number number:decimal-places="1" number:grouping="true" number:min-integer-digits="1" loext:min-decimal-places="1"/>
      <number:text> € </number:text>
    </number:number-style>
    <number:number-style style:name="N157P1" style:volatile="true">
      <number:text>-</number:text>
      <number:number number:decimal-places="1" number:grouping="true" number:min-integer-digits="1" loext:min-decimal-places="1"/>
      <number:text> € </number:text>
    </number:number-style>
    <number:number-style style:name="N157P2" style:volatile="true">
      <number:text>-</number:text>
      <number:number number:decimal-places="0" number:min-integer-digits="0" loext:min-decimal-places="0"/>
      <number:text> € </number:text>
    </number:number-style>
    <number:number-style style:name="N158">
      <style:text-properties fo:color="#ff0000"/>
      <number:text>-</number:text>
      <number:number number:decimal-places="2" number:min-integer-digits="1" loext:min-decimal-places="2"/>
      <number:text> %</number:text>
    </number:number-style>
    <number:number-style style:name="N166P0" style:volatile="true">
      <number:number number:decimal-places="2" number:grouping="true" number:min-integer-digits="1" loext:min-decimal-places="2"/>
      <number:text> </number:text>
    </number:number-style>
    <number:number-style style:name="N166">
      <style:text-properties fo:color="#ff0000"/>
      <number:text>-</number:text>
      <number:number number:decimal-places="2" number:grouping="true" number:min-integer-digits="1" loext:min-decimal-places="2"/>
      <number:text> </number:text>
      <style:map style:apply-style-name="N166P0" style:condition="value()&gt;=0"/>
    </number:number-style>
    <number:number-style style:name="N167">
      <number:number number:decimal-places="3" number:min-integer-digits="1" loext:min-decimal-places="3"/>
    </number:number-style>
    <number:number-style style:name="N168">
      <number:number number:decimal-places="1" number:min-integer-digits="1" loext:min-decimal-places="1"/>
    </number:number-style>
    <number:number-style style:name="N170P0" style:volatile="true">
      <number:number number:decimal-places="1" number:grouping="true" number:min-integer-digits="1" loext:min-decimal-places="1"/>
      <number:text> </number:text>
    </number:number-style>
    <number:number-style style:name="N170">
      <style:text-properties fo:color="#ff0000"/>
      <number:text>-</number:text>
      <number:number number:decimal-places="1" number:grouping="true" number:min-integer-digits="1" loext:min-decimal-places="1"/>
      <number:text> </number:text>
      <style:map style:apply-style-name="N170P0" style:condition="value()&gt;=0"/>
    </number:number-style>
    <number:number-style style:name="N171">
      <number:number number:decimal-places="1" number:grouping="true" number:min-integer-digits="1" loext:min-decimal-places="1"/>
      <number:text>   </number:text>
    </number:number-style>
    <number:number-style style:name="N172">
      <number:number number:decimal-places="2" number:grouping="true" number:min-integer-digits="1" loext:min-decimal-places="2"/>
      <number:text>   </number:text>
    </number:number-style>
    <number:number-style style:name="N173">
      <number:number number:decimal-places="8" number:min-integer-digits="1" loext:min-decimal-places="8"/>
    </number:number-style>
    <number:number-style style:name="N174">
      <number:number number:decimal-places="7" number:min-integer-digits="1" loext:min-decimal-places="7"/>
    </number:number-style>
    <number:number-style style:name="N175">
      <number:number number:decimal-places="6" number:min-integer-digits="1" loext:min-decimal-places="6"/>
    </number:number-style>
    <number:number-style style:name="N176">
      <number:number number:decimal-places="5" number:min-integer-digits="1" loext:min-decimal-places="5"/>
    </number:number-style>
    <number:number-style style:name="N177">
      <number:number number:decimal-places="4" number:min-integer-digits="1" loext:min-decimal-places="4"/>
    </number:number-style>
    <number:number-style style:name="N178">
      <number:number number:decimal-places="1" number:min-integer-digits="1" loext:min-decimal-places="1"/>
      <number:text> MB</number:text>
    </number:number-style>
    <number:number-style style:name="N179">
      <number:number number:decimal-places="0" number:min-integer-digits="3" loext:min-decimal-places="0"/>
      <number:text> Arbeitstagen</number:text>
    </number:number-style>
    <number:number-style style:name="N180">
      <number:number number:decimal-places="0" number:min-integer-digits="3" loext:min-decimal-places="0"/>
      <number:text> AT</number:text>
    </number:number-style>
    <number:number-style style:name="N183">
      <number:text>AT</number:text>
    </number:number-style>
    <number:number-style style:name="N184">
      <number:number number:decimal-places="0" number:min-integer-digits="0" loext:min-decimal-places="0"/>
      <number:text> AT</number:text>
    </number:number-style>
    <number:number-style style:name="N185">
      <number:number number:decimal-places="0" number:grouping="true" number:min-integer-digits="1" loext:min-decimal-places="0"/>
      <number:text> h</number:text>
    </number:number-style>
    <number:number-style style:name="N186">
      <number:number number:decimal-places="0" number:min-integer-digits="0" loext:min-decimal-places="0"/>
      <number:text> h</number:text>
    </number:number-style>
    <number:number-style style:name="N191">
      <number:number number:decimal-places="0" number:min-integer-digits="0" loext:min-decimal-places="0"/>
      <number:text> h/Tag</number:text>
    </number:number-style>
    <number:number-style number:country="DE" number:language="de" style:name="N10114P0" style:volatile="true">
      <number:number number:decimal-places="0" number:grouping="true" number:min-integer-digits="1" loext:min-decimal-places="0"/>
      <number:text>   </number:text>
    </number:number-style>
    <number:number-style number:country="DE" number:language="de" style:name="N10114">
      <number:text>-</number:text>
      <number:number number:decimal-places="0" number:grouping="true" number:min-integer-digits="1" loext:min-decimal-places="0"/>
      <number:text>   </number:text>
      <style:map style:apply-style-name="N10114P0" style:condition="value()&gt;=0"/>
    </number:number-style>
    <number:number-style number:country="DE" number:language="de" style:name="N10115P0" style:volatile="true">
      <number:number number:decimal-places="0" number:grouping="true" number:min-integer-digits="1" loext:min-decimal-places="0"/>
      <number:text>   </number:text>
    </number:number-style>
    <number:number-style number:country="DE" number:language="de" style:name="N10115">
      <style:text-properties fo:color="#ff0000"/>
      <number:text>-</number:text>
      <number:number number:decimal-places="0" number:grouping="true" number:min-integer-digits="1" loext:min-decimal-places="0"/>
      <number:text>   </number:text>
      <style:map style:apply-style-name="N10115P0" style:condition="value()&gt;=0"/>
    </number:number-style>
    <number:number-style number:country="DE" number:language="de" style:name="N10117P0" style:volatile="true">
      <number:number number:decimal-places="2" number:grouping="true" number:min-integer-digits="1" loext:min-decimal-places="2"/>
      <number:text>   </number:text>
    </number:number-style>
    <number:number-style number:country="DE" number:language="de" style:name="N10117">
      <number:text>-</number:text>
      <number:number number:decimal-places="2" number:grouping="true" number:min-integer-digits="1" loext:min-decimal-places="2"/>
      <number:text>   </number:text>
      <style:map style:apply-style-name="N10117P0" style:condition="value()&gt;=0"/>
    </number:number-style>
    <number:number-style number:country="DE" number:language="de" style:name="N10118P0" style:volatile="true">
      <number:number number:decimal-places="2" number:grouping="true" number:min-integer-digits="1" loext:min-decimal-places="2"/>
      <number:text>   </number:text>
    </number:number-style>
    <number:number-style number:country="DE" number:language="de" style:name="N10118">
      <style:text-properties fo:color="#ff0000"/>
      <number:text>-</number:text>
      <number:number number:decimal-places="2" number:grouping="true" number:min-integer-digits="1" loext:min-decimal-places="2"/>
      <number:text>   </number:text>
      <style:map style:apply-style-name="N10118P0" style:condition="value()&gt;=0"/>
    </number:number-style>
    <number:number-style number:country="DE" number:language="de" style:name="N10120P0" style:volatile="true">
      <number:number number:decimal-places="0" number:grouping="true" number:min-integer-digits="1" loext:min-decimal-places="0"/>
      <number:text> €</number:text>
    </number:number-style>
    <number:number-style number:country="DE" number:language="de" style:name="N10120">
      <number:text>-</number:text>
      <number:number number:decimal-places="0" number:grouping="true" number:min-integer-digits="1" loext:min-decimal-places="0"/>
      <number:text> €</number:text>
      <style:map style:apply-style-name="N10120P0" style:condition="value()&gt;=0"/>
    </number:number-style>
    <number:number-style number:country="DE" number:language="de" style:name="N10121P0" style:volatile="true">
      <number:number number:decimal-places="0" number:grouping="true" number:min-integer-digits="1" loext:min-decimal-places="0"/>
      <number:text> €</number:text>
    </number:number-style>
    <number:number-style number:country="DE" number:language="de" style:name="N10121">
      <style:text-properties fo:color="#ff0000"/>
      <number:text>-</number:text>
      <number:number number:decimal-places="0" number:grouping="true" number:min-integer-digits="1" loext:min-decimal-places="0"/>
      <number:text> €</number:text>
      <style:map style:apply-style-name="N10121P0" style:condition="value()&gt;=0"/>
    </number:number-style>
    <number:number-style number:country="DE" number:language="de" style:name="N10123P0" style:volatile="true">
      <number:number number:decimal-places="2" number:grouping="true" number:min-integer-digits="1" loext:min-decimal-places="2"/>
      <number:text> €</number:text>
    </number:number-style>
    <number:number-style number:country="DE" number:language="de" style:name="N10123">
      <number:text>-</number:text>
      <number:number number:decimal-places="2" number:grouping="true" number:min-integer-digits="1" loext:min-decimal-places="2"/>
      <number:text> €</number:text>
      <style:map style:apply-style-name="N10123P0" style:condition="value()&gt;=0"/>
    </number:number-style>
    <number:number-style number:country="DE" number:language="de" style:name="N10124P0" style:volatile="true">
      <number:number number:decimal-places="2" number:grouping="true" number:min-integer-digits="1" loext:min-decimal-places="2"/>
      <number:text> €</number:text>
    </number:number-style>
    <number:number-style number:country="DE" number:language="de" style:name="N10124">
      <style:text-properties fo:color="#ff0000"/>
      <number:text>-</number:text>
      <number:number number:decimal-places="2" number:grouping="true" number:min-integer-digits="1" loext:min-decimal-places="2"/>
      <number:text> €</number:text>
      <style:map style:apply-style-name="N10124P0" style:condition="value()&gt;=0"/>
    </number:number-style>
    <number:percentage-style style:name="N138">
      <number:number number:decimal-places="1" number:min-integer-digits="1" loext:min-decimal-places="1"/>
      <number:text>%</number:text>
    </number:percentage-style>
    <number:percentage-style style:name="N144P0" style:volatile="true">
      <style:text-properties fo:color="#000000"/>
      <number:number number:decimal-places="2" number:min-integer-digits="1" loext:min-decimal-places="2"/>
      <number:text>%</number:text>
    </number:percentage-style>
    <number:text-style style:name="N118">
      <number:text-content/>
      <number:text> </number:text>
      <style:map style:apply-style-name="N118P0" style:condition="value()&gt;0"/>
      <style:map style:apply-style-name="N118P1" style:condition="value()&lt;0"/>
      <style:map style:apply-style-name="N118P2" style:condition="value()=0"/>
    </number:text-style>
    <number:text-style style:name="N122">
      <number:text-content/>
      <number:text> </number:text>
      <style:map style:apply-style-name="N122P0" style:condition="value()&gt;0"/>
      <style:map style:apply-style-name="N122P1" style:condition="value()&lt;0"/>
      <style:map style:apply-style-name="N122P2" style:condition="value()=0"/>
    </number:text-style>
    <number:text-style style:name="N126">
      <number:text-content/>
      <number:text> </number:text>
      <style:map style:apply-style-name="N126P0" style:condition="value()&gt;0"/>
      <style:map style:apply-style-name="N126P1" style:condition="value()&lt;0"/>
      <style:map style:apply-style-name="N126P2" style:condition="value()=0"/>
    </number:text-style>
    <number:text-style style:name="N130">
      <number:text-content/>
      <number:text> </number:text>
      <style:map style:apply-style-name="N130P0" style:condition="value()&gt;0"/>
      <style:map style:apply-style-name="N130P1" style:condition="value()&lt;0"/>
      <style:map style:apply-style-name="N130P2" style:condition="value()=0"/>
    </number:text-style>
    <number:text-style style:name="N141">
      <number:text-content/>
      <number:text> </number:text>
      <style:map style:apply-style-name="N141P0" style:condition="value()&gt;0"/>
      <style:map style:apply-style-name="N141P1" style:condition="value()&lt;0"/>
      <style:map style:apply-style-name="N141P2" style:condition="value()=0"/>
    </number:text-style>
    <number:text-style style:name="N157">
      <number:text-content/>
      <number:text> </number:text>
      <style:map style:apply-style-name="N157P0" style:condition="value()&gt;0"/>
      <style:map style:apply-style-name="N157P1" style:condition="value()&lt;0"/>
      <style:map style:apply-style-name="N157P2" style:condition="value()=0"/>
    </number:text-style>
    <number:text-style style:name="N160">
      <number:text-content/>
      <style:map style:apply-style-name="N160P0" style:condition="value()&lt;=1.79769313486232E+308"/>
    </number:text-style>
    <number:text-style style:name="N162">
      <number:text-content/>
      <style:map style:apply-style-name="N162P0" style:condition="value()&lt;=1.79769313486232E+308"/>
    </number:text-style>
    <number:time-style style:name="N131">
      <number:minutes number:style="long"/>
      <number:text>:</number:text>
      <number:seconds number:style="long"/>
    </number:time-style>
    <number:time-style number:truncate-on-overflow="false" style:name="N132">
      <number:hours/>
      <number:text>:</number:text>
      <number:minutes number:style="long"/>
      <number:text>:</number:text>
      <number:seconds number:style="long"/>
    </number:time-style>
    <number:time-style style:name="N133">
      <number:minutes number:style="long"/>
      <number:text>:</number:text>
      <number:seconds number:decimal-places="1" number:style="long"/>
    </number:time-style>
    <number:time-style number:country="DE" number:language="de" style:name="N10110">
      <number:hours/>
      <number:text>:</number:text>
      <number:minutes number:style="long"/>
      <number:text> </number:text>
      <number:am-pm/>
    </number:time-style>
    <number:time-style number:country="DE" number:language="de" style:name="N10111">
      <number:hours/>
      <number:text>:</number:text>
      <number:minutes number:style="long"/>
      <number:text>:</number:text>
      <number:seconds number:style="long"/>
      <number:text> </number:text>
      <number:am-pm/>
    </number:time-style>
    <draw:marker draw:display-name="Linienende 1" draw:name="Linienende_20_1" svg:d="M10 0l-10 30h20z" svg:viewBox="0 0 20 30"/>
    <style:default-style style:family="table-cell">
      <style:table-cell-properties style:decimal-places="2"/>
      <style:paragraph-properties style:tab-stop-distance="12.5mm"/>
      <style:text-properties style:country-asian="none" style:country-complex="none" style:font-name="Arial" style:font-name-asian="Arial1" style:font-name-complex="Arial1" style:language-asian="zxx" style:language-complex="zxx" fo:country="DE" fo:language="de"/>
    </style:default-style>
    <style:style style:family="table-cell" style:name="Default"/>
    <style:style style:family="table-cell" style:name="Result" style:parent-style-name="Default">
      <style:text-properties style:text-underline-color="font-color" style:text-underline-style="solid" style:text-underline-width="auto" fo:font-style="italic" fo:font-weight="bold"/>
    </style:style>
    <style:style style:data-style-name="N108"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office:styles>
  <office:automatic-styles>
    <style:page-layout style:name="Mpm1">
      <style:page-layout-properties style:first-page-number="continue" style:num-format="1" style:print-orientation="portrait" style:scale-to="53%" style:table-centering="both" style:writing-mode="lr-tb" fo:page-height="296.99mm" fo:page-width="209.99mm"/>
      <style:header-style>
        <style:header-footer-properties fo:margin-bottom="0mm" fo:margin-left="0mm" fo:margin-right="0mm" fo:min-height="1.01mm"/>
      </style:header-style>
      <style:footer-style>
        <style:header-footer-properties fo:margin-left="0mm" fo:margin-right="0mm" fo:margin-top="0mm" fo:min-height="1.01mm"/>
      </style:footer-style>
    </style:page-layout>
    <style:page-layout style:name="Mpm2">
      <style:page-layout-properties style:writing-mode="lr-tb"/>
      <style:header-style>
        <style:header-footer-properties fo:background-color="#c0c0c0" fo:border="2.49pt solid #000000" fo:margin-bottom="2.5mm" fo:margin-left="0mm" fo:margin-right="0mm" fo:min-height="7.51mm" fo:padding="0.18mm">
          <style:background-image/>
        </style:header-footer-properties>
      </style:header-style>
      <style:footer-style>
        <style:header-footer-properties fo:background-color="#c0c0c0" fo:border="2.49pt solid #000000" fo:margin-left="0mm" fo:margin-right="0mm" fo:margin-top="2.5mm" fo:min-height="7.51mm" fo:padding="0.18mm">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9-15">00.00.0000</text:date>, <text:time style:data-style-name="N2" text:time-value="09:28:15.796124050">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